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C3000002D092D4F91A.png" manifest:media-type="image/png"/>
  <manifest:file-entry manifest:full-path="Pictures/10000001000004C7000003042E9F9046.png" manifest:media-type="image/png"/>
  <manifest:file-entry manifest:full-path="Pictures/100000010000005000000050C3391230.png" manifest:media-type="image/png"/>
  <manifest:file-entry manifest:full-path="Pictures/100000010000037A000001A1EDA848BA.png" manifest:media-type="image/png"/>
  <manifest:file-entry manifest:full-path="Pictures/100000010000041D0000029D92A0C4DD.png" manifest:media-type="image/png"/>
  <manifest:file-entry manifest:full-path="Pictures/10000001000004F5000002B8180DA509.png" manifest:media-type="image/png"/>
  <manifest:file-entry manifest:full-path="Pictures/1000000100000300000000F77D02C57C.png" manifest:media-type="image/png"/>
  <manifest:file-entry manifest:full-path="Pictures/10000001000003CC00000190B97011CF.png" manifest:media-type="image/png"/>
  <manifest:file-entry manifest:full-path="Pictures/100000010000035C0000029A56C399C5.png" manifest:media-type="image/png"/>
  <manifest:file-entry manifest:full-path="Pictures/100000010000022C000000573B3099CA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automatic" presentation:transition-speed="fast" presentation:duration="P0D"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 smil:type="zoom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fo:min-height="2.534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iapositiva_20_de_20_título-title">
      <style:graphic-properties draw:stroke="none" svg:stroke-width="0.026cm" draw:stroke-linejoin="miter" draw:fill="none" loext:fill-use-slide-background="false" draw:textarea-horizontal-align="justify" draw:textarea-vertical-align="bottom" draw:auto-grow-height="false" draw:fit-to-size="false" style:shrink-to-fit="false" fo:min-height="3.181cm" fo:padding-top="0.254cm" fo:padding-bottom="0.254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" style:family="presentation" style:parent-style-name="Diapositiva_20_de_20_título-subtitle">
      <style:graphic-properties draw:stroke="none" svg:stroke-width="0.026cm" draw:stroke-linejoin="miter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254cm" fo:padding-bottom="0.254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" style:family="presentation" style:parent-style-name="Diapositiva_20_de_20_título-backgroundobjects">
      <style:graphic-properties draw:stroke="none" svg:stroke-width="0.026cm" draw:stroke-linejoin="miter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" style:family="presentation" style:parent-style-name="Diapositiva_20_de_20_título-notes" style:list-style-name="L4">
      <style:graphic-properties draw:stroke="none" svg:stroke-width="0.026cm" draw:stroke-linejoin="miter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" style:family="presentation" style:parent-style-name="Título_20_y_20_objetos_5f_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" style:family="presentation" style:parent-style-name="Título_20_y_20_objetos_5f_-title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.635cm" fo:padding-bottom="0.127cm" fo:padding-left="1.016cm" fo:padding-right="1.016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7" style:family="presentation" style:parent-style-name="Título_20_y_20_objetos_5f_-notes">
      <style:graphic-properties draw:fill-color="#ffffff" fo:min-height="12.572cm" loext:decorative="false"/>
      <style:paragraph-properties style:writing-mode="lr-tb"/>
    </style:style>
    <style:style style:name="pr8" style:family="presentation" style:parent-style-name="Título_20_y_20_objetos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9" style:family="presentation" style:parent-style-name="Título_20_y_20_objetos-title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.635cm" fo:padding-bottom="0.127cm" fo:padding-left="1.016cm" fo:padding-right="1.016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0" style:family="presentation" style:parent-style-name="Título_20_y_20_objetos-notes">
      <style:graphic-properties draw:fill-color="#ffffff" fo:min-height="12.572cm" loext:decorative="false"/>
      <style:paragraph-properties style:writing-mode="lr-tb"/>
    </style:style>
    <style:style style:name="pr11" style:family="presentation" style:parent-style-name="Título_20_y_20_objetos_5f__5f_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2" style:family="presentation" style:parent-style-name="Título_20_y_20_objetos_5f__5f_-title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.635cm" fo:padding-bottom="0.127cm" fo:padding-left="1.016cm" fo:padding-right="1.016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3" style:family="presentation" style:parent-style-name="Título_20_y_20_objetos_5f__5f_-notes">
      <style:graphic-properties draw:fill-color="#ffffff" fo:min-height="12.572cm" loext:decorative="false"/>
      <style:paragraph-properties style:writing-mode="lr-tb"/>
    </style:style>
    <style:style style:name="pr14" style:family="presentation" style:parent-style-name="Título_20_y_20_objetos_5f__5f__5f_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5" style:family="presentation" style:parent-style-name="Título_20_y_20_objetos_5f__5f__5f_-title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.635cm" fo:padding-bottom="0.127cm" fo:padding-left="1.016cm" fo:padding-right="1.016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6" style:family="presentation" style:parent-style-name="Título_20_y_20_objetos_5f__5f__5f_-notes">
      <style:graphic-properties draw:fill-color="#ffffff" fo:min-height="12.572cm" loext:decorative="false"/>
      <style:paragraph-properties style:writing-mode="lr-tb"/>
    </style:style>
    <style:style style:name="pr17" style:family="presentation" style:parent-style-name="Título_20_y_20_objetos_5f__5f__5f__5f_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8" style:family="presentation" style:parent-style-name="Título_20_y_20_objetos_5f__5f__5f__5f_-title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.635cm" fo:padding-bottom="0.127cm" fo:padding-left="1.016cm" fo:padding-right="1.016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9" style:family="presentation" style:parent-style-name="Título_20_y_20_objetos_5f__5f__5f__5f_-notes">
      <style:graphic-properties draw:fill-color="#ffffff" fo:min-height="12.572cm" loext:decorative="false"/>
      <style:paragraph-properties style:writing-mode="lr-tb"/>
    </style:style>
    <style:style style:name="pr20" style:family="presentation" style:parent-style-name="Título_20_y_20_objetos_5f__5f__5f__5f__5f_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1" style:family="presentation" style:parent-style-name="Título_20_y_20_objetos_5f__5f__5f__5f__5f_-title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.635cm" fo:padding-bottom="0.127cm" fo:padding-left="1.016cm" fo:padding-right="1.016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2" style:family="presentation" style:parent-style-name="Título_20_y_20_objetos_5f__5f__5f__5f__5f_-notes">
      <style:graphic-properties draw:fill-color="#ffffff" fo:min-height="12.572cm" loext:decorative="false"/>
      <style:paragraph-properties style:writing-mode="lr-tb"/>
    </style:style>
    <style:style style:name="pr23" style:family="presentation" style:parent-style-name="Título_20_y_20_objetos_5f__5f__5f__5f__5f__5f_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4" style:family="presentation" style:parent-style-name="Título_20_y_20_objetos_5f__5f__5f__5f__5f__5f_-title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.635cm" fo:padding-bottom="0.127cm" fo:padding-left="1.016cm" fo:padding-right="1.016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5" style:family="presentation" style:parent-style-name="Título_20_y_20_objetos_5f__5f__5f__5f__5f__5f_-notes">
      <style:graphic-properties draw:fill-color="#ffffff" fo:min-height="12.572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simple" style:writing-mode="lr-tb"/>
    </style:style>
    <style:style style:name="P2" style:family="paragraph">
      <loext:graphic-properties draw:fill="none"/>
      <style:paragraph-properties fo:text-align="center" style:font-independent-line-spacing="true"/>
      <style:text-properties fo:font-size="32pt"/>
    </style:style>
    <style:style style:name="P3" style:family="paragraph">
      <style:paragraph-properties fo:margin-left="0cm" fo:margin-right="0cm" fo:margin-top="0.085cm" fo:margin-bottom="0cm" fo:line-height="9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style:paragraph-properties fo:margin-left="0cm" fo:margin-right="0cm" fo:margin-top="0cm" fo:margin-bottom="0cm" fo:line-height="100%" fo:text-align="end" fo:text-indent="0cm"/>
      <style:text-properties fo:font-size="12pt" style:font-size-asian="14pt" style:font-size-complex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7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8" style:family="paragraph">
      <style:paragraph-properties fo:margin-left="0cm" fo:margin-right="0cm" fo:margin-top="0.1cm" fo:margin-bottom="0cm" fo:line-height="90%" fo:text-align="start" fo:text-indent="0cm" style:punctuation-wrap="simple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0" style:family="paragraph">
      <style:paragraph-properties fo:margin-left="0cm" fo:margin-right="0cm" fo:margin-top="0.42cm" fo:margin-bottom="0.35cm" fo:line-height="90%" fo:text-align="start" fo:text-indent="0cm" style:punctuation-wrap="simple" style:writing-mode="lr-tb"/>
    </style:style>
    <style:style style:name="P1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2" style:family="paragraph">
      <loext:graphic-properties draw:fill="none"/>
      <style:text-properties fo:font-size="18pt"/>
    </style:style>
    <style:style style:name="P13" style:family="paragraph">
      <style:paragraph-properties fo:text-align="center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text-properties fo:font-size="18pt"/>
    </style:style>
    <style:style style:name="P16" style:family="paragraph">
      <style:paragraph-properties fo:margin-left="0cm" fo:margin-right="0cm" fo:margin-top="0cm" fo:margin-bottom="0cm" fo:line-height="90%" fo:text-align="start" fo:text-indent="0cm" style:punctuation-wrap="simple" style:writing-mode="lr-tb"/>
    </style:style>
    <style:style style:name="P17" style:family="paragraph">
      <loext:graphic-properties draw:fill-color="#ffffff"/>
    </style:style>
    <style:style style:name="T1" style:family="text">
      <style:text-properties fo:font-variant="normal" fo:text-transform="none" fo:color="#ffb601" loext:opacity="100%" style:text-outline="false" style:text-line-through-style="none" style:text-line-through-type="none" style:text-position="0% 100%" style:font-name="Arial" fo:font-size="24pt" fo:letter-spacing="normal" fo:language="es" fo:country="MX" fo:font-style="italic" style:text-underline-style="none" fo:font-weight="bold" fo:background-color="transparent" style:font-size-asian="24pt" style:font-style-asian="italic" style:font-weight-asian="bold" style:font-size-complex="24pt" style:font-style-complex="italic" style:font-weight-complex="bold">
        <loext:char-complex-color loext:theme-type="dark2" loext:color-type="theme"/>
      </style:text-properties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4pt" fo:letter-spacing="normal" fo:language="es" fo:country="MX" fo:font-style="italic" style:text-underline-style="none" fo:font-weight="normal" fo:background-color="transparent" style:font-size-asian="24pt" style:font-style-asian="italic" style:font-weight-asian="normal" style:font-size-complex="24pt" style:font-style-complex="italic" style:font-weight-complex="normal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4pt" fo:letter-spacing="normal" fo:language="es" fo:country="MX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4" style:family="text">
      <style:text-properties fo:font-variant="normal" fo:text-transform="none" style:text-line-through-style="none" style:text-line-through-type="none" style:text-position="0% 100%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2pt" fo:letter-spacing="normal" fo:language="es" fo:country="MX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6" style:family="text">
      <style:text-properties fo:font-variant="normal" fo:text-transform="none" fo:color="#ffb601" loext:opacity="100%" style:text-outline="false" style:text-line-through-style="none" style:text-line-through-type="none" style:text-position="0% 100%" style:font-name="Arial" fo:font-size="32pt" fo:letter-spacing="normal" fo:language="es" fo:country="MX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>
        <loext:char-complex-color loext:theme-type="dark2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image text:level="1" xlink:href="Pictures/100000010000005000000050C3391230.png" xlink:type="simple" xlink:show="embed" xlink:actuate="onLoad">
        <style:list-level-properties text:min-label-width="1.12cm" style:vertical-pos="middle" style:vertical-rel="line" fo:width="0.692cm" fo:height="0.692cm"/>
      </text:list-level-style-image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ragon - Gideon " draw:style-name="dp1" draw:master-page-name="Diapositiva_20_de_20_título" presentation:presentation-page-layout-name="AL1T0" xml:id="id1" draw:id="id1">
        <draw:frame draw:name="4 Título" presentation:style-name="pr1" draw:text-style-name="P2" draw:layer="layout" svg:width="22.012cm" svg:height="1.435cm" svg:x="1.746cm" svg:y="8.984cm" presentation:class="title" presentation:user-transformed="true">
          <draw:text-box>
            <text:p text:style-name="P1"><text:span text:style-name="T1">Programa Stereo </text:span></text:p>
          </draw:text-box>
        </draw:frame>
        <draw:frame draw:name="Rectangle 3" presentation:style-name="pr2" draw:text-style-name="P4" draw:layer="layout" svg:width="21.708cm" svg:height="3.487cm" svg:x="1.746cm" svg:y="11.867cm" presentation:class="subtitle" presentation:user-transformed="true">
          <draw:text-box>
            <text:p xml:id="id2" text:id="id2" text:style-name="P3"><text:span text:style-name="T2">José Luis Carreño Arteaga</text:span></text:p>
            <text:p xml:id="id3" text:id="id3" text:style-name="P3"><text:span text:style-name="T3">jcarreno53@yahoo.com.mx</text:span></text:p>
            <text:p text:style-name="P3"><text:span text:style-name="T3"/></text:p>
          </draw:text-box>
        </draw:frame>
        <anim:par presentation:node-type="timing-root">
          <anim:par smil:begin="id1.begin">
            <anim:transitionFilter smil:dur="0.5s" smil:type="zoom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edge">
                  <anim:set smil:begin="0s" smil:dur="0.001s" smil:fill="hold" smil:targetElement="id2" smil:attributeName="visibility" smil:to="visible"/>
                  <anim:transitionFilter smil:dur="2s" smil:targetElement="id2" smil:type="fanWipe" smil:subtype="centerTop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edge">
                  <anim:set smil:begin="0s" smil:dur="0.001s" smil:fill="hold" smil:targetElement="id3" smil:attributeName="visibility" smil:to="visible"/>
                  <anim:transitionFilter smil:dur="2s" smil:targetElement="id3" smil:type="fanWipe" smil:subtype="centerTop"/>
                </anim:par>
              </anim:par>
            </anim:par>
          </anim:seq>
        </anim:par>
        <presentation:notes draw:style-name="dp2">
          <draw:frame draw:name="Rectangle 7" presentation:style-name="pr3" draw:text-style-name="P6" draw:layer="layout" svg:width="3.055cm" svg:height="1.269cm" svg:x="15.99cm" svg:y="24.126cm" presentation:class="page-number" presentation:user-transformed="true">
            <draw:text-box>
              <text:p text:style-name="P5"><text:span text:style-name="T4"><text:page-number>&lt;número&gt;</text:page-number></text:span></text:p>
            </draw:text-box>
          </draw:frame>
          <draw:page-thumbnail draw:name="Rectangle 2" draw:style-name="gr1" draw:layer="layout" svg:width="12.699cm" svg:height="9.524cm" svg:x="3.175cm" svg:y="1.905cm" draw:page-number="1" presentation:class="page"/>
          <draw:frame draw:name="Marcador de notas 1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ítulo_20_y_20_objetos_5f_" presentation:presentation-page-layout-name="AL2T11" xml:id="id4" draw:id="id4">
        <draw:frame draw:name="Marcador de contenido 8" presentation:style-name="pr5" draw:text-style-name="P9" draw:layer="layout" svg:width="23.388cm" svg:height="1cm" svg:x="1.112cm" svg:y="3cm" presentation:class="outline" presentation:user-transformed="true">
          <draw:text-box>
            <text:list text:style-name="L3">
              <text:list-item>
                <text:p text:style-name="P8"><text:span text:style-name="T5">Index.html</text:span></text:p>
                <text:p text:style-name="P8"><text:span text:style-name="T5"/></text:p>
              </text:list-item>
            </text:list>
          </draw:text-box>
        </draw:frame>
        <draw:frame draw:name="Título 9" presentation:style-name="pr6" draw:text-style-name="P11" draw:layer="layout" svg:width="25.399cm" svg:height="3cm" svg:x="0.5cm" svg:y="0cm" presentation:class="title" presentation:user-transformed="true">
          <draw:text-box>
            <text:p text:style-name="P10"><text:span text:style-name="T6">Stereo </text:span></text:p>
          </draw:text-box>
        </draw:frame>
        <draw:frame draw:style-name="gr2" draw:text-style-name="P12" draw:layer="layout" svg:width="0.502cm" svg:height="2.784cm" svg:x="-0.444cm" svg:y="-0.334cm">
          <draw:text-box>
            <text:p><text:span text:style-name="T6"><text:line-break/></text:span><text:span text:style-name="T6"/></text:p>
          </draw:text-box>
        </draw:frame>
        <draw:frame draw:style-name="gr3" draw:text-style-name="P13" draw:layer="layout" svg:width="20.598cm" svg:height="13cm" svg:x="1.5cm" svg:y="4.5cm">
          <draw:image xlink:href="Pictures/10000001000004C7000003042E9F9046.png" xlink:type="simple" xlink:show="embed" xlink:actuate="onLoad" draw:mime-type="image/png">
            <text:p/>
          </draw:image>
        </draw:frame>
        <anim:par presentation:node-type="timing-root">
          <anim:par smil:begin="id4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1" draw:layer="layout" svg:width="12.699cm" svg:height="9.524cm" svg:x="3.175cm" svg:y="1.93cm" draw:page-number="2" presentation:class="page"/>
          <draw:frame presentation:style-name="pr7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ítulo_20_y_20_objetos" presentation:presentation-page-layout-name="AL2T11" xml:id="id5" draw:id="id5">
        <draw:frame draw:name="Marcador de contenido 2" presentation:style-name="pr8" draw:text-style-name="P9" draw:layer="layout" svg:width="23.388cm" svg:height="1cm" svg:x="1.112cm" svg:y="3cm" presentation:class="outline" presentation:user-transformed="true">
          <draw:text-box>
            <text:list text:style-name="L3">
              <text:list-item>
                <text:p text:style-name="P8"><text:span text:style-name="T5">Index.html</text:span></text:p>
                <text:p text:style-name="P8"><text:span text:style-name="T5"/></text:p>
              </text:list-item>
            </text:list>
          </draw:text-box>
        </draw:frame>
        <draw:frame draw:name="Título 2" presentation:style-name="pr9" draw:text-style-name="P11" draw:layer="layout" svg:width="25.399cm" svg:height="3cm" svg:x="0.5cm" svg:y="0cm" presentation:class="title" presentation:user-transformed="true">
          <draw:text-box>
            <text:p text:style-name="P10"><text:span text:style-name="T6">index.html</text:span></text:p>
          </draw:text-box>
        </draw:frame>
        <draw:frame draw:style-name="gr2" draw:text-style-name="P12" draw:layer="layout" svg:width="0.502cm" svg:height="2.784cm" svg:x="-0.444cm" svg:y="-0.334cm">
          <draw:text-box>
            <text:p><text:span text:style-name="T6"><text:line-break/></text:span><text:span text:style-name="T6"/></text:p>
          </draw:text-box>
        </draw:frame>
        <draw:frame draw:style-name="gr3" draw:text-style-name="P13" draw:layer="layout" svg:width="25.399cm" svg:height="13.929cm" svg:x="0.007cm" svg:y="4.071cm">
          <draw:image xlink:href="Pictures/10000001000004F5000002B8180DA509.png" xlink:type="simple" xlink:show="embed" xlink:actuate="onLoad" draw:mime-type="image/png">
            <text:p/>
          </draw:image>
        </draw:frame>
        <anim:par presentation:node-type="timing-root">
          <anim:par smil:begin="id5.begin">
            <anim:transitionFilter smil:dur="0.5s" smil:type="fade" smil:subtype="crossfade"/>
          </anim:par>
          <anim:seq smil:dur="0s" presentation:node-type="main-sequence"/>
        </anim:par>
        <presentation:notes draw:style-name="dp5">
          <draw:page-thumbnail draw:style-name="gr1" draw:layer="layout" svg:width="12.699cm" svg:height="9.524cm" svg:x="3.175cm" svg:y="1.93cm" draw:page-number="3" presentation:class="page"/>
          <draw:frame presentation:style-name="pr10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ítulo_20_y_20_objetos_5f_" presentation:presentation-page-layout-name="AL2T11" xml:id="id6" draw:id="id6">
        <draw:frame draw:name="Marcador de contenido 1" presentation:style-name="pr5" draw:text-style-name="P9" draw:layer="layout" svg:width="23.388cm" svg:height="1cm" svg:x="1.112cm" svg:y="3cm" presentation:class="outline" presentation:user-transformed="true">
          <draw:text-box>
            <text:list text:style-name="L3">
              <text:list-item>
                <text:p text:style-name="P8"><text:span text:style-name="T5">Index.html</text:span></text:p>
                <text:p text:style-name="P8"><text:span text:style-name="T5"/></text:p>
              </text:list-item>
            </text:list>
          </draw:text-box>
        </draw:frame>
        <draw:frame draw:name="Título 3" presentation:style-name="pr6" draw:text-style-name="P11" draw:layer="layout" svg:width="25.399cm" svg:height="3cm" svg:x="0.5cm" svg:y="0cm" presentation:class="title" presentation:user-transformed="true">
          <draw:text-box>
            <text:p text:style-name="P10"><text:span text:style-name="T6">index.html</text:span></text:p>
          </draw:text-box>
        </draw:frame>
        <draw:frame draw:style-name="gr2" draw:text-style-name="P12" draw:layer="layout" svg:width="0.502cm" svg:height="2.784cm" svg:x="-0.444cm" svg:y="-0.334cm">
          <draw:text-box>
            <text:p><text:span text:style-name="T6"><text:line-break/></text:span><text:span text:style-name="T6"/></text:p>
          </draw:text-box>
        </draw:frame>
        <draw:frame draw:style-name="gr3" draw:text-style-name="P13" draw:layer="layout" svg:width="20.321cm" svg:height="6.535cm" svg:x="2.179cm" svg:y="4.465cm">
          <draw:image xlink:href="Pictures/1000000100000300000000F77D02C57C.png" xlink:type="simple" xlink:show="embed" xlink:actuate="onLoad" draw:mime-type="image/png">
            <text:p/>
          </draw:image>
        </draw:frame>
        <anim:par presentation:node-type="timing-root">
          <anim:par smil:begin="id6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1" draw:layer="layout" svg:width="12.699cm" svg:height="9.524cm" svg:x="3.175cm" svg:y="1.93cm" draw:page-number="4" presentation:class="page"/>
          <draw:frame presentation:style-name="pr7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ítulo_20_y_20_objetos_5f__5f_" presentation:presentation-page-layout-name="AL2T11" xml:id="id7" draw:id="id7">
        <draw:frame draw:name="Marcador de contenido 3" presentation:style-name="pr11" draw:text-style-name="P9" draw:layer="layout" svg:width="23.388cm" svg:height="1cm" svg:x="1.112cm" svg:y="3cm" presentation:class="outline" presentation:user-transformed="true">
          <draw:text-box>
            <text:list text:style-name="L3">
              <text:list-item>
                <text:p text:style-name="P8"><text:span text:style-name="T5">Index.html</text:span></text:p>
                <text:p text:style-name="P8"><text:span text:style-name="T5"/></text:p>
              </text:list-item>
            </text:list>
          </draw:text-box>
        </draw:frame>
        <draw:frame draw:name="Título 4" presentation:style-name="pr12" draw:text-style-name="P11" draw:layer="layout" svg:width="25.399cm" svg:height="3cm" svg:x="0.5cm" svg:y="0cm" presentation:class="title" presentation:user-transformed="true">
          <draw:text-box>
            <text:p text:style-name="P10"><text:span text:style-name="T6">index.html</text:span></text:p>
          </draw:text-box>
        </draw:frame>
        <draw:frame draw:style-name="gr2" draw:text-style-name="P12" draw:layer="layout" svg:width="0.502cm" svg:height="2.784cm" svg:x="-0.444cm" svg:y="-0.334cm">
          <draw:text-box>
            <text:p text:style-name="P15"><text:span text:style-name="T6"><text:line-break/></text:span><text:span text:style-name="T6"/></text:p>
          </draw:text-box>
        </draw:frame>
        <draw:frame draw:style-name="gr3" draw:text-style-name="P13" draw:layer="layout" svg:width="21.942cm" svg:height="13.94cm" svg:x="1.112cm" svg:y="4cm">
          <draw:image xlink:href="Pictures/100000010000041D0000029D92A0C4DD.png" xlink:type="simple" xlink:show="embed" xlink:actuate="onLoad" draw:mime-type="image/png">
            <text:p/>
          </draw:image>
        </draw:frame>
        <anim:par presentation:node-type="timing-root">
          <anim:par smil:begin="id7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1" draw:layer="layout" svg:width="12.699cm" svg:height="9.524cm" svg:x="3.175cm" svg:y="1.93cm" draw:page-number="5" presentation:class="page"/>
          <draw:frame presentation:style-name="pr1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ítulo_20_y_20_objetos_5f__5f__5f_" presentation:presentation-page-layout-name="AL2T11" xml:id="id8" draw:id="id8">
        <draw:frame draw:name="Marcador de contenido 4" presentation:style-name="pr14" draw:text-style-name="P9" draw:layer="layout" svg:width="23.388cm" svg:height="1cm" svg:x="1.112cm" svg:y="3cm" presentation:class="outline" presentation:user-transformed="true">
          <draw:text-box>
            <text:list text:style-name="L3">
              <text:list-item>
                <text:p text:style-name="P8"><text:span text:style-name="T5">Index.html</text:span></text:p>
                <text:p text:style-name="P8"><text:span text:style-name="T5"/></text:p>
              </text:list-item>
            </text:list>
          </draw:text-box>
        </draw:frame>
        <draw:frame draw:name="Título 5" presentation:style-name="pr15" draw:text-style-name="P11" draw:layer="layout" svg:width="25.399cm" svg:height="3cm" svg:x="0.5cm" svg:y="0cm" presentation:class="title" presentation:user-transformed="true">
          <draw:text-box>
            <text:p text:style-name="P10"><text:span text:style-name="T6">index.html</text:span></text:p>
          </draw:text-box>
        </draw:frame>
        <draw:frame draw:style-name="gr2" draw:text-style-name="P12" draw:layer="layout" svg:width="0.502cm" svg:height="2.784cm" svg:x="-0.444cm" svg:y="-0.334cm">
          <draw:text-box>
            <text:p text:style-name="P15"><text:span text:style-name="T6"><text:line-break/></text:span><text:span text:style-name="T6"/></text:p>
          </draw:text-box>
        </draw:frame>
        <draw:frame draw:style-name="gr3" draw:text-style-name="P13" draw:layer="layout" svg:width="23.55cm" svg:height="11.033cm" svg:x="0.932cm" svg:y="5.519cm">
          <draw:image xlink:href="Pictures/100000010000037A000001A1EDA848BA.png" xlink:type="simple" xlink:show="embed" xlink:actuate="onLoad" draw:mime-type="image/png">
            <text:p/>
          </draw:image>
        </draw:frame>
        <anim:par presentation:node-type="timing-root">
          <anim:par smil:begin="id8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1" draw:layer="layout" svg:width="12.699cm" svg:height="9.524cm" svg:x="3.175cm" svg:y="1.93cm" draw:page-number="6" presentation:class="page"/>
          <draw:frame presentation:style-name="pr16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ítulo_20_y_20_objetos_5f__5f__5f__5f_" presentation:presentation-page-layout-name="AL2T11" xml:id="id9" draw:id="id9">
        <draw:frame draw:name="Marcador de contenido 5" presentation:style-name="pr17" draw:text-style-name="P9" draw:layer="layout" svg:width="23.388cm" svg:height="1cm" svg:x="1.112cm" svg:y="3cm" presentation:class="outline" presentation:user-transformed="true">
          <draw:text-box>
            <text:list text:style-name="L3">
              <text:list-item>
                <text:p text:style-name="P8"><text:span text:style-name="T5">Index.html</text:span></text:p>
                <text:p text:style-name="P8"><text:span text:style-name="T5"/></text:p>
              </text:list-item>
            </text:list>
          </draw:text-box>
        </draw:frame>
        <draw:frame draw:name="Título 6" presentation:style-name="pr18" draw:text-style-name="P11" draw:layer="layout" svg:width="25.399cm" svg:height="3cm" svg:x="0.5cm" svg:y="0cm" presentation:class="title" presentation:user-transformed="true">
          <draw:text-box>
            <text:p text:style-name="P10"><text:span text:style-name="T6">index.html</text:span></text:p>
          </draw:text-box>
        </draw:frame>
        <draw:frame draw:style-name="gr2" draw:text-style-name="P12" draw:layer="layout" svg:width="0.502cm" svg:height="2.784cm" svg:x="-0.444cm" svg:y="-0.334cm">
          <draw:text-box>
            <text:p text:style-name="P15"><text:span text:style-name="T6"><text:line-break/></text:span><text:span text:style-name="T6"/></text:p>
          </draw:text-box>
        </draw:frame>
        <draw:frame draw:style-name="gr3" draw:text-style-name="P13" draw:layer="layout" svg:width="25.399cm" svg:height="10.45cm" svg:x="0.007cm" svg:y="5.811cm">
          <draw:image xlink:href="Pictures/10000001000003CC00000190B97011CF.png" xlink:type="simple" xlink:show="embed" xlink:actuate="onLoad" draw:mime-type="image/png">
            <text:p/>
          </draw:image>
        </draw:frame>
        <anim:par presentation:node-type="timing-root">
          <anim:par smil:begin="id9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1" draw:layer="layout" svg:width="12.699cm" svg:height="9.524cm" svg:x="3.175cm" svg:y="1.93cm" draw:page-number="7" presentation:class="page"/>
          <draw:frame presentation:style-name="pr1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ítulo_20_y_20_objetos_5f__5f__5f__5f__5f_" presentation:presentation-page-layout-name="AL2T11" xml:id="id10" draw:id="id10">
        <draw:frame draw:name="Marcador de contenido 6" presentation:style-name="pr20" draw:text-style-name="P9" draw:layer="layout" svg:width="23.388cm" svg:height="1cm" svg:x="1.112cm" svg:y="3cm" presentation:class="outline" presentation:user-transformed="true">
          <draw:text-box>
            <text:list text:style-name="L3">
              <text:list-item>
                <text:p text:style-name="P8"><text:span text:style-name="T5">Index.html</text:span></text:p>
                <text:p text:style-name="P8"><text:span text:style-name="T5"/></text:p>
              </text:list-item>
            </text:list>
          </draw:text-box>
        </draw:frame>
        <draw:frame draw:name="Título 7" presentation:style-name="pr21" draw:text-style-name="P11" draw:layer="layout" svg:width="25.399cm" svg:height="3cm" svg:x="0.5cm" svg:y="0cm" presentation:class="title" presentation:user-transformed="true">
          <draw:text-box>
            <text:p text:style-name="P10"><text:span text:style-name="T6">index.html</text:span></text:p>
          </draw:text-box>
        </draw:frame>
        <draw:frame draw:style-name="gr2" draw:text-style-name="P12" draw:layer="layout" svg:width="0.502cm" svg:height="2.784cm" svg:x="-0.444cm" svg:y="-0.334cm">
          <draw:text-box>
            <text:p text:style-name="P15"><text:span text:style-name="T6"><text:line-break/></text:span><text:span text:style-name="T6"/></text:p>
          </draw:text-box>
        </draw:frame>
        <draw:frame draw:style-name="gr3" draw:text-style-name="P13" draw:layer="layout" svg:width="18.671cm" svg:height="14.459cm" svg:x="2.329cm" svg:y="2.225cm">
          <draw:image xlink:href="Pictures/100000010000035C0000029A56C399C5.png" xlink:type="simple" xlink:show="embed" xlink:actuate="onLoad" draw:mime-type="image/png">
            <text:p/>
          </draw:image>
        </draw:frame>
        <anim:par presentation:node-type="timing-root">
          <anim:par smil:begin="id10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1" draw:layer="layout" svg:width="12.699cm" svg:height="9.524cm" svg:x="3.175cm" svg:y="1.93cm" draw:page-number="8" presentation:class="page"/>
          <draw:frame presentation:style-name="pr2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Título_20_y_20_objetos_5f__5f__5f__5f__5f__5f_" presentation:presentation-page-layout-name="AL2T11" xml:id="id11" draw:id="id11">
        <draw:frame draw:name="Marcador de contenido 7" presentation:style-name="pr23" draw:text-style-name="P9" draw:layer="layout" svg:width="23.388cm" svg:height="1cm" svg:x="1.112cm" svg:y="3cm" presentation:class="outline" presentation:user-transformed="true">
          <draw:text-box>
            <text:list text:style-name="L3">
              <text:list-item>
                <text:p text:style-name="P8"><text:span text:style-name="T5">Index.html</text:span></text:p>
                <text:p text:style-name="P8"><text:span text:style-name="T5"/></text:p>
              </text:list-item>
            </text:list>
          </draw:text-box>
        </draw:frame>
        <draw:frame draw:name="Título 8" presentation:style-name="pr24" draw:text-style-name="P11" draw:layer="layout" svg:width="25.399cm" svg:height="3cm" svg:x="0.5cm" svg:y="0cm" presentation:class="title" presentation:user-transformed="true">
          <draw:text-box>
            <text:p text:style-name="P10"><text:span text:style-name="T6">index.html</text:span></text:p>
          </draw:text-box>
        </draw:frame>
        <draw:frame draw:style-name="gr2" draw:text-style-name="P12" draw:layer="layout" svg:width="0.502cm" svg:height="2.784cm" svg:x="-0.444cm" svg:y="-0.334cm">
          <draw:text-box>
            <text:p text:style-name="P15"><text:span text:style-name="T6"><text:line-break/></text:span><text:span text:style-name="T6"/></text:p>
          </draw:text-box>
        </draw:frame>
        <draw:frame draw:style-name="gr3" draw:text-style-name="P13" draw:layer="layout" svg:width="14.711cm" svg:height="2.301cm" svg:x="4.289cm" svg:y="8.699cm">
          <draw:image xlink:href="Pictures/100000010000022C000000573B3099CA.png" xlink:type="simple" xlink:show="embed" xlink:actuate="onLoad" draw:mime-type="image/png">
            <text:p/>
          </draw:image>
        </draw:frame>
        <anim:par presentation:node-type="timing-root">
          <anim:par smil:begin="id11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1" draw:layer="layout" svg:width="12.699cm" svg:height="9.524cm" svg:x="3.175cm" svg:y="1.93cm" draw:page-number="9" presentation:class="page"/>
          <draw:frame presentation:style-name="pr2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ferencias Bibliográficas" draw:style-name="dp3" draw:master-page-name="Título_20_y_20_objetos" presentation:presentation-page-layout-name="AL2T11" xml:id="id12" draw:id="id12">
        <draw:frame draw:name="Título 1" presentation:style-name="pr9" draw:text-style-name="P11" draw:layer="layout" svg:width="25.399cm" svg:height="1.904cm" svg:x="0cm" svg:y="0cm" presentation:class="title" presentation:user-transformed="true">
          <draw:text-box>
            <text:p text:style-name="P16"><text:span text:style-name="T6">Referencias Bibliográficas</text:span></text:p>
          </draw:text-box>
        </draw:frame>
        <draw:frame draw:name="Marcador de contenido 2" presentation:style-name="pr8" draw:text-style-name="P9" draw:layer="layout" svg:width="23.388cm" svg:height="1.512cm" svg:x="1.005cm" svg:y="2.54cm" presentation:class="outline" presentation:placeholder="true" presentation:user-transformed="true">
          <draw:text-box/>
        </draw:frame>
        <anim:par presentation:node-type="timing-root">
          <anim:par smil:begin="id12.begin">
            <anim:transitionFilter smil:dur="0.5s" smil:type="fade" smil:subtype="crossfade"/>
          </anim:par>
          <anim:seq smil:dur="0s" presentation:node-type="main-sequence"/>
        </anim:par>
        <presentation:notes draw:style-name="dp5">
          <draw:page-thumbnail draw:style-name="gr1" draw:layer="layout" svg:width="12.699cm" svg:height="9.524cm" svg:x="3.175cm" svg:y="1.93cm" draw:page-number="10" presentation:class="page"/>
          <draw:frame presentation:style-name="pr10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fill-image draw:name="msFillBitmap_20_1" draw:display-name="msFillBitmap 1" xlink:href="Pictures/10000000000003C3000002D092D4F91A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iapositiva_20_de_20_título-background" style:display-name="Diapositiva de título-background" style:family="presentation">
      <style:graphic-properties draw:stroke="none" draw:fill="solid" draw:fill-color="#15365b"/>
      <style:text-properties style:letter-kerning="true"/>
    </style:style>
    <style:style style:name="Diapositiva_20_de_20_título-backgroundobjects" style:display-name="Diapositiva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de_20_título-notes" style:display-name="Diapositiva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de_20_título-outline1" style:display-name="Diapositiva de título-outline1" style:family="presentation">
      <style:graphic-properties draw:stroke="none" draw:fill="none" draw:auto-grow-height="false" draw:fit-to-size="false" style:shrink-to-fit="true" style:writing-mode="lr-tb">
        <text:list-style style:name="Diapositiva_20_de_20_título-outline1" style:display-name="Diapositiva de títu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Diapositiva_20_de_20_título-outline2" style:display-name="Diapositiva de título-outline2" style:family="presentation" style:parent-style-name="Diapositiva_20_de_20_título-outline1">
      <style:graphic-properties style:writing-mode="lr-tb"/>
      <style:paragraph-properties fo:margin-top="0.4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Diapositiva_20_de_20_título-outline3" style:display-name="Diapositiva de título-outline3" style:family="presentation" style:parent-style-name="Diapositiva_20_de_20_título-outline2">
      <style:graphic-properties style:writing-mode="lr-tb"/>
      <style:paragraph-properties fo:margin-top="0.3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Diapositiva_20_de_20_título-outline4" style:display-name="Diapositiva de título-outline4" style:family="presentation" style:parent-style-name="Diapositiva_20_de_20_título-outline3">
      <style:graphic-properties style:writing-mode="lr-tb"/>
      <style:paragraph-properties fo:margin-top="0.2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Diapositiva_20_de_20_título-outline5" style:display-name="Diapositiva de título-outline5" style:family="presentation" style:parent-style-name="Diapositiva_20_de_20_título-outline4">
      <style:paragraph-properties fo:margin-top="0.1cm" fo:margin-bottom="0cm"/>
      <style:text-properties fo:font-size="20pt" style:font-size-asian="20pt" style:font-size-complex="20pt"/>
    </style:style>
    <style:style style:name="Diapositiva_20_de_20_título-outline6" style:display-name="Diapositiva de título-outline6" style:family="presentation" style:parent-style-name="Diapositiva_20_de_20_título-outline5">
      <style:paragraph-properties fo:margin-top="0.1cm" fo:margin-bottom="0cm"/>
      <style:text-properties fo:font-size="20pt" style:font-size-asian="20pt" style:font-size-complex="20pt"/>
    </style:style>
    <style:style style:name="Diapositiva_20_de_20_título-outline7" style:display-name="Diapositiva de título-outline7" style:family="presentation" style:parent-style-name="Diapositiva_20_de_20_título-outline6">
      <style:paragraph-properties fo:margin-top="0.1cm" fo:margin-bottom="0cm"/>
      <style:text-properties fo:font-size="20pt" style:font-size-asian="20pt" style:font-size-complex="20pt"/>
    </style:style>
    <style:style style:name="Diapositiva_20_de_20_título-outline8" style:display-name="Diapositiva de título-outline8" style:family="presentation" style:parent-style-name="Diapositiva_20_de_20_título-outline7">
      <style:paragraph-properties fo:margin-top="0.1cm" fo:margin-bottom="0cm"/>
      <style:text-properties fo:font-size="20pt" style:font-size-asian="20pt" style:font-size-complex="20pt"/>
    </style:style>
    <style:style style:name="Diapositiva_20_de_20_título-outline9" style:display-name="Diapositiva de título-outline9" style:family="presentation" style:parent-style-name="Diapositiva_20_de_20_título-outline8">
      <style:paragraph-properties fo:margin-top="0.1cm" fo:margin-bottom="0cm"/>
      <style:text-properties fo:font-size="20pt" style:font-size-asian="20pt" style:font-size-complex="20pt"/>
    </style:style>
    <style:style style:name="Diapositiva_20_de_20_título-subtitle" style:display-name="Diapositiva de título-subtitle" style:family="presentation">
      <style:graphic-properties draw:stroke="none" draw:fill="none" draw:textarea-vertical-align="middle">
        <text:list-style style:name="Diapositiva_20_de_20_título-subtitle" style:display-name="Diapositiva de títu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de_20_título-title" style:display-name="Diapositiva de título-title" style:family="presentation">
      <style:graphic-properties draw:stroke="none" draw:fill="none" draw:textarea-vertical-align="middle" style:writing-mode="lr-tb">
        <text:list-style style:name="Diapositiva_20_de_20_título-title" style:display-name="Diapositiva de títu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ítulo_20_y_20_texto_20_vertical-background" style:display-name="Título y texto vertical-background" style:family="presentation">
      <style:graphic-properties draw:stroke="none" draw:fill="solid" draw:fill-color="#15365b"/>
      <style:text-properties style:letter-kerning="true"/>
    </style:style>
    <style:style style:name="Título_20_y_20_texto_20_vertical-backgroundobjects" style:display-name="Título y texto 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texto_20_vertical-notes" style:display-name="Título y texto 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texto_20_vertical-outline1" style:display-name="Título y texto vertical-outline1" style:family="presentation">
      <style:graphic-properties draw:stroke="none" draw:fill="none" draw:auto-grow-height="false" draw:fit-to-size="false" style:shrink-to-fit="true" style:writing-mode="lr-tb">
        <text:list-style style:name="Título_20_y_20_texto_20_vertical-outline1" style:display-name="Título y texto vertica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ítulo_20_y_20_texto_20_vertical-outline2" style:display-name="Título y texto vertical-outline2" style:family="presentation" style:parent-style-name="Título_20_y_20_texto_20_vertical-outline1">
      <style:graphic-properties style:writing-mode="lr-tb"/>
      <style:paragraph-properties fo:margin-top="0.4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Título_20_y_20_texto_20_vertical-outline3" style:display-name="Título y texto vertical-outline3" style:family="presentation" style:parent-style-name="Título_20_y_20_texto_20_vertical-outline2">
      <style:graphic-properties style:writing-mode="lr-tb"/>
      <style:paragraph-properties fo:margin-top="0.3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ítulo_20_y_20_texto_20_vertical-outline4" style:display-name="Título y texto vertical-outline4" style:family="presentation" style:parent-style-name="Título_20_y_20_texto_20_vertical-outline3">
      <style:graphic-properties style:writing-mode="lr-tb"/>
      <style:paragraph-properties fo:margin-top="0.2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ítulo_20_y_20_texto_20_vertical-outline5" style:display-name="Título y texto vertical-outline5" style:family="presentation" style:parent-style-name="Título_20_y_20_texto_20_vertical-outline4">
      <style:paragraph-properties fo:margin-top="0.1cm" fo:margin-bottom="0cm"/>
      <style:text-properties fo:font-size="20pt" style:font-size-asian="20pt" style:font-size-complex="20pt"/>
    </style:style>
    <style:style style:name="Título_20_y_20_texto_20_vertical-outline6" style:display-name="Título y texto vertical-outline6" style:family="presentation" style:parent-style-name="Título_20_y_20_texto_20_vertical-outline5">
      <style:paragraph-properties fo:margin-top="0.1cm" fo:margin-bottom="0cm"/>
      <style:text-properties fo:font-size="20pt" style:font-size-asian="20pt" style:font-size-complex="20pt"/>
    </style:style>
    <style:style style:name="Título_20_y_20_texto_20_vertical-outline7" style:display-name="Título y texto vertical-outline7" style:family="presentation" style:parent-style-name="Título_20_y_20_texto_20_vertical-outline6">
      <style:paragraph-properties fo:margin-top="0.1cm" fo:margin-bottom="0cm"/>
      <style:text-properties fo:font-size="20pt" style:font-size-asian="20pt" style:font-size-complex="20pt"/>
    </style:style>
    <style:style style:name="Título_20_y_20_texto_20_vertical-outline8" style:display-name="Título y texto vertical-outline8" style:family="presentation" style:parent-style-name="Título_20_y_20_texto_20_vertical-outline7">
      <style:paragraph-properties fo:margin-top="0.1cm" fo:margin-bottom="0cm"/>
      <style:text-properties fo:font-size="20pt" style:font-size-asian="20pt" style:font-size-complex="20pt"/>
    </style:style>
    <style:style style:name="Título_20_y_20_texto_20_vertical-outline9" style:display-name="Título y texto vertical-outline9" style:family="presentation" style:parent-style-name="Título_20_y_20_texto_20_vertical-outline8">
      <style:paragraph-properties fo:margin-top="0.1cm" fo:margin-bottom="0cm"/>
      <style:text-properties fo:font-size="20pt" style:font-size-asian="20pt" style:font-size-complex="20pt"/>
    </style:style>
    <style:style style:name="Título_20_y_20_texto_20_vertical-subtitle" style:display-name="Título y texto vertical-subtitle" style:family="presentation">
      <style:graphic-properties draw:stroke="none" draw:fill="none" draw:textarea-vertical-align="middle">
        <text:list-style style:name="Título_20_y_20_texto_20_vertical-subtitle" style:display-name="Título y texto vertica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texto_20_vertical-title" style:display-name="Título y texto vertical-title" style:family="presentation">
      <style:graphic-properties draw:stroke="none" draw:fill="none" draw:textarea-vertical-align="middle" style:writing-mode="lr-tb">
        <text:list-style style:name="Título_20_y_20_texto_20_vertical-title" style:display-name="Título y texto vertica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ítulo_20_vertical_20_y_20_texto-background" style:display-name="Título vertical y texto-background" style:family="presentation">
      <style:graphic-properties draw:stroke="none" draw:fill="solid" draw:fill-color="#15365b"/>
      <style:text-properties style:letter-kerning="true"/>
    </style:style>
    <style:style style:name="Título_20_vertical_20_y_20_texto-backgroundobjects" style:display-name="Título vertical y tex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vertical_20_y_20_texto-notes" style:display-name="Título vertical y tex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vertical_20_y_20_texto-outline1" style:display-name="Título vertical y texto-outline1" style:family="presentation">
      <style:graphic-properties draw:stroke="none" draw:fill="none" draw:auto-grow-height="false" draw:fit-to-size="false" style:shrink-to-fit="true" style:writing-mode="lr-tb">
        <text:list-style style:name="Título_20_vertical_20_y_20_texto-outline1" style:display-name="Título vertical y text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ítulo_20_vertical_20_y_20_texto-outline2" style:display-name="Título vertical y texto-outline2" style:family="presentation" style:parent-style-name="Título_20_vertical_20_y_20_texto-outline1">
      <style:graphic-properties style:writing-mode="lr-tb"/>
      <style:paragraph-properties fo:margin-top="0.4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Título_20_vertical_20_y_20_texto-outline3" style:display-name="Título vertical y texto-outline3" style:family="presentation" style:parent-style-name="Título_20_vertical_20_y_20_texto-outline2">
      <style:graphic-properties style:writing-mode="lr-tb"/>
      <style:paragraph-properties fo:margin-top="0.3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ítulo_20_vertical_20_y_20_texto-outline4" style:display-name="Título vertical y texto-outline4" style:family="presentation" style:parent-style-name="Título_20_vertical_20_y_20_texto-outline3">
      <style:graphic-properties style:writing-mode="lr-tb"/>
      <style:paragraph-properties fo:margin-top="0.2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ítulo_20_vertical_20_y_20_texto-outline5" style:display-name="Título vertical y texto-outline5" style:family="presentation" style:parent-style-name="Título_20_vertical_20_y_20_texto-outline4">
      <style:paragraph-properties fo:margin-top="0.1cm" fo:margin-bottom="0cm"/>
      <style:text-properties fo:font-size="20pt" style:font-size-asian="20pt" style:font-size-complex="20pt"/>
    </style:style>
    <style:style style:name="Título_20_vertical_20_y_20_texto-outline6" style:display-name="Título vertical y texto-outline6" style:family="presentation" style:parent-style-name="Título_20_vertical_20_y_20_texto-outline5">
      <style:paragraph-properties fo:margin-top="0.1cm" fo:margin-bottom="0cm"/>
      <style:text-properties fo:font-size="20pt" style:font-size-asian="20pt" style:font-size-complex="20pt"/>
    </style:style>
    <style:style style:name="Título_20_vertical_20_y_20_texto-outline7" style:display-name="Título vertical y texto-outline7" style:family="presentation" style:parent-style-name="Título_20_vertical_20_y_20_texto-outline6">
      <style:paragraph-properties fo:margin-top="0.1cm" fo:margin-bottom="0cm"/>
      <style:text-properties fo:font-size="20pt" style:font-size-asian="20pt" style:font-size-complex="20pt"/>
    </style:style>
    <style:style style:name="Título_20_vertical_20_y_20_texto-outline8" style:display-name="Título vertical y texto-outline8" style:family="presentation" style:parent-style-name="Título_20_vertical_20_y_20_texto-outline7">
      <style:paragraph-properties fo:margin-top="0.1cm" fo:margin-bottom="0cm"/>
      <style:text-properties fo:font-size="20pt" style:font-size-asian="20pt" style:font-size-complex="20pt"/>
    </style:style>
    <style:style style:name="Título_20_vertical_20_y_20_texto-outline9" style:display-name="Título vertical y texto-outline9" style:family="presentation" style:parent-style-name="Título_20_vertical_20_y_20_texto-outline8">
      <style:paragraph-properties fo:margin-top="0.1cm" fo:margin-bottom="0cm"/>
      <style:text-properties fo:font-size="20pt" style:font-size-asian="20pt" style:font-size-complex="20pt"/>
    </style:style>
    <style:style style:name="Título_20_vertical_20_y_20_texto-subtitle" style:display-name="Título vertical y texto-subtitle" style:family="presentation">
      <style:graphic-properties draw:stroke="none" draw:fill="none" draw:textarea-vertical-align="middle">
        <text:list-style style:name="Título_20_vertical_20_y_20_texto-subtitle" style:display-name="Título vertical y text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vertical_20_y_20_texto-title" style:display-name="Título vertical y texto-title" style:family="presentation">
      <style:graphic-properties draw:stroke="none" draw:fill="none" draw:textarea-vertical-align="middle" style:writing-mode="lr-tb">
        <text:list-style style:name="Título_20_vertical_20_y_20_texto-title" style:display-name="Título vertical y text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ítulo_2c__20_texto_20_y_20_objetos-background" style:display-name="Título, texto y objetos-background" style:family="presentation">
      <style:graphic-properties draw:stroke="none" draw:fill="solid" draw:fill-color="#15365b"/>
      <style:text-properties style:letter-kerning="true"/>
    </style:style>
    <style:style style:name="Título_2c__20_texto_20_y_20_objetos-backgroundobjects" style:display-name="Título, text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c__20_texto_20_y_20_objetos-notes" style:display-name="Título, texto y 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c__20_texto_20_y_20_objetos-outline1" style:display-name="Título, texto y objetos-outline1" style:family="presentation">
      <style:graphic-properties draw:stroke="none" draw:fill="none" draw:auto-grow-height="false" draw:fit-to-size="false" style:shrink-to-fit="true" style:writing-mode="lr-tb">
        <text:list-style style:name="Título_2c__20_texto_20_y_20_objetos-outline1" style:display-name="Título, texto y objeto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ítulo_2c__20_texto_20_y_20_objetos-outline2" style:display-name="Título, texto y objetos-outline2" style:family="presentation" style:parent-style-name="Título_2c__20_texto_20_y_20_objetos-outline1">
      <style:graphic-properties style:writing-mode="lr-tb"/>
      <style:paragraph-properties fo:margin-top="0.4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Título_2c__20_texto_20_y_20_objetos-outline3" style:display-name="Título, texto y objetos-outline3" style:family="presentation" style:parent-style-name="Título_2c__20_texto_20_y_20_objetos-outline2">
      <style:graphic-properties style:writing-mode="lr-tb"/>
      <style:paragraph-properties fo:margin-top="0.3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ítulo_2c__20_texto_20_y_20_objetos-outline4" style:display-name="Título, texto y objetos-outline4" style:family="presentation" style:parent-style-name="Título_2c__20_texto_20_y_20_objetos-outline3">
      <style:graphic-properties style:writing-mode="lr-tb"/>
      <style:paragraph-properties fo:margin-top="0.2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ítulo_2c__20_texto_20_y_20_objetos-outline5" style:display-name="Título, texto y objetos-outline5" style:family="presentation" style:parent-style-name="Título_2c__20_texto_20_y_20_objetos-outline4">
      <style:paragraph-properties fo:margin-top="0.1cm" fo:margin-bottom="0cm"/>
      <style:text-properties fo:font-size="20pt" style:font-size-asian="20pt" style:font-size-complex="20pt"/>
    </style:style>
    <style:style style:name="Título_2c__20_texto_20_y_20_objetos-outline6" style:display-name="Título, texto y objetos-outline6" style:family="presentation" style:parent-style-name="Título_2c__20_texto_20_y_20_objetos-outline5">
      <style:paragraph-properties fo:margin-top="0.1cm" fo:margin-bottom="0cm"/>
      <style:text-properties fo:font-size="20pt" style:font-size-asian="20pt" style:font-size-complex="20pt"/>
    </style:style>
    <style:style style:name="Título_2c__20_texto_20_y_20_objetos-outline7" style:display-name="Título, texto y objetos-outline7" style:family="presentation" style:parent-style-name="Título_2c__20_texto_20_y_20_objetos-outline6">
      <style:paragraph-properties fo:margin-top="0.1cm" fo:margin-bottom="0cm"/>
      <style:text-properties fo:font-size="20pt" style:font-size-asian="20pt" style:font-size-complex="20pt"/>
    </style:style>
    <style:style style:name="Título_2c__20_texto_20_y_20_objetos-outline8" style:display-name="Título, texto y objetos-outline8" style:family="presentation" style:parent-style-name="Título_2c__20_texto_20_y_20_objetos-outline7">
      <style:paragraph-properties fo:margin-top="0.1cm" fo:margin-bottom="0cm"/>
      <style:text-properties fo:font-size="20pt" style:font-size-asian="20pt" style:font-size-complex="20pt"/>
    </style:style>
    <style:style style:name="Título_2c__20_texto_20_y_20_objetos-outline9" style:display-name="Título, texto y objetos-outline9" style:family="presentation" style:parent-style-name="Título_2c__20_texto_20_y_20_objetos-outline8">
      <style:paragraph-properties fo:margin-top="0.1cm" fo:margin-bottom="0cm"/>
      <style:text-properties fo:font-size="20pt" style:font-size-asian="20pt" style:font-size-complex="20pt"/>
    </style:style>
    <style:style style:name="Título_2c__20_texto_20_y_20_objetos-subtitle" style:display-name="Título, texto y objetos-subtitle" style:family="presentation">
      <style:graphic-properties draw:stroke="none" draw:fill="none" draw:textarea-vertical-align="middle">
        <text:list-style style:name="Título_2c__20_texto_20_y_20_objetos-subtitle" style:display-name="Título, texto y objeto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c__20_texto_20_y_20_objetos-title" style:display-name="Título, texto y objetos-title" style:family="presentation">
      <style:graphic-properties draw:stroke="none" draw:fill="none" draw:textarea-vertical-align="middle" style:writing-mode="lr-tb">
        <text:list-style style:name="Título_2c__20_texto_20_y_20_objetos-title" style:display-name="Título, texto y objeto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ítulo_20_y_20_tabla-background" style:display-name="Título y tabla-background" style:family="presentation">
      <style:graphic-properties draw:stroke="none" draw:fill="solid" draw:fill-color="#15365b"/>
      <style:text-properties style:letter-kerning="true"/>
    </style:style>
    <style:style style:name="Título_20_y_20_tabla-backgroundobjects" style:display-name="Título y tabl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tabla-notes" style:display-name="Título y tabl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tabla-outline1" style:display-name="Título y tabla-outline1" style:family="presentation">
      <style:graphic-properties draw:stroke="none" draw:fill="none" draw:auto-grow-height="false" draw:fit-to-size="false" style:shrink-to-fit="true" style:writing-mode="lr-tb">
        <text:list-style style:name="Título_20_y_20_tabla-outline1" style:display-name="Título y tabla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ítulo_20_y_20_tabla-outline2" style:display-name="Título y tabla-outline2" style:family="presentation" style:parent-style-name="Título_20_y_20_tabla-outline1">
      <style:graphic-properties style:writing-mode="lr-tb"/>
      <style:paragraph-properties fo:margin-top="0.4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Título_20_y_20_tabla-outline3" style:display-name="Título y tabla-outline3" style:family="presentation" style:parent-style-name="Título_20_y_20_tabla-outline2">
      <style:graphic-properties style:writing-mode="lr-tb"/>
      <style:paragraph-properties fo:margin-top="0.3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ítulo_20_y_20_tabla-outline4" style:display-name="Título y tabla-outline4" style:family="presentation" style:parent-style-name="Título_20_y_20_tabla-outline3">
      <style:graphic-properties style:writing-mode="lr-tb"/>
      <style:paragraph-properties fo:margin-top="0.2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ítulo_20_y_20_tabla-outline5" style:display-name="Título y tabla-outline5" style:family="presentation" style:parent-style-name="Título_20_y_20_tabla-outline4">
      <style:paragraph-properties fo:margin-top="0.1cm" fo:margin-bottom="0cm"/>
      <style:text-properties fo:font-size="20pt" style:font-size-asian="20pt" style:font-size-complex="20pt"/>
    </style:style>
    <style:style style:name="Título_20_y_20_tabla-outline6" style:display-name="Título y tabla-outline6" style:family="presentation" style:parent-style-name="Título_20_y_20_tabla-outline5">
      <style:paragraph-properties fo:margin-top="0.1cm" fo:margin-bottom="0cm"/>
      <style:text-properties fo:font-size="20pt" style:font-size-asian="20pt" style:font-size-complex="20pt"/>
    </style:style>
    <style:style style:name="Título_20_y_20_tabla-outline7" style:display-name="Título y tabla-outline7" style:family="presentation" style:parent-style-name="Título_20_y_20_tabla-outline6">
      <style:paragraph-properties fo:margin-top="0.1cm" fo:margin-bottom="0cm"/>
      <style:text-properties fo:font-size="20pt" style:font-size-asian="20pt" style:font-size-complex="20pt"/>
    </style:style>
    <style:style style:name="Título_20_y_20_tabla-outline8" style:display-name="Título y tabla-outline8" style:family="presentation" style:parent-style-name="Título_20_y_20_tabla-outline7">
      <style:paragraph-properties fo:margin-top="0.1cm" fo:margin-bottom="0cm"/>
      <style:text-properties fo:font-size="20pt" style:font-size-asian="20pt" style:font-size-complex="20pt"/>
    </style:style>
    <style:style style:name="Título_20_y_20_tabla-outline9" style:display-name="Título y tabla-outline9" style:family="presentation" style:parent-style-name="Título_20_y_20_tabla-outline8">
      <style:paragraph-properties fo:margin-top="0.1cm" fo:margin-bottom="0cm"/>
      <style:text-properties fo:font-size="20pt" style:font-size-asian="20pt" style:font-size-complex="20pt"/>
    </style:style>
    <style:style style:name="Título_20_y_20_tabla-subtitle" style:display-name="Título y tabla-subtitle" style:family="presentation">
      <style:graphic-properties draw:stroke="none" draw:fill="none" draw:textarea-vertical-align="middle">
        <text:list-style style:name="Título_20_y_20_tabla-subtitle" style:display-name="Título y tabla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tabla-title" style:display-name="Título y tabla-title" style:family="presentation">
      <style:graphic-properties draw:stroke="none" draw:fill="none" draw:textarea-vertical-align="middle" style:writing-mode="lr-tb">
        <text:list-style style:name="Título_20_y_20_tabla-title" style:display-name="Título y tabla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ítulo_20_y_20_objetos-background" style:display-name="Título y objetos-background" style:family="presentation">
      <style:graphic-properties draw:stroke="none" draw:fill="solid" draw:fill-color="#15365b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false" style:shrink-to-fit="true" style:writing-mode="lr-tb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ítulo_20_y_20_objetos-outline2" style:display-name="Título y objetos-outline2" style:family="presentation" style:parent-style-name="Título_20_y_20_objetos-outline1">
      <style:graphic-properties style:writing-mode="lr-tb"/>
      <style:paragraph-properties fo:margin-top="0.4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Título_20_y_20_objetos-outline3" style:display-name="Título y objetos-outline3" style:family="presentation" style:parent-style-name="Título_20_y_20_objetos-outline2">
      <style:graphic-properties style:writing-mode="lr-tb"/>
      <style:paragraph-properties fo:margin-top="0.3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ítulo_20_y_20_objetos-outline4" style:display-name="Título y objetos-outline4" style:family="presentation" style:parent-style-name="Título_20_y_20_objetos-outline3">
      <style:graphic-properties style:writing-mode="lr-tb"/>
      <style:paragraph-properties fo:margin-top="0.2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ítulo_20_y_20_objetos-outline5" style:display-name="Título y objetos-outline5" style:family="presentation" style:parent-style-name="Título_20_y_20_objetos-outline4">
      <style:paragraph-properties fo:margin-top="0.1cm" fo:margin-bottom="0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.1cm" fo:margin-bottom="0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.1cm" fo:margin-bottom="0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.1cm" fo:margin-bottom="0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.1cm" fo:margin-bottom="0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 style:writing-mode="lr-tb">
        <text:list-style style:name="Título_20_y_20_objetos-title" style:display-name="Título y objeto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Encabezado_20_de_20_sección-background" style:display-name="Encabezado de sección-background" style:family="presentation">
      <style:graphic-properties draw:stroke="none" draw:fill="solid" draw:fill-color="#15365b"/>
      <style:text-properties style:letter-kerning="true"/>
    </style:style>
    <style:style style:name="Encabezado_20_de_20_sección-backgroundobjects" style:display-name="Encabezado de sec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cabezado_20_de_20_sección-notes" style:display-name="Encabezado de sec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cabezado_20_de_20_sección-outline1" style:display-name="Encabezado de sección-outline1" style:family="presentation">
      <style:graphic-properties draw:stroke="none" draw:fill="none" draw:auto-grow-height="false" draw:fit-to-size="false" style:shrink-to-fit="true" style:writing-mode="lr-tb">
        <text:list-style style:name="Encabezado_20_de_20_sección-outline1" style:display-name="Encabezado de secció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Encabezado_20_de_20_sección-outline2" style:display-name="Encabezado de sección-outline2" style:family="presentation" style:parent-style-name="Encabezado_20_de_20_sección-outline1">
      <style:graphic-properties style:writing-mode="lr-tb"/>
      <style:paragraph-properties fo:margin-top="0.4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Encabezado_20_de_20_sección-outline3" style:display-name="Encabezado de sección-outline3" style:family="presentation" style:parent-style-name="Encabezado_20_de_20_sección-outline2">
      <style:graphic-properties style:writing-mode="lr-tb"/>
      <style:paragraph-properties fo:margin-top="0.3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Encabezado_20_de_20_sección-outline4" style:display-name="Encabezado de sección-outline4" style:family="presentation" style:parent-style-name="Encabezado_20_de_20_sección-outline3">
      <style:graphic-properties style:writing-mode="lr-tb"/>
      <style:paragraph-properties fo:margin-top="0.2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Encabezado_20_de_20_sección-outline5" style:display-name="Encabezado de sección-outline5" style:family="presentation" style:parent-style-name="Encabezado_20_de_20_sección-outline4">
      <style:paragraph-properties fo:margin-top="0.1cm" fo:margin-bottom="0cm"/>
      <style:text-properties fo:font-size="20pt" style:font-size-asian="20pt" style:font-size-complex="20pt"/>
    </style:style>
    <style:style style:name="Encabezado_20_de_20_sección-outline6" style:display-name="Encabezado de sección-outline6" style:family="presentation" style:parent-style-name="Encabezado_20_de_20_sección-outline5">
      <style:paragraph-properties fo:margin-top="0.1cm" fo:margin-bottom="0cm"/>
      <style:text-properties fo:font-size="20pt" style:font-size-asian="20pt" style:font-size-complex="20pt"/>
    </style:style>
    <style:style style:name="Encabezado_20_de_20_sección-outline7" style:display-name="Encabezado de sección-outline7" style:family="presentation" style:parent-style-name="Encabezado_20_de_20_sección-outline6">
      <style:paragraph-properties fo:margin-top="0.1cm" fo:margin-bottom="0cm"/>
      <style:text-properties fo:font-size="20pt" style:font-size-asian="20pt" style:font-size-complex="20pt"/>
    </style:style>
    <style:style style:name="Encabezado_20_de_20_sección-outline8" style:display-name="Encabezado de sección-outline8" style:family="presentation" style:parent-style-name="Encabezado_20_de_20_sección-outline7">
      <style:paragraph-properties fo:margin-top="0.1cm" fo:margin-bottom="0cm"/>
      <style:text-properties fo:font-size="20pt" style:font-size-asian="20pt" style:font-size-complex="20pt"/>
    </style:style>
    <style:style style:name="Encabezado_20_de_20_sección-outline9" style:display-name="Encabezado de sección-outline9" style:family="presentation" style:parent-style-name="Encabezado_20_de_20_sección-outline8">
      <style:paragraph-properties fo:margin-top="0.1cm" fo:margin-bottom="0cm"/>
      <style:text-properties fo:font-size="20pt" style:font-size-asian="20pt" style:font-size-complex="20pt"/>
    </style:style>
    <style:style style:name="Encabezado_20_de_20_sección-subtitle" style:display-name="Encabezado de sección-subtitle" style:family="presentation">
      <style:graphic-properties draw:stroke="none" draw:fill="none" draw:textarea-vertical-align="middle">
        <text:list-style style:name="Encabezado_20_de_20_sección-subtitle" style:display-name="Encabezado de secció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cabezado_20_de_20_sección-title" style:display-name="Encabezado de sección-title" style:family="presentation">
      <style:graphic-properties draw:stroke="none" draw:fill="none" draw:textarea-vertical-align="middle" style:writing-mode="lr-tb">
        <text:list-style style:name="Encabezado_20_de_20_sección-title" style:display-name="Encabezado de secció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Dos_20_objetos-background" style:display-name="Dos objetos-background" style:family="presentation">
      <style:graphic-properties draw:stroke="none" draw:fill="solid" draw:fill-color="#15365b"/>
      <style:text-properties style:letter-kerning="true"/>
    </style:style>
    <style:style style:name="Dos_20_objetos-backgroundobjects" style:display-name="Dos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s_20_objetos-notes" style:display-name="Dos 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s_20_objetos-outline1" style:display-name="Dos objetos-outline1" style:family="presentation">
      <style:graphic-properties draw:stroke="none" draw:fill="none" draw:auto-grow-height="false" draw:fit-to-size="false" style:shrink-to-fit="true" style:writing-mode="lr-tb">
        <text:list-style style:name="Dos_20_objetos-outline1" style:display-name="Dos objeto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Dos_20_objetos-outline2" style:display-name="Dos objetos-outline2" style:family="presentation" style:parent-style-name="Dos_20_objetos-outline1">
      <style:graphic-properties style:writing-mode="lr-tb"/>
      <style:paragraph-properties fo:margin-top="0.4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Dos_20_objetos-outline3" style:display-name="Dos objetos-outline3" style:family="presentation" style:parent-style-name="Dos_20_objetos-outline2">
      <style:graphic-properties style:writing-mode="lr-tb"/>
      <style:paragraph-properties fo:margin-top="0.3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Dos_20_objetos-outline4" style:display-name="Dos objetos-outline4" style:family="presentation" style:parent-style-name="Dos_20_objetos-outline3">
      <style:graphic-properties style:writing-mode="lr-tb"/>
      <style:paragraph-properties fo:margin-top="0.2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Dos_20_objetos-outline5" style:display-name="Dos objetos-outline5" style:family="presentation" style:parent-style-name="Dos_20_objetos-outline4">
      <style:paragraph-properties fo:margin-top="0.1cm" fo:margin-bottom="0cm"/>
      <style:text-properties fo:font-size="20pt" style:font-size-asian="20pt" style:font-size-complex="20pt"/>
    </style:style>
    <style:style style:name="Dos_20_objetos-outline6" style:display-name="Dos objetos-outline6" style:family="presentation" style:parent-style-name="Dos_20_objetos-outline5">
      <style:paragraph-properties fo:margin-top="0.1cm" fo:margin-bottom="0cm"/>
      <style:text-properties fo:font-size="20pt" style:font-size-asian="20pt" style:font-size-complex="20pt"/>
    </style:style>
    <style:style style:name="Dos_20_objetos-outline7" style:display-name="Dos objetos-outline7" style:family="presentation" style:parent-style-name="Dos_20_objetos-outline6">
      <style:paragraph-properties fo:margin-top="0.1cm" fo:margin-bottom="0cm"/>
      <style:text-properties fo:font-size="20pt" style:font-size-asian="20pt" style:font-size-complex="20pt"/>
    </style:style>
    <style:style style:name="Dos_20_objetos-outline8" style:display-name="Dos objetos-outline8" style:family="presentation" style:parent-style-name="Dos_20_objetos-outline7">
      <style:paragraph-properties fo:margin-top="0.1cm" fo:margin-bottom="0cm"/>
      <style:text-properties fo:font-size="20pt" style:font-size-asian="20pt" style:font-size-complex="20pt"/>
    </style:style>
    <style:style style:name="Dos_20_objetos-outline9" style:display-name="Dos objetos-outline9" style:family="presentation" style:parent-style-name="Dos_20_objetos-outline8">
      <style:paragraph-properties fo:margin-top="0.1cm" fo:margin-bottom="0cm"/>
      <style:text-properties fo:font-size="20pt" style:font-size-asian="20pt" style:font-size-complex="20pt"/>
    </style:style>
    <style:style style:name="Dos_20_objetos-subtitle" style:display-name="Dos objetos-subtitle" style:family="presentation">
      <style:graphic-properties draw:stroke="none" draw:fill="none" draw:textarea-vertical-align="middle">
        <text:list-style style:name="Dos_20_objetos-subtitle" style:display-name="Dos objeto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s_20_objetos-title" style:display-name="Dos objetos-title" style:family="presentation">
      <style:graphic-properties draw:stroke="none" draw:fill="none" draw:textarea-vertical-align="middle" style:writing-mode="lr-tb">
        <text:list-style style:name="Dos_20_objetos-title" style:display-name="Dos objeto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omparación-background" style:family="presentation">
      <style:graphic-properties draw:stroke="none" draw:fill="solid" draw:fill-color="#15365b"/>
      <style:text-properties style:letter-kerning="true"/>
    </style:style>
    <style:style style:name="Compara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a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ación-outline1" style:family="presentation">
      <style:graphic-properties draw:stroke="none" draw:fill="none" draw:auto-grow-height="false" draw:fit-to-size="false" style:shrink-to-fit="true" style:writing-mode="lr-tb">
        <text:list-style style:name="Comparació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omparación-outline2" style:family="presentation" style:parent-style-name="Comparación-outline1">
      <style:graphic-properties style:writing-mode="lr-tb"/>
      <style:paragraph-properties fo:margin-top="0.4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Comparación-outline3" style:family="presentation" style:parent-style-name="Comparación-outline2">
      <style:graphic-properties style:writing-mode="lr-tb"/>
      <style:paragraph-properties fo:margin-top="0.3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Comparación-outline4" style:family="presentation" style:parent-style-name="Comparación-outline3">
      <style:graphic-properties style:writing-mode="lr-tb"/>
      <style:paragraph-properties fo:margin-top="0.2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Comparación-outline5" style:family="presentation" style:parent-style-name="Comparación-outline4">
      <style:paragraph-properties fo:margin-top="0.1cm" fo:margin-bottom="0cm"/>
      <style:text-properties fo:font-size="20pt" style:font-size-asian="20pt" style:font-size-complex="20pt"/>
    </style:style>
    <style:style style:name="Comparación-outline6" style:family="presentation" style:parent-style-name="Comparación-outline5">
      <style:paragraph-properties fo:margin-top="0.1cm" fo:margin-bottom="0cm"/>
      <style:text-properties fo:font-size="20pt" style:font-size-asian="20pt" style:font-size-complex="20pt"/>
    </style:style>
    <style:style style:name="Comparación-outline7" style:family="presentation" style:parent-style-name="Comparación-outline6">
      <style:paragraph-properties fo:margin-top="0.1cm" fo:margin-bottom="0cm"/>
      <style:text-properties fo:font-size="20pt" style:font-size-asian="20pt" style:font-size-complex="20pt"/>
    </style:style>
    <style:style style:name="Comparación-outline8" style:family="presentation" style:parent-style-name="Comparación-outline7">
      <style:paragraph-properties fo:margin-top="0.1cm" fo:margin-bottom="0cm"/>
      <style:text-properties fo:font-size="20pt" style:font-size-asian="20pt" style:font-size-complex="20pt"/>
    </style:style>
    <style:style style:name="Comparación-outline9" style:family="presentation" style:parent-style-name="Comparación-outline8">
      <style:paragraph-properties fo:margin-top="0.1cm" fo:margin-bottom="0cm"/>
      <style:text-properties fo:font-size="20pt" style:font-size-asian="20pt" style:font-size-complex="20pt"/>
    </style:style>
    <style:style style:name="Comparación-subtitle" style:family="presentation">
      <style:graphic-properties draw:stroke="none" draw:fill="none" draw:textarea-vertical-align="middle">
        <text:list-style style:name="Comparació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ación-title" style:family="presentation">
      <style:graphic-properties draw:stroke="none" draw:fill="none" draw:textarea-vertical-align="middle" style:writing-mode="lr-tb">
        <text:list-style style:name="Comparació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Sólo_20_el_20_título-background" style:display-name="Sólo el título-background" style:family="presentation">
      <style:graphic-properties draw:stroke="none" draw:fill="solid" draw:fill-color="#15365b"/>
      <style:text-properties style:letter-kerning="true"/>
    </style:style>
    <style:style style:name="Sólo_20_el_20_título-backgroundobjects" style:display-name="Sólo el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ólo_20_el_20_título-notes" style:display-name="Sólo el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ólo_20_el_20_título-outline1" style:display-name="Sólo el título-outline1" style:family="presentation">
      <style:graphic-properties draw:stroke="none" draw:fill="none" draw:auto-grow-height="false" draw:fit-to-size="false" style:shrink-to-fit="true" style:writing-mode="lr-tb">
        <text:list-style style:name="Sólo_20_el_20_título-outline1" style:display-name="Sólo el títu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Sólo_20_el_20_título-outline2" style:display-name="Sólo el título-outline2" style:family="presentation" style:parent-style-name="Sólo_20_el_20_título-outline1">
      <style:graphic-properties style:writing-mode="lr-tb"/>
      <style:paragraph-properties fo:margin-top="0.4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Sólo_20_el_20_título-outline3" style:display-name="Sólo el título-outline3" style:family="presentation" style:parent-style-name="Sólo_20_el_20_título-outline2">
      <style:graphic-properties style:writing-mode="lr-tb"/>
      <style:paragraph-properties fo:margin-top="0.3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Sólo_20_el_20_título-outline4" style:display-name="Sólo el título-outline4" style:family="presentation" style:parent-style-name="Sólo_20_el_20_título-outline3">
      <style:graphic-properties style:writing-mode="lr-tb"/>
      <style:paragraph-properties fo:margin-top="0.2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Sólo_20_el_20_título-outline5" style:display-name="Sólo el título-outline5" style:family="presentation" style:parent-style-name="Sólo_20_el_20_título-outline4">
      <style:paragraph-properties fo:margin-top="0.1cm" fo:margin-bottom="0cm"/>
      <style:text-properties fo:font-size="20pt" style:font-size-asian="20pt" style:font-size-complex="20pt"/>
    </style:style>
    <style:style style:name="Sólo_20_el_20_título-outline6" style:display-name="Sólo el título-outline6" style:family="presentation" style:parent-style-name="Sólo_20_el_20_título-outline5">
      <style:paragraph-properties fo:margin-top="0.1cm" fo:margin-bottom="0cm"/>
      <style:text-properties fo:font-size="20pt" style:font-size-asian="20pt" style:font-size-complex="20pt"/>
    </style:style>
    <style:style style:name="Sólo_20_el_20_título-outline7" style:display-name="Sólo el título-outline7" style:family="presentation" style:parent-style-name="Sólo_20_el_20_título-outline6">
      <style:paragraph-properties fo:margin-top="0.1cm" fo:margin-bottom="0cm"/>
      <style:text-properties fo:font-size="20pt" style:font-size-asian="20pt" style:font-size-complex="20pt"/>
    </style:style>
    <style:style style:name="Sólo_20_el_20_título-outline8" style:display-name="Sólo el título-outline8" style:family="presentation" style:parent-style-name="Sólo_20_el_20_título-outline7">
      <style:paragraph-properties fo:margin-top="0.1cm" fo:margin-bottom="0cm"/>
      <style:text-properties fo:font-size="20pt" style:font-size-asian="20pt" style:font-size-complex="20pt"/>
    </style:style>
    <style:style style:name="Sólo_20_el_20_título-outline9" style:display-name="Sólo el título-outline9" style:family="presentation" style:parent-style-name="Sólo_20_el_20_título-outline8">
      <style:paragraph-properties fo:margin-top="0.1cm" fo:margin-bottom="0cm"/>
      <style:text-properties fo:font-size="20pt" style:font-size-asian="20pt" style:font-size-complex="20pt"/>
    </style:style>
    <style:style style:name="Sólo_20_el_20_título-subtitle" style:display-name="Sólo el título-subtitle" style:family="presentation">
      <style:graphic-properties draw:stroke="none" draw:fill="none" draw:textarea-vertical-align="middle">
        <text:list-style style:name="Sólo_20_el_20_título-subtitle" style:display-name="Sólo el títu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ólo_20_el_20_título-title" style:display-name="Sólo el título-title" style:family="presentation">
      <style:graphic-properties draw:stroke="none" draw:fill="none" draw:textarea-vertical-align="middle" style:writing-mode="lr-tb">
        <text:list-style style:name="Sólo_20_el_20_título-title" style:display-name="Sólo el títu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En_20_blanco-background" style:display-name="En blanco-background" style:family="presentation">
      <style:graphic-properties draw:stroke="none" draw:fill="solid" draw:fill-color="#15365b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 draw:fit-to-size="false" style:shrink-to-fit="true" style:writing-mode="lr-tb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En_20_blanco-outline2" style:display-name="En blanco-outline2" style:family="presentation" style:parent-style-name="En_20_blanco-outline1">
      <style:graphic-properties style:writing-mode="lr-tb"/>
      <style:paragraph-properties fo:margin-top="0.4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En_20_blanco-outline3" style:display-name="En blanco-outline3" style:family="presentation" style:parent-style-name="En_20_blanco-outline2">
      <style:graphic-properties style:writing-mode="lr-tb"/>
      <style:paragraph-properties fo:margin-top="0.3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En_20_blanco-outline4" style:display-name="En blanco-outline4" style:family="presentation" style:parent-style-name="En_20_blanco-outline3">
      <style:graphic-properties style:writing-mode="lr-tb"/>
      <style:paragraph-properties fo:margin-top="0.2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En_20_blanco-outline5" style:display-name="En blanco-outline5" style:family="presentation" style:parent-style-name="En_20_blanco-outline4">
      <style:paragraph-properties fo:margin-top="0.1cm" fo:margin-bottom="0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.1cm" fo:margin-bottom="0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.1cm" fo:margin-bottom="0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.1cm" fo:margin-bottom="0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.1cm" fo:margin-bottom="0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 style:writing-mode="lr-tb">
        <text:list-style style:name="En_20_blanco-title" style:display-name="En blanc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ontenido_20_con_20_título-background" style:display-name="Contenido con título-background" style:family="presentation">
      <style:graphic-properties draw:stroke="none" draw:fill="solid" draw:fill-color="#15365b"/>
      <style:text-properties style:letter-kerning="true"/>
    </style:style>
    <style:style style:name="Contenido_20_con_20_título-backgroundobjects" style:display-name="Contenido con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ido_20_con_20_título-notes" style:display-name="Contenido con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ido_20_con_20_título-outline1" style:display-name="Contenido con título-outline1" style:family="presentation">
      <style:graphic-properties draw:stroke="none" draw:fill="none" draw:auto-grow-height="false" draw:fit-to-size="false" style:shrink-to-fit="true" style:writing-mode="lr-tb">
        <text:list-style style:name="Contenido_20_con_20_título-outline1" style:display-name="Contenido con títu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ontenido_20_con_20_título-outline2" style:display-name="Contenido con título-outline2" style:family="presentation" style:parent-style-name="Contenido_20_con_20_título-outline1">
      <style:graphic-properties style:writing-mode="lr-tb"/>
      <style:paragraph-properties fo:margin-top="0.4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Contenido_20_con_20_título-outline3" style:display-name="Contenido con título-outline3" style:family="presentation" style:parent-style-name="Contenido_20_con_20_título-outline2">
      <style:graphic-properties style:writing-mode="lr-tb"/>
      <style:paragraph-properties fo:margin-top="0.3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Contenido_20_con_20_título-outline4" style:display-name="Contenido con título-outline4" style:family="presentation" style:parent-style-name="Contenido_20_con_20_título-outline3">
      <style:graphic-properties style:writing-mode="lr-tb"/>
      <style:paragraph-properties fo:margin-top="0.2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Contenido_20_con_20_título-outline5" style:display-name="Contenido con título-outline5" style:family="presentation" style:parent-style-name="Contenido_20_con_20_título-outline4">
      <style:paragraph-properties fo:margin-top="0.1cm" fo:margin-bottom="0cm"/>
      <style:text-properties fo:font-size="20pt" style:font-size-asian="20pt" style:font-size-complex="20pt"/>
    </style:style>
    <style:style style:name="Contenido_20_con_20_título-outline6" style:display-name="Contenido con título-outline6" style:family="presentation" style:parent-style-name="Contenido_20_con_20_título-outline5">
      <style:paragraph-properties fo:margin-top="0.1cm" fo:margin-bottom="0cm"/>
      <style:text-properties fo:font-size="20pt" style:font-size-asian="20pt" style:font-size-complex="20pt"/>
    </style:style>
    <style:style style:name="Contenido_20_con_20_título-outline7" style:display-name="Contenido con título-outline7" style:family="presentation" style:parent-style-name="Contenido_20_con_20_título-outline6">
      <style:paragraph-properties fo:margin-top="0.1cm" fo:margin-bottom="0cm"/>
      <style:text-properties fo:font-size="20pt" style:font-size-asian="20pt" style:font-size-complex="20pt"/>
    </style:style>
    <style:style style:name="Contenido_20_con_20_título-outline8" style:display-name="Contenido con título-outline8" style:family="presentation" style:parent-style-name="Contenido_20_con_20_título-outline7">
      <style:paragraph-properties fo:margin-top="0.1cm" fo:margin-bottom="0cm"/>
      <style:text-properties fo:font-size="20pt" style:font-size-asian="20pt" style:font-size-complex="20pt"/>
    </style:style>
    <style:style style:name="Contenido_20_con_20_título-outline9" style:display-name="Contenido con título-outline9" style:family="presentation" style:parent-style-name="Contenido_20_con_20_título-outline8">
      <style:paragraph-properties fo:margin-top="0.1cm" fo:margin-bottom="0cm"/>
      <style:text-properties fo:font-size="20pt" style:font-size-asian="20pt" style:font-size-complex="20pt"/>
    </style:style>
    <style:style style:name="Contenido_20_con_20_título-subtitle" style:display-name="Contenido con título-subtitle" style:family="presentation">
      <style:graphic-properties draw:stroke="none" draw:fill="none" draw:textarea-vertical-align="middle">
        <text:list-style style:name="Contenido_20_con_20_título-subtitle" style:display-name="Contenido con títu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ido_20_con_20_título-title" style:display-name="Contenido con título-title" style:family="presentation">
      <style:graphic-properties draw:stroke="none" draw:fill="none" draw:textarea-vertical-align="middle" style:writing-mode="lr-tb">
        <text:list-style style:name="Contenido_20_con_20_título-title" style:display-name="Contenido con títu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Imagen_20_con_20_título-background" style:display-name="Imagen con título-background" style:family="presentation">
      <style:graphic-properties draw:stroke="none" draw:fill="solid" draw:fill-color="#15365b"/>
      <style:text-properties style:letter-kerning="true"/>
    </style:style>
    <style:style style:name="Imagen_20_con_20_título-backgroundobjects" style:display-name="Imagen con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n_20_con_20_título-notes" style:display-name="Imagen con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n_20_con_20_título-outline1" style:display-name="Imagen con título-outline1" style:family="presentation">
      <style:graphic-properties draw:stroke="none" draw:fill="none" draw:auto-grow-height="false" draw:fit-to-size="false" style:shrink-to-fit="true" style:writing-mode="lr-tb">
        <text:list-style style:name="Imagen_20_con_20_título-outline1" style:display-name="Imagen con títu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Imagen_20_con_20_título-outline2" style:display-name="Imagen con título-outline2" style:family="presentation" style:parent-style-name="Imagen_20_con_20_título-outline1">
      <style:graphic-properties style:writing-mode="lr-tb"/>
      <style:paragraph-properties fo:margin-top="0.4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Imagen_20_con_20_título-outline3" style:display-name="Imagen con título-outline3" style:family="presentation" style:parent-style-name="Imagen_20_con_20_título-outline2">
      <style:graphic-properties style:writing-mode="lr-tb"/>
      <style:paragraph-properties fo:margin-top="0.3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Imagen_20_con_20_título-outline4" style:display-name="Imagen con título-outline4" style:family="presentation" style:parent-style-name="Imagen_20_con_20_título-outline3">
      <style:graphic-properties style:writing-mode="lr-tb"/>
      <style:paragraph-properties fo:margin-top="0.2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Imagen_20_con_20_título-outline5" style:display-name="Imagen con título-outline5" style:family="presentation" style:parent-style-name="Imagen_20_con_20_título-outline4">
      <style:paragraph-properties fo:margin-top="0.1cm" fo:margin-bottom="0cm"/>
      <style:text-properties fo:font-size="20pt" style:font-size-asian="20pt" style:font-size-complex="20pt"/>
    </style:style>
    <style:style style:name="Imagen_20_con_20_título-outline6" style:display-name="Imagen con título-outline6" style:family="presentation" style:parent-style-name="Imagen_20_con_20_título-outline5">
      <style:paragraph-properties fo:margin-top="0.1cm" fo:margin-bottom="0cm"/>
      <style:text-properties fo:font-size="20pt" style:font-size-asian="20pt" style:font-size-complex="20pt"/>
    </style:style>
    <style:style style:name="Imagen_20_con_20_título-outline7" style:display-name="Imagen con título-outline7" style:family="presentation" style:parent-style-name="Imagen_20_con_20_título-outline6">
      <style:paragraph-properties fo:margin-top="0.1cm" fo:margin-bottom="0cm"/>
      <style:text-properties fo:font-size="20pt" style:font-size-asian="20pt" style:font-size-complex="20pt"/>
    </style:style>
    <style:style style:name="Imagen_20_con_20_título-outline8" style:display-name="Imagen con título-outline8" style:family="presentation" style:parent-style-name="Imagen_20_con_20_título-outline7">
      <style:paragraph-properties fo:margin-top="0.1cm" fo:margin-bottom="0cm"/>
      <style:text-properties fo:font-size="20pt" style:font-size-asian="20pt" style:font-size-complex="20pt"/>
    </style:style>
    <style:style style:name="Imagen_20_con_20_título-outline9" style:display-name="Imagen con título-outline9" style:family="presentation" style:parent-style-name="Imagen_20_con_20_título-outline8">
      <style:paragraph-properties fo:margin-top="0.1cm" fo:margin-bottom="0cm"/>
      <style:text-properties fo:font-size="20pt" style:font-size-asian="20pt" style:font-size-complex="20pt"/>
    </style:style>
    <style:style style:name="Imagen_20_con_20_título-subtitle" style:display-name="Imagen con título-subtitle" style:family="presentation">
      <style:graphic-properties draw:stroke="none" draw:fill="none" draw:textarea-vertical-align="middle">
        <text:list-style style:name="Imagen_20_con_20_título-subtitle" style:display-name="Imagen con títu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n_20_con_20_título-title" style:display-name="Imagen con título-title" style:family="presentation">
      <style:graphic-properties draw:stroke="none" draw:fill="none" draw:textarea-vertical-align="middle" style:writing-mode="lr-tb">
        <text:list-style style:name="Imagen_20_con_20_título-title" style:display-name="Imagen con títu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ítulo_20_y_20_objetos_5f_-background" style:display-name="Título y objetos_-background" style:family="presentation">
      <style:graphic-properties draw:stroke="none" draw:fill="solid" draw:fill-color="#15365b"/>
      <style:text-properties style:letter-kerning="true"/>
    </style:style>
    <style:style style:name="Título_20_y_20_objetos_5f_-backgroundobjects" style:display-name="Título y objetos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_5f_-notes" style:display-name="Título y objetos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_5f_-outline1" style:display-name="Título y objetos_-outline1" style:family="presentation">
      <style:graphic-properties draw:stroke="none" draw:fill="none" draw:auto-grow-height="false" draw:fit-to-size="false" style:shrink-to-fit="true" style:writing-mode="lr-tb">
        <text:list-style style:name="Título_20_y_20_objetos_5f_-outline1" style:display-name="Título y objetos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ítulo_20_y_20_objetos_5f_-outline2" style:display-name="Título y objetos_-outline2" style:family="presentation" style:parent-style-name="Título_20_y_20_objetos_5f_-outline1">
      <style:graphic-properties style:writing-mode="lr-tb"/>
      <style:paragraph-properties fo:margin-top="0.4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Título_20_y_20_objetos_5f_-outline3" style:display-name="Título y objetos_-outline3" style:family="presentation" style:parent-style-name="Título_20_y_20_objetos_5f_-outline2">
      <style:graphic-properties style:writing-mode="lr-tb"/>
      <style:paragraph-properties fo:margin-top="0.3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ítulo_20_y_20_objetos_5f_-outline4" style:display-name="Título y objetos_-outline4" style:family="presentation" style:parent-style-name="Título_20_y_20_objetos_5f_-outline3">
      <style:graphic-properties style:writing-mode="lr-tb"/>
      <style:paragraph-properties fo:margin-top="0.2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ítulo_20_y_20_objetos_5f_-outline5" style:display-name="Título y objetos_-outline5" style:family="presentation" style:parent-style-name="Título_20_y_20_objetos_5f_-outline4">
      <style:paragraph-properties fo:margin-top="0.1cm" fo:margin-bottom="0cm"/>
      <style:text-properties fo:font-size="20pt" style:font-size-asian="20pt" style:font-size-complex="20pt"/>
    </style:style>
    <style:style style:name="Título_20_y_20_objetos_5f_-outline6" style:display-name="Título y objetos_-outline6" style:family="presentation" style:parent-style-name="Título_20_y_20_objetos_5f_-outline5">
      <style:paragraph-properties fo:margin-top="0.1cm" fo:margin-bottom="0cm"/>
      <style:text-properties fo:font-size="20pt" style:font-size-asian="20pt" style:font-size-complex="20pt"/>
    </style:style>
    <style:style style:name="Título_20_y_20_objetos_5f_-outline7" style:display-name="Título y objetos_-outline7" style:family="presentation" style:parent-style-name="Título_20_y_20_objetos_5f_-outline6">
      <style:paragraph-properties fo:margin-top="0.1cm" fo:margin-bottom="0cm"/>
      <style:text-properties fo:font-size="20pt" style:font-size-asian="20pt" style:font-size-complex="20pt"/>
    </style:style>
    <style:style style:name="Título_20_y_20_objetos_5f_-outline8" style:display-name="Título y objetos_-outline8" style:family="presentation" style:parent-style-name="Título_20_y_20_objetos_5f_-outline7">
      <style:paragraph-properties fo:margin-top="0.1cm" fo:margin-bottom="0cm"/>
      <style:text-properties fo:font-size="20pt" style:font-size-asian="20pt" style:font-size-complex="20pt"/>
    </style:style>
    <style:style style:name="Título_20_y_20_objetos_5f_-outline9" style:display-name="Título y objetos_-outline9" style:family="presentation" style:parent-style-name="Título_20_y_20_objetos_5f_-outline8">
      <style:paragraph-properties fo:margin-top="0.1cm" fo:margin-bottom="0cm"/>
      <style:text-properties fo:font-size="20pt" style:font-size-asian="20pt" style:font-size-complex="20pt"/>
    </style:style>
    <style:style style:name="Título_20_y_20_objetos_5f_-subtitle" style:display-name="Título y objetos_-subtitle" style:family="presentation">
      <style:graphic-properties draw:stroke="none" draw:fill="none" draw:textarea-vertical-align="middle">
        <text:list-style style:name="Título_20_y_20_objetos_5f_-subtitle" style:display-name="Título y objetos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_5f_-title" style:display-name="Título y objetos_-title" style:family="presentation">
      <style:graphic-properties draw:stroke="none" draw:fill="none" draw:textarea-vertical-align="middle" style:writing-mode="lr-tb">
        <text:list-style style:name="Título_20_y_20_objetos_5f_-title" style:display-name="Título y objetos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ítulo_20_y_20_objetos_5f__5f_-background" style:display-name="Título y objetos__-background" style:family="presentation">
      <style:graphic-properties draw:stroke="none" draw:fill="solid" draw:fill-color="#15365b"/>
      <style:text-properties style:letter-kerning="true"/>
    </style:style>
    <style:style style:name="Título_20_y_20_objetos_5f__5f_-backgroundobjects" style:display-name="Título y objetos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_5f__5f_-notes" style:display-name="Título y objetos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_5f__5f_-outline1" style:display-name="Título y objetos__-outline1" style:family="presentation">
      <style:graphic-properties draw:stroke="none" draw:fill="none" draw:auto-grow-height="false" draw:fit-to-size="false" style:shrink-to-fit="true" style:writing-mode="lr-tb">
        <text:list-style style:name="Título_20_y_20_objetos_5f__5f_-outline1" style:display-name="Título y objetos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ítulo_20_y_20_objetos_5f__5f_-outline2" style:display-name="Título y objetos__-outline2" style:family="presentation" style:parent-style-name="Título_20_y_20_objetos_5f__5f_-outline1">
      <style:graphic-properties style:writing-mode="lr-tb"/>
      <style:paragraph-properties fo:margin-top="0.4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Título_20_y_20_objetos_5f__5f_-outline3" style:display-name="Título y objetos__-outline3" style:family="presentation" style:parent-style-name="Título_20_y_20_objetos_5f__5f_-outline2">
      <style:graphic-properties style:writing-mode="lr-tb"/>
      <style:paragraph-properties fo:margin-top="0.3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ítulo_20_y_20_objetos_5f__5f_-outline4" style:display-name="Título y objetos__-outline4" style:family="presentation" style:parent-style-name="Título_20_y_20_objetos_5f__5f_-outline3">
      <style:graphic-properties style:writing-mode="lr-tb"/>
      <style:paragraph-properties fo:margin-top="0.2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ítulo_20_y_20_objetos_5f__5f_-outline5" style:display-name="Título y objetos__-outline5" style:family="presentation" style:parent-style-name="Título_20_y_20_objetos_5f__5f_-outline4">
      <style:paragraph-properties fo:margin-top="0.1cm" fo:margin-bottom="0cm"/>
      <style:text-properties fo:font-size="20pt" style:font-size-asian="20pt" style:font-size-complex="20pt"/>
    </style:style>
    <style:style style:name="Título_20_y_20_objetos_5f__5f_-outline6" style:display-name="Título y objetos__-outline6" style:family="presentation" style:parent-style-name="Título_20_y_20_objetos_5f__5f_-outline5">
      <style:paragraph-properties fo:margin-top="0.1cm" fo:margin-bottom="0cm"/>
      <style:text-properties fo:font-size="20pt" style:font-size-asian="20pt" style:font-size-complex="20pt"/>
    </style:style>
    <style:style style:name="Título_20_y_20_objetos_5f__5f_-outline7" style:display-name="Título y objetos__-outline7" style:family="presentation" style:parent-style-name="Título_20_y_20_objetos_5f__5f_-outline6">
      <style:paragraph-properties fo:margin-top="0.1cm" fo:margin-bottom="0cm"/>
      <style:text-properties fo:font-size="20pt" style:font-size-asian="20pt" style:font-size-complex="20pt"/>
    </style:style>
    <style:style style:name="Título_20_y_20_objetos_5f__5f_-outline8" style:display-name="Título y objetos__-outline8" style:family="presentation" style:parent-style-name="Título_20_y_20_objetos_5f__5f_-outline7">
      <style:paragraph-properties fo:margin-top="0.1cm" fo:margin-bottom="0cm"/>
      <style:text-properties fo:font-size="20pt" style:font-size-asian="20pt" style:font-size-complex="20pt"/>
    </style:style>
    <style:style style:name="Título_20_y_20_objetos_5f__5f_-outline9" style:display-name="Título y objetos__-outline9" style:family="presentation" style:parent-style-name="Título_20_y_20_objetos_5f__5f_-outline8">
      <style:paragraph-properties fo:margin-top="0.1cm" fo:margin-bottom="0cm"/>
      <style:text-properties fo:font-size="20pt" style:font-size-asian="20pt" style:font-size-complex="20pt"/>
    </style:style>
    <style:style style:name="Título_20_y_20_objetos_5f__5f_-subtitle" style:display-name="Título y objetos__-subtitle" style:family="presentation">
      <style:graphic-properties draw:stroke="none" draw:fill="none" draw:textarea-vertical-align="middle">
        <text:list-style style:name="Título_20_y_20_objetos_5f__5f_-subtitle" style:display-name="Título y objetos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_5f__5f_-title" style:display-name="Título y objetos__-title" style:family="presentation">
      <style:graphic-properties draw:stroke="none" draw:fill="none" draw:textarea-vertical-align="middle" style:writing-mode="lr-tb">
        <text:list-style style:name="Título_20_y_20_objetos_5f__5f_-title" style:display-name="Título y objetos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ítulo_20_y_20_objetos_5f__5f__5f_-background" style:display-name="Título y objetos___-background" style:family="presentation">
      <style:graphic-properties draw:stroke="none" draw:fill="solid" draw:fill-color="#15365b"/>
      <style:text-properties style:letter-kerning="true"/>
    </style:style>
    <style:style style:name="Título_20_y_20_objetos_5f__5f__5f_-backgroundobjects" style:display-name="Título y objetos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_5f__5f__5f_-notes" style:display-name="Título y objetos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_5f__5f__5f_-outline1" style:display-name="Título y objetos___-outline1" style:family="presentation">
      <style:graphic-properties draw:stroke="none" draw:fill="none" draw:auto-grow-height="false" draw:fit-to-size="false" style:shrink-to-fit="true" style:writing-mode="lr-tb">
        <text:list-style style:name="Título_20_y_20_objetos_5f__5f__5f_-outline1" style:display-name="Título y objetos_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ítulo_20_y_20_objetos_5f__5f__5f_-outline2" style:display-name="Título y objetos___-outline2" style:family="presentation" style:parent-style-name="Título_20_y_20_objetos_5f__5f__5f_-outline1">
      <style:graphic-properties style:writing-mode="lr-tb"/>
      <style:paragraph-properties fo:margin-top="0.4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Título_20_y_20_objetos_5f__5f__5f_-outline3" style:display-name="Título y objetos___-outline3" style:family="presentation" style:parent-style-name="Título_20_y_20_objetos_5f__5f__5f_-outline2">
      <style:graphic-properties style:writing-mode="lr-tb"/>
      <style:paragraph-properties fo:margin-top="0.3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ítulo_20_y_20_objetos_5f__5f__5f_-outline4" style:display-name="Título y objetos___-outline4" style:family="presentation" style:parent-style-name="Título_20_y_20_objetos_5f__5f__5f_-outline3">
      <style:graphic-properties style:writing-mode="lr-tb"/>
      <style:paragraph-properties fo:margin-top="0.2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ítulo_20_y_20_objetos_5f__5f__5f_-outline5" style:display-name="Título y objetos___-outline5" style:family="presentation" style:parent-style-name="Título_20_y_20_objetos_5f__5f__5f_-outline4">
      <style:paragraph-properties fo:margin-top="0.1cm" fo:margin-bottom="0cm"/>
      <style:text-properties fo:font-size="20pt" style:font-size-asian="20pt" style:font-size-complex="20pt"/>
    </style:style>
    <style:style style:name="Título_20_y_20_objetos_5f__5f__5f_-outline6" style:display-name="Título y objetos___-outline6" style:family="presentation" style:parent-style-name="Título_20_y_20_objetos_5f__5f__5f_-outline5">
      <style:paragraph-properties fo:margin-top="0.1cm" fo:margin-bottom="0cm"/>
      <style:text-properties fo:font-size="20pt" style:font-size-asian="20pt" style:font-size-complex="20pt"/>
    </style:style>
    <style:style style:name="Título_20_y_20_objetos_5f__5f__5f_-outline7" style:display-name="Título y objetos___-outline7" style:family="presentation" style:parent-style-name="Título_20_y_20_objetos_5f__5f__5f_-outline6">
      <style:paragraph-properties fo:margin-top="0.1cm" fo:margin-bottom="0cm"/>
      <style:text-properties fo:font-size="20pt" style:font-size-asian="20pt" style:font-size-complex="20pt"/>
    </style:style>
    <style:style style:name="Título_20_y_20_objetos_5f__5f__5f_-outline8" style:display-name="Título y objetos___-outline8" style:family="presentation" style:parent-style-name="Título_20_y_20_objetos_5f__5f__5f_-outline7">
      <style:paragraph-properties fo:margin-top="0.1cm" fo:margin-bottom="0cm"/>
      <style:text-properties fo:font-size="20pt" style:font-size-asian="20pt" style:font-size-complex="20pt"/>
    </style:style>
    <style:style style:name="Título_20_y_20_objetos_5f__5f__5f_-outline9" style:display-name="Título y objetos___-outline9" style:family="presentation" style:parent-style-name="Título_20_y_20_objetos_5f__5f__5f_-outline8">
      <style:paragraph-properties fo:margin-top="0.1cm" fo:margin-bottom="0cm"/>
      <style:text-properties fo:font-size="20pt" style:font-size-asian="20pt" style:font-size-complex="20pt"/>
    </style:style>
    <style:style style:name="Título_20_y_20_objetos_5f__5f__5f_-subtitle" style:display-name="Título y objetos___-subtitle" style:family="presentation">
      <style:graphic-properties draw:stroke="none" draw:fill="none" draw:textarea-vertical-align="middle">
        <text:list-style style:name="Título_20_y_20_objetos_5f__5f__5f_-subtitle" style:display-name="Título y objetos_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_5f__5f__5f_-title" style:display-name="Título y objetos___-title" style:family="presentation">
      <style:graphic-properties draw:stroke="none" draw:fill="none" draw:textarea-vertical-align="middle" style:writing-mode="lr-tb">
        <text:list-style style:name="Título_20_y_20_objetos_5f__5f__5f_-title" style:display-name="Título y objetos_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ítulo_20_y_20_objetos_5f__5f__5f__5f_-background" style:display-name="Título y objetos____-background" style:family="presentation">
      <style:graphic-properties draw:stroke="none" draw:fill="solid" draw:fill-color="#15365b"/>
      <style:text-properties style:letter-kerning="true"/>
    </style:style>
    <style:style style:name="Título_20_y_20_objetos_5f__5f__5f__5f_-backgroundobjects" style:display-name="Título y objetos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_5f__5f__5f__5f_-notes" style:display-name="Título y objetos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_5f__5f__5f__5f_-outline1" style:display-name="Título y objetos____-outline1" style:family="presentation">
      <style:graphic-properties draw:stroke="none" draw:fill="none" draw:auto-grow-height="false" draw:fit-to-size="false" style:shrink-to-fit="true" style:writing-mode="lr-tb">
        <text:list-style style:name="Título_20_y_20_objetos_5f__5f__5f__5f_-outline1" style:display-name="Título y objetos__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ítulo_20_y_20_objetos_5f__5f__5f__5f_-outline2" style:display-name="Título y objetos____-outline2" style:family="presentation" style:parent-style-name="Título_20_y_20_objetos_5f__5f__5f__5f_-outline1">
      <style:graphic-properties style:writing-mode="lr-tb"/>
      <style:paragraph-properties fo:margin-top="0.4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Título_20_y_20_objetos_5f__5f__5f__5f_-outline3" style:display-name="Título y objetos____-outline3" style:family="presentation" style:parent-style-name="Título_20_y_20_objetos_5f__5f__5f__5f_-outline2">
      <style:graphic-properties style:writing-mode="lr-tb"/>
      <style:paragraph-properties fo:margin-top="0.3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ítulo_20_y_20_objetos_5f__5f__5f__5f_-outline4" style:display-name="Título y objetos____-outline4" style:family="presentation" style:parent-style-name="Título_20_y_20_objetos_5f__5f__5f__5f_-outline3">
      <style:graphic-properties style:writing-mode="lr-tb"/>
      <style:paragraph-properties fo:margin-top="0.2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ítulo_20_y_20_objetos_5f__5f__5f__5f_-outline5" style:display-name="Título y objetos____-outline5" style:family="presentation" style:parent-style-name="Título_20_y_20_objetos_5f__5f__5f__5f_-outline4">
      <style:paragraph-properties fo:margin-top="0.1cm" fo:margin-bottom="0cm"/>
      <style:text-properties fo:font-size="20pt" style:font-size-asian="20pt" style:font-size-complex="20pt"/>
    </style:style>
    <style:style style:name="Título_20_y_20_objetos_5f__5f__5f__5f_-outline6" style:display-name="Título y objetos____-outline6" style:family="presentation" style:parent-style-name="Título_20_y_20_objetos_5f__5f__5f__5f_-outline5">
      <style:paragraph-properties fo:margin-top="0.1cm" fo:margin-bottom="0cm"/>
      <style:text-properties fo:font-size="20pt" style:font-size-asian="20pt" style:font-size-complex="20pt"/>
    </style:style>
    <style:style style:name="Título_20_y_20_objetos_5f__5f__5f__5f_-outline7" style:display-name="Título y objetos____-outline7" style:family="presentation" style:parent-style-name="Título_20_y_20_objetos_5f__5f__5f__5f_-outline6">
      <style:paragraph-properties fo:margin-top="0.1cm" fo:margin-bottom="0cm"/>
      <style:text-properties fo:font-size="20pt" style:font-size-asian="20pt" style:font-size-complex="20pt"/>
    </style:style>
    <style:style style:name="Título_20_y_20_objetos_5f__5f__5f__5f_-outline8" style:display-name="Título y objetos____-outline8" style:family="presentation" style:parent-style-name="Título_20_y_20_objetos_5f__5f__5f__5f_-outline7">
      <style:paragraph-properties fo:margin-top="0.1cm" fo:margin-bottom="0cm"/>
      <style:text-properties fo:font-size="20pt" style:font-size-asian="20pt" style:font-size-complex="20pt"/>
    </style:style>
    <style:style style:name="Título_20_y_20_objetos_5f__5f__5f__5f_-outline9" style:display-name="Título y objetos____-outline9" style:family="presentation" style:parent-style-name="Título_20_y_20_objetos_5f__5f__5f__5f_-outline8">
      <style:paragraph-properties fo:margin-top="0.1cm" fo:margin-bottom="0cm"/>
      <style:text-properties fo:font-size="20pt" style:font-size-asian="20pt" style:font-size-complex="20pt"/>
    </style:style>
    <style:style style:name="Título_20_y_20_objetos_5f__5f__5f__5f_-subtitle" style:display-name="Título y objetos____-subtitle" style:family="presentation">
      <style:graphic-properties draw:stroke="none" draw:fill="none" draw:textarea-vertical-align="middle">
        <text:list-style style:name="Título_20_y_20_objetos_5f__5f__5f__5f_-subtitle" style:display-name="Título y objetos__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_5f__5f__5f__5f_-title" style:display-name="Título y objetos____-title" style:family="presentation">
      <style:graphic-properties draw:stroke="none" draw:fill="none" draw:textarea-vertical-align="middle" style:writing-mode="lr-tb">
        <text:list-style style:name="Título_20_y_20_objetos_5f__5f__5f__5f_-title" style:display-name="Título y objetos__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ítulo_20_y_20_objetos_5f__5f__5f__5f__5f_-background" style:display-name="Título y objetos_____-background" style:family="presentation">
      <style:graphic-properties draw:stroke="none" draw:fill="solid" draw:fill-color="#15365b"/>
      <style:text-properties style:letter-kerning="true"/>
    </style:style>
    <style:style style:name="Título_20_y_20_objetos_5f__5f__5f__5f__5f_-backgroundobjects" style:display-name="Título y objetos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_5f__5f__5f__5f__5f_-notes" style:display-name="Título y objetos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_5f__5f__5f__5f__5f_-outline1" style:display-name="Título y objetos_____-outline1" style:family="presentation">
      <style:graphic-properties draw:stroke="none" draw:fill="none" draw:auto-grow-height="false" draw:fit-to-size="false" style:shrink-to-fit="true" style:writing-mode="lr-tb">
        <text:list-style style:name="Título_20_y_20_objetos_5f__5f__5f__5f__5f_-outline1" style:display-name="Título y objetos___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ítulo_20_y_20_objetos_5f__5f__5f__5f__5f_-outline2" style:display-name="Título y objetos_____-outline2" style:family="presentation" style:parent-style-name="Título_20_y_20_objetos_5f__5f__5f__5f__5f_-outline1">
      <style:graphic-properties style:writing-mode="lr-tb"/>
      <style:paragraph-properties fo:margin-top="0.4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Título_20_y_20_objetos_5f__5f__5f__5f__5f_-outline3" style:display-name="Título y objetos_____-outline3" style:family="presentation" style:parent-style-name="Título_20_y_20_objetos_5f__5f__5f__5f__5f_-outline2">
      <style:graphic-properties style:writing-mode="lr-tb"/>
      <style:paragraph-properties fo:margin-top="0.3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ítulo_20_y_20_objetos_5f__5f__5f__5f__5f_-outline4" style:display-name="Título y objetos_____-outline4" style:family="presentation" style:parent-style-name="Título_20_y_20_objetos_5f__5f__5f__5f__5f_-outline3">
      <style:graphic-properties style:writing-mode="lr-tb"/>
      <style:paragraph-properties fo:margin-top="0.2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ítulo_20_y_20_objetos_5f__5f__5f__5f__5f_-outline5" style:display-name="Título y objetos_____-outline5" style:family="presentation" style:parent-style-name="Título_20_y_20_objetos_5f__5f__5f__5f__5f_-outline4">
      <style:paragraph-properties fo:margin-top="0.1cm" fo:margin-bottom="0cm"/>
      <style:text-properties fo:font-size="20pt" style:font-size-asian="20pt" style:font-size-complex="20pt"/>
    </style:style>
    <style:style style:name="Título_20_y_20_objetos_5f__5f__5f__5f__5f_-outline6" style:display-name="Título y objetos_____-outline6" style:family="presentation" style:parent-style-name="Título_20_y_20_objetos_5f__5f__5f__5f__5f_-outline5">
      <style:paragraph-properties fo:margin-top="0.1cm" fo:margin-bottom="0cm"/>
      <style:text-properties fo:font-size="20pt" style:font-size-asian="20pt" style:font-size-complex="20pt"/>
    </style:style>
    <style:style style:name="Título_20_y_20_objetos_5f__5f__5f__5f__5f_-outline7" style:display-name="Título y objetos_____-outline7" style:family="presentation" style:parent-style-name="Título_20_y_20_objetos_5f__5f__5f__5f__5f_-outline6">
      <style:paragraph-properties fo:margin-top="0.1cm" fo:margin-bottom="0cm"/>
      <style:text-properties fo:font-size="20pt" style:font-size-asian="20pt" style:font-size-complex="20pt"/>
    </style:style>
    <style:style style:name="Título_20_y_20_objetos_5f__5f__5f__5f__5f_-outline8" style:display-name="Título y objetos_____-outline8" style:family="presentation" style:parent-style-name="Título_20_y_20_objetos_5f__5f__5f__5f__5f_-outline7">
      <style:paragraph-properties fo:margin-top="0.1cm" fo:margin-bottom="0cm"/>
      <style:text-properties fo:font-size="20pt" style:font-size-asian="20pt" style:font-size-complex="20pt"/>
    </style:style>
    <style:style style:name="Título_20_y_20_objetos_5f__5f__5f__5f__5f_-outline9" style:display-name="Título y objetos_____-outline9" style:family="presentation" style:parent-style-name="Título_20_y_20_objetos_5f__5f__5f__5f__5f_-outline8">
      <style:paragraph-properties fo:margin-top="0.1cm" fo:margin-bottom="0cm"/>
      <style:text-properties fo:font-size="20pt" style:font-size-asian="20pt" style:font-size-complex="20pt"/>
    </style:style>
    <style:style style:name="Título_20_y_20_objetos_5f__5f__5f__5f__5f_-subtitle" style:display-name="Título y objetos_____-subtitle" style:family="presentation">
      <style:graphic-properties draw:stroke="none" draw:fill="none" draw:textarea-vertical-align="middle">
        <text:list-style style:name="Título_20_y_20_objetos_5f__5f__5f__5f__5f_-subtitle" style:display-name="Título y objetos___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_5f__5f__5f__5f__5f_-title" style:display-name="Título y objetos_____-title" style:family="presentation">
      <style:graphic-properties draw:stroke="none" draw:fill="none" draw:textarea-vertical-align="middle" style:writing-mode="lr-tb">
        <text:list-style style:name="Título_20_y_20_objetos_5f__5f__5f__5f__5f_-title" style:display-name="Título y objetos___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ítulo_20_y_20_objetos_5f__5f__5f__5f__5f__5f_-background" style:display-name="Título y objetos______-background" style:family="presentation">
      <style:graphic-properties draw:stroke="none" draw:fill="solid" draw:fill-color="#15365b"/>
      <style:text-properties style:letter-kerning="true"/>
    </style:style>
    <style:style style:name="Título_20_y_20_objetos_5f__5f__5f__5f__5f__5f_-backgroundobjects" style:display-name="Título y objetos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_5f__5f__5f__5f__5f__5f_-notes" style:display-name="Título y objetos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_5f__5f__5f__5f__5f__5f_-outline1" style:display-name="Título y objetos______-outline1" style:family="presentation">
      <style:graphic-properties draw:stroke="none" draw:fill="none" draw:auto-grow-height="false" draw:fit-to-size="false" style:shrink-to-fit="true" style:writing-mode="lr-tb">
        <text:list-style style:name="Título_20_y_20_objetos_5f__5f__5f__5f__5f__5f_-outline1" style:display-name="Título y objetos____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ítulo_20_y_20_objetos_5f__5f__5f__5f__5f__5f_-outline2" style:display-name="Título y objetos______-outline2" style:family="presentation" style:parent-style-name="Título_20_y_20_objetos_5f__5f__5f__5f__5f__5f_-outline1">
      <style:graphic-properties style:writing-mode="lr-tb"/>
      <style:paragraph-properties fo:margin-top="0.4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Título_20_y_20_objetos_5f__5f__5f__5f__5f__5f_-outline3" style:display-name="Título y objetos______-outline3" style:family="presentation" style:parent-style-name="Título_20_y_20_objetos_5f__5f__5f__5f__5f__5f_-outline2">
      <style:graphic-properties style:writing-mode="lr-tb"/>
      <style:paragraph-properties fo:margin-top="0.3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ítulo_20_y_20_objetos_5f__5f__5f__5f__5f__5f_-outline4" style:display-name="Título y objetos______-outline4" style:family="presentation" style:parent-style-name="Título_20_y_20_objetos_5f__5f__5f__5f__5f__5f_-outline3">
      <style:graphic-properties style:writing-mode="lr-tb"/>
      <style:paragraph-properties fo:margin-top="0.2cm" fo:margin-bottom="0cm" fo:line-height="9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ítulo_20_y_20_objetos_5f__5f__5f__5f__5f__5f_-outline5" style:display-name="Título y objetos______-outline5" style:family="presentation" style:parent-style-name="Título_20_y_20_objetos_5f__5f__5f__5f__5f__5f_-outline4">
      <style:paragraph-properties fo:margin-top="0.1cm" fo:margin-bottom="0cm"/>
      <style:text-properties fo:font-size="20pt" style:font-size-asian="20pt" style:font-size-complex="20pt"/>
    </style:style>
    <style:style style:name="Título_20_y_20_objetos_5f__5f__5f__5f__5f__5f_-outline6" style:display-name="Título y objetos______-outline6" style:family="presentation" style:parent-style-name="Título_20_y_20_objetos_5f__5f__5f__5f__5f__5f_-outline5">
      <style:paragraph-properties fo:margin-top="0.1cm" fo:margin-bottom="0cm"/>
      <style:text-properties fo:font-size="20pt" style:font-size-asian="20pt" style:font-size-complex="20pt"/>
    </style:style>
    <style:style style:name="Título_20_y_20_objetos_5f__5f__5f__5f__5f__5f_-outline7" style:display-name="Título y objetos______-outline7" style:family="presentation" style:parent-style-name="Título_20_y_20_objetos_5f__5f__5f__5f__5f__5f_-outline6">
      <style:paragraph-properties fo:margin-top="0.1cm" fo:margin-bottom="0cm"/>
      <style:text-properties fo:font-size="20pt" style:font-size-asian="20pt" style:font-size-complex="20pt"/>
    </style:style>
    <style:style style:name="Título_20_y_20_objetos_5f__5f__5f__5f__5f__5f_-outline8" style:display-name="Título y objetos______-outline8" style:family="presentation" style:parent-style-name="Título_20_y_20_objetos_5f__5f__5f__5f__5f__5f_-outline7">
      <style:paragraph-properties fo:margin-top="0.1cm" fo:margin-bottom="0cm"/>
      <style:text-properties fo:font-size="20pt" style:font-size-asian="20pt" style:font-size-complex="20pt"/>
    </style:style>
    <style:style style:name="Título_20_y_20_objetos_5f__5f__5f__5f__5f__5f_-outline9" style:display-name="Título y objetos______-outline9" style:family="presentation" style:parent-style-name="Título_20_y_20_objetos_5f__5f__5f__5f__5f__5f_-outline8">
      <style:paragraph-properties fo:margin-top="0.1cm" fo:margin-bottom="0cm"/>
      <style:text-properties fo:font-size="20pt" style:font-size-asian="20pt" style:font-size-complex="20pt"/>
    </style:style>
    <style:style style:name="Título_20_y_20_objetos_5f__5f__5f__5f__5f__5f_-subtitle" style:display-name="Título y objetos______-subtitle" style:family="presentation">
      <style:graphic-properties draw:stroke="none" draw:fill="none" draw:textarea-vertical-align="middle">
        <text:list-style style:name="Título_20_y_20_objetos_5f__5f__5f__5f__5f__5f_-subtitle" style:display-name="Título y objetos____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_5f__5f__5f__5f__5f__5f_-title" style:display-name="Título y objetos______-title" style:family="presentation">
      <style:graphic-properties draw:stroke="none" draw:fill="none" draw:textarea-vertical-align="middle" style:writing-mode="lr-tb">
        <text:list-style style:name="Título_20_y_20_objetos_5f__5f__5f__5f__5f__5f_-title" style:display-name="Título y objetos____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15365b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Mgr4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5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Mgr6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7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Mgr8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9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Mgr10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11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Mgr12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13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Mgr14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15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Mgr16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17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Mgr18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19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Mgr20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21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Mgr22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23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Mgr24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25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Mgr26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27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Mgr28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29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Mgr30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31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Mgr32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33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Mgr34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35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Mgr36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37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Mgr38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39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Mgr40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pr1" style:family="presentation" style:parent-style-name="Diapositiva_20_de_20_título-title">
      <style:graphic-properties draw:stroke="none" svg:stroke-width="0.026cm" draw:stroke-linejoin="miter" draw:fill="none" loext:fill-use-slide-background="false" draw:textarea-horizontal-align="justify" draw:textarea-vertical-align="bottom" draw:auto-grow-height="true" draw:fit-to-size="false" style:shrink-to-fit="false" fo:min-height="3.181cm" fo:padding-top="0.254cm" fo:padding-bottom="0.254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" style:family="presentation" style:parent-style-name="Diapositiva_20_de_20_título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iapositiva_20_de_20_título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Título_20_y_20_texto_20_vertical-title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.635cm" fo:padding-bottom="0.127cm" fo:padding-left="1.016cm" fo:padding-right="1.016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5" style:family="presentation" style:parent-style-name="Título_20_y_20_texto_20_vertical-outline1">
      <style:graphic-properties draw:stroke="none" svg:stroke-width="0.026cm" draw:stroke-linejoin="miter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tb-rl"/>
    </style:style>
    <style:style style:name="Mpr6" style:family="presentation" style:parent-style-name="Título_20_y_20_texto_20_vertical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7" style:family="presentation" style:parent-style-name="Título_20_y_20_texto_20_vertical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8" style:family="presentation" style:parent-style-name="Título_20_vertical_20_y_20_texto-title">
      <style:graphic-properties draw:stroke="none" svg:stroke-width="0.026cm" draw:stroke-linejoin="miter" draw:fill="none" loext:fill-use-slide-background="false" draw:textarea-horizontal-align="right" draw:textarea-vertical-align="top" draw:auto-grow-height="false" draw:auto-grow-width="false" draw:fit-to-size="false" style:shrink-to-fit="false" fo:min-height="3.181cm" fo:min-width="22.86cm" fo:padding-top="1.016cm" fo:padding-bottom="1.016cm" fo:padding-left="0.635cm" fo:padding-right="0.127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tb-rl"/>
    </style:style>
    <style:style style:name="Mpr9" style:family="presentation" style:parent-style-name="Título_20_vertical_20_y_20_texto-outline1">
      <style:graphic-properties draw:stroke="none" svg:stroke-width="0.026cm" draw:stroke-linejoin="miter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tb-rl"/>
    </style:style>
    <style:style style:name="Mpr10" style:family="presentation" style:parent-style-name="Título_20_vertical_20_y_20_texto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1" style:family="presentation" style:parent-style-name="Título_20_vertical_20_y_20_texto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2" style:family="presentation" style:parent-style-name="Título_2c__20_texto_20_y_20_objetos-title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.635cm" fo:padding-bottom="0.127cm" fo:padding-left="1.016cm" fo:padding-right="1.016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3" style:family="presentation" style:parent-style-name="Título_2c__20_texto_20_y_20_objetos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4" style:family="presentation" style:parent-style-name="Título_2c__20_texto_20_y_20_objeto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5" style:family="presentation" style:parent-style-name="Título_2c__20_texto_20_y_20_objeto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6" style:family="presentation" style:parent-style-name="Título_20_y_20_tabla-title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.635cm" fo:padding-bottom="0.127cm" fo:padding-left="1.016cm" fo:padding-right="1.016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7" style:family="presentation" style:parent-style-name="Título_20_y_20_tabla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8" style:family="presentation" style:parent-style-name="Título_20_y_20_tabla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9" style:family="presentation" style:parent-style-name="Título_20_y_20_objetos-title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.635cm" fo:padding-bottom="0.127cm" fo:padding-left="1.016cm" fo:padding-right="1.016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0" style:family="presentation" style:parent-style-name="Título_20_y_20_objetos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1" style:family="presentation" style:parent-style-name="Título_20_y_20_objeto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2" style:family="presentation" style:parent-style-name="Título_20_y_20_objeto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3" style:family="presentation" style:parent-style-name="Encabezado_20_de_20_sección-title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.635cm" fo:padding-bottom="0.127cm" fo:padding-left="1.016cm" fo:padding-right="1.016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4" style:family="presentation" style:parent-style-name="Encabezado_20_de_20_sección-outline1">
      <style:graphic-properties draw:stroke="none" svg:stroke-width="0.026cm" draw:stroke-linejoin="miter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5" style:family="presentation" style:parent-style-name="Encabezado_20_de_20_secció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6" style:family="presentation" style:parent-style-name="Encabezado_20_de_20_secció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7" style:family="presentation" style:parent-style-name="Dos_20_objetos-title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.635cm" fo:padding-bottom="0.127cm" fo:padding-left="1.016cm" fo:padding-right="1.016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8" style:family="presentation" style:parent-style-name="Dos_20_objetos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9" style:family="presentation" style:parent-style-name="Dos_20_objeto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0" style:family="presentation" style:parent-style-name="Dos_20_objeto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1" style:family="presentation" style:parent-style-name="Comparación-title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.635cm" fo:padding-bottom="0.127cm" fo:padding-left="1.016cm" fo:padding-right="1.016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2" style:family="presentation" style:parent-style-name="Comparación-outline1">
      <style:graphic-properties draw:stroke="none" svg:stroke-width="0.026cm" draw:stroke-linejoin="miter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3" style:family="presentation" style:parent-style-name="Comparación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4" style:family="presentation" style:parent-style-name="Comparació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5" style:family="presentation" style:parent-style-name="Comparació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6" style:family="presentation" style:parent-style-name="Sólo_20_el_20_título-title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.635cm" fo:padding-bottom="0.127cm" fo:padding-left="1.016cm" fo:padding-right="1.016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7" style:family="presentation" style:parent-style-name="Sólo_20_el_20_título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8" style:family="presentation" style:parent-style-name="Sólo_20_el_20_título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9" style:family="presentation" style:parent-style-name="En_20_blanco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0" style:family="presentation" style:parent-style-name="En_20_blanco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1" style:family="presentation" style:parent-style-name="Contenido_20_con_20_título-title">
      <style:graphic-properties draw:stroke="none" svg:stroke-width="0.026cm" draw:stroke-linejoin="miter" draw:fill="none" loext:fill-use-slide-background="false" draw:textarea-horizontal-align="justify" draw:textarea-vertical-align="bottom" draw:auto-grow-height="false" draw:fit-to-size="false" style:shrink-to-fit="false" fo:min-height="3.181cm" fo:padding-top="0.635cm" fo:padding-bottom="0.127cm" fo:padding-left="1.016cm" fo:padding-right="1.016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42" style:family="presentation" style:parent-style-name="Contenido_20_con_20_título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43" style:family="presentation" style:parent-style-name="Contenido_20_con_20_título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4" style:family="presentation" style:parent-style-name="Contenido_20_con_20_título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5" style:family="presentation" style:parent-style-name="Imagen_20_con_20_título-title">
      <style:graphic-properties draw:stroke="none" svg:stroke-width="0.026cm" draw:stroke-linejoin="miter" draw:fill="none" loext:fill-use-slide-background="false" draw:textarea-horizontal-align="justify" draw:textarea-vertical-align="bottom" draw:auto-grow-height="false" draw:fit-to-size="false" style:shrink-to-fit="false" fo:min-height="3.181cm" fo:padding-top="0.635cm" fo:padding-bottom="0.127cm" fo:padding-left="1.016cm" fo:padding-right="1.016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46" style:family="presentation" style:parent-style-name="Imagen_20_con_20_título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47" style:family="presentation" style:parent-style-name="Imagen_20_con_20_título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8" style:family="presentation" style:parent-style-name="Imagen_20_con_20_título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9" style:family="presentation" style:parent-style-name="Título_20_y_20_objetos_5f_-title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.635cm" fo:padding-bottom="0.127cm" fo:padding-left="1.016cm" fo:padding-right="1.016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50" style:family="presentation" style:parent-style-name="Título_20_y_20_objetos_5f_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51" style:family="presentation" style:parent-style-name="Título_20_y_20_objetos_5f_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2" style:family="presentation" style:parent-style-name="Título_20_y_20_objetos_5f_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3" style:family="presentation" style:parent-style-name="Título_20_y_20_objetos_5f__5f_-title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.635cm" fo:padding-bottom="0.127cm" fo:padding-left="1.016cm" fo:padding-right="1.016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54" style:family="presentation" style:parent-style-name="Título_20_y_20_objetos_5f__5f_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55" style:family="presentation" style:parent-style-name="Título_20_y_20_objetos_5f__5f_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6" style:family="presentation" style:parent-style-name="Título_20_y_20_objetos_5f__5f_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7" style:family="presentation" style:parent-style-name="Título_20_y_20_objetos_5f__5f__5f_-title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.635cm" fo:padding-bottom="0.127cm" fo:padding-left="1.016cm" fo:padding-right="1.016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58" style:family="presentation" style:parent-style-name="Título_20_y_20_objetos_5f__5f__5f_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59" style:family="presentation" style:parent-style-name="Título_20_y_20_objetos_5f__5f__5f_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0" style:family="presentation" style:parent-style-name="Título_20_y_20_objetos_5f__5f__5f_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61" style:family="presentation" style:parent-style-name="Título_20_y_20_objetos_5f__5f__5f__5f_-title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.635cm" fo:padding-bottom="0.127cm" fo:padding-left="1.016cm" fo:padding-right="1.016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62" style:family="presentation" style:parent-style-name="Título_20_y_20_objetos_5f__5f__5f__5f_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63" style:family="presentation" style:parent-style-name="Título_20_y_20_objetos_5f__5f__5f__5f_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4" style:family="presentation" style:parent-style-name="Título_20_y_20_objetos_5f__5f__5f__5f_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65" style:family="presentation" style:parent-style-name="Título_20_y_20_objetos_5f__5f__5f__5f__5f_-title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.635cm" fo:padding-bottom="0.127cm" fo:padding-left="1.016cm" fo:padding-right="1.016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66" style:family="presentation" style:parent-style-name="Título_20_y_20_objetos_5f__5f__5f__5f__5f_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67" style:family="presentation" style:parent-style-name="Título_20_y_20_objetos_5f__5f__5f__5f__5f_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8" style:family="presentation" style:parent-style-name="Título_20_y_20_objetos_5f__5f__5f__5f__5f_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69" style:family="presentation" style:parent-style-name="Título_20_y_20_objetos_5f__5f__5f__5f__5f__5f_-title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.635cm" fo:padding-bottom="0.127cm" fo:padding-left="1.016cm" fo:padding-right="1.016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70" style:family="presentation" style:parent-style-name="Título_20_y_20_objetos_5f__5f__5f__5f__5f__5f_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71" style:family="presentation" style:parent-style-name="Título_20_y_20_objetos_5f__5f__5f__5f__5f__5f_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72" style:family="presentation" style:parent-style-name="Título_20_y_20_objetos_5f__5f__5f__5f__5f__5f_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20pt"/>
    </style:style>
    <style:style style:name="MP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20pt"/>
    </style:style>
    <style:style style:name="MP7" style:family="paragraph">
      <style:paragraph-properties fo:margin-left="1.12cm" fo:margin-right="0cm" fo:margin-top="0.169cm" fo:margin-bottom="0cm" fo:line-height="90%" fo:text-align="justify" fo:text-indent="-1.12cm" style:punctuation-wrap="simple" loext:tab-stop-distance="0cm" style:writing-mode="lr-tb">
        <style:tab-stops>
          <style:tab-stop style:position="0cm"/>
        </style:tab-stops>
      </style:paragraph-properties>
      <style:text-properties fo:font-size="20pt"/>
    </style:style>
    <style:style style:name="MP8" style:family="paragraph">
      <loext:graphic-properties draw:fill="none"/>
      <style:paragraph-properties fo:margin-left="1.12cm" fo:margin-right="0cm" fo:margin-top="0.169cm" fo:margin-bottom="0cm" fo:line-height="90%" fo:text-align="justify" fo:text-indent="-1.12cm" style:punctuation-wrap="simple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20pt"/>
    </style:style>
    <style:style style:name="MP9" style:family="paragraph">
      <style:paragraph-properties fo:margin-left="0cm" fo:margin-right="0cm" fo:margin-top="0cm" fo:margin-bottom="0cm" fo:line-height="90%" fo:text-align="start" fo:text-indent="0cm" style:punctuation-wrap="simple" style:writing-mode="lr-tb"/>
    </style:style>
    <style:style style:name="MP1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1" style:family="paragraph">
      <style:paragraph-properties fo:margin-left="0cm" fo:margin-right="0cm" fo:margin-top="0.296cm" fo:margin-bottom="0cm" fo:line-height="90%" fo:text-align="start" fo:text-indent="0cm" style:punctuation-wrap="simple" style:writing-mode="lr-tb"/>
    </style:style>
    <style:style style:name="MP12" style:family="paragraph">
      <style:paragraph-properties fo:margin-left="0cm" fo:margin-right="0cm" fo:margin-top="0.254cm" fo:margin-bottom="0cm" fo:line-height="90%" fo:text-align="start" fo:text-indent="0cm" style:punctuation-wrap="simple" style:writing-mode="lr-tb"/>
    </style:style>
    <style:style style:name="MP13" style:family="paragraph">
      <style:paragraph-properties fo:margin-left="0cm" fo:margin-right="0cm" fo:margin-top="0.212cm" fo:margin-bottom="0cm" fo:line-height="90%" fo:text-align="start" fo:text-indent="0cm" style:punctuation-wrap="simple" style:writing-mode="lr-tb"/>
    </style:style>
    <style:style style:name="MP14" style:family="paragraph">
      <style:paragraph-properties fo:margin-left="0cm" fo:margin-right="0cm" fo:margin-top="0.191cm" fo:margin-bottom="0cm" fo:line-height="90%" fo:text-align="start" fo:text-indent="0cm" style:punctuation-wrap="simple" style:writing-mode="lr-tb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7" style:family="paragraph">
      <style:paragraph-properties fo:margin-left="0cm" fo:margin-right="0cm" fo:margin-top="0.212cm" fo:margin-bottom="0cm" fo:line-height="90%" fo:text-align="start" fo:text-indent="0cm" style:punctuation-wrap="simple" loext:tab-stop-distance="0cm" style:writing-mode="lr-tb">
        <style:tab-stops>
          <style:tab-stop style:position="0cm"/>
        </style:tab-stops>
      </style:paragraph-properties>
    </style:style>
    <style:style style:name="MP18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9" style:family="paragraph">
      <style:paragraph-properties fo:margin-left="0cm" fo:margin-right="0cm" fo:margin-top="0.254cm" fo:margin-bottom="0cm" fo:line-height="90%" fo:text-align="start" fo:text-indent="0cm" style:punctuation-wrap="simple" loext:tab-stop-distance="0cm" style:writing-mode="lr-tb">
        <style:tab-stops>
          <style:tab-stop style:position="0cm"/>
        </style:tab-stops>
      </style:paragraph-properties>
    </style:style>
    <style:style style:name="MP2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1" style:family="paragraph">
      <style:paragraph-properties fo:margin-left="0cm" fo:margin-right="0cm" fo:margin-top="0.169cm" fo:margin-bottom="0cm" fo:line-height="90%" fo:text-align="start" fo:text-indent="0cm" style:punctuation-wrap="simple" style:writing-mode="lr-tb"/>
    </style:style>
    <style:style style:name="MP22" style:family="paragraph">
      <style:paragraph-properties fo:margin-left="0cm" fo:margin-right="0cm" fo:margin-top="0.339cm" fo:margin-bottom="0cm" fo:line-height="90%" fo:text-align="start" fo:text-indent="0cm" style:punctuation-wrap="simple" style:writing-mode="lr-tb"/>
    </style:style>
    <style:style style:name="MP23" style:family="paragraph">
      <style:paragraph-properties fo:margin-left="0cm" fo:margin-right="0cm" fo:margin-top="0.148cm" fo:margin-bottom="0cm" fo:line-height="90%" fo:text-align="start" fo:text-indent="0cm" style:punctuation-wrap="simple" loext:tab-stop-distance="0cm" style:writing-mode="lr-tb">
        <style:tab-stops>
          <style:tab-stop style:position="0cm"/>
        </style:tab-stops>
      </style:paragraph-properties>
    </style:style>
    <style:style style:name="MP2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6pt" fo:letter-spacing="normal" fo:language="es" fo:country="MX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6pt" fo:letter-spacing="normal" fo:language="es" fo:country="MX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>
        <loext:char-complex-color loext:theme-type="dark1" loext:color-type="theme"/>
      </style:text-properties>
    </style:style>
    <style:style style:name="M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6pt" fo:letter-spacing="normal" fo:language="es" fo:country="MX" fo:font-style="italic" style:text-underline-style="none" fo:font-weight="normal" fo:background-color="transparent" style:font-size-asian="16pt" style:font-style-asian="italic" style:font-weight-asian="normal" style:font-size-complex="16pt" style:font-style-complex="italic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ffb601" loext:opacity="100%" style:text-outline="false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>
        <loext:char-complex-color loext:theme-type="dark2" loext:color-type="theme"/>
      </style:text-properties>
    </style:style>
    <style:style style:name="MT6" style:family="text">
      <style:text-properties fo:font-variant="normal" fo:text-transform="none" fo:color="#ffb601" loext:opacity="100%" style:text-outline="false" style:text-line-through-style="none" style:text-line-through-type="none" style:text-position="0% 100%" style:font-name="Arial" fo:font-size="32pt" fo:letter-spacing="normal" fo:language="es" fo:country="ES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>
        <loext:char-complex-color loext:theme-type="dark2" loext:color-type="theme"/>
      </style:text-properties>
    </style:style>
    <style:style style:name="MT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8pt" fo:letter-spacing="normal" fo:language="es" fo:country="E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4pt" fo:letter-spacing="normal" fo:language="es" fo:country="E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0pt" fo:letter-spacing="normal" fo:language="es" fo:country="E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1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8pt" fo:letter-spacing="normal" fo:language="es" fo:country="E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11" style:family="text">
      <style:text-properties fo:text-transform="uppercase" fo:color="#ffb601" loext:opacity="100%" style:text-outline="false" style:text-line-through-style="none" style:text-line-through-type="none" style:text-position="0% 100%" style:font-name="Arial" fo:font-size="40pt" fo:letter-spacing="normal" fo:language="es" fo:country="ES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>
        <loext:char-complex-color loext:theme-type="dark2" loext:color-type="theme"/>
      </style:text-properties>
    </style:style>
    <style:style style:name="MT1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4pt" fo:letter-spacing="normal" fo:language="es" fo:country="E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6pt" fo:letter-spacing="normal" fo:language="es" fo:country="E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MT14" style:family="text">
      <style:text-properties fo:font-variant="normal" fo:text-transform="none" fo:color="#ffb601" loext:opacity="100%" style:text-outline="false" style:text-line-through-style="none" style:text-line-through-type="none" style:text-position="0% 100%" style:font-name="Arial" fo:font-size="20pt" fo:letter-spacing="normal" fo:language="es" fo:country="E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>
        <loext:char-complex-color loext:theme-type="dark2" loext:color-type="theme"/>
      </style:text-properties>
    </style:style>
    <style:style style:name="MT1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32pt" fo:letter-spacing="normal" fo:language="es" fo:country="E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4pt" fo:letter-spacing="normal" fo:language="es" fo:country="E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image text:level="1" xlink:href="Pictures/100000010000005000000050C3391230.png" xlink:type="simple" xlink:show="embed" xlink:actuate="onLoad">
        <style:list-level-properties text:min-label-width="1.12cm" style:vertical-pos="middle" style:vertical-rel="line" fo:width="0.692cm" fo:height="0.692cm"/>
      </text:list-level-style-image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image text:level="1" xlink:href="Pictures/100000010000005000000050C3391230.png" xlink:type="simple" xlink:show="embed" xlink:actuate="onLoad">
        <style:list-level-properties text:min-label-width="1.12cm" style:vertical-pos="middle" style:vertical-rel="line" fo:width="0.692cm" fo:height="0.692cm"/>
      </text:list-level-style-image>
      <text:list-level-style-image text:level="2" xlink:href="Pictures/100000010000005000000050C3391230.png" xlink:type="simple" xlink:show="embed" xlink:actuate="onLoad">
        <style:list-level-properties text:space-before="1.124cm" text:min-label-width="0.922cm" style:vertical-pos="middle" style:vertical-rel="line" fo:width="0.593cm" fo:height="0.593cm"/>
      </text:list-level-style-image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image text:level="1" xlink:href="Pictures/100000010000005000000050C3391230.png" xlink:type="simple" xlink:show="embed" xlink:actuate="onLoad">
        <style:list-level-properties text:min-label-width="1.12cm" style:vertical-pos="middle" style:vertical-rel="line" fo:width="0.692cm" fo:height="0.692cm"/>
      </text:list-level-style-image>
      <text:list-level-style-image text:level="2" xlink:href="Pictures/100000010000005000000050C3391230.png" xlink:type="simple" xlink:show="embed" xlink:actuate="onLoad">
        <style:list-level-properties text:space-before="1.124cm" text:min-label-width="0.922cm" style:vertical-pos="middle" style:vertical-rel="line" fo:width="0.593cm" fo:height="0.593cm"/>
      </text:list-level-style-image>
      <text:list-level-style-image text:level="3" xlink:href="Pictures/100000010000005000000050C3391230.png" xlink:type="simple" xlink:show="embed" xlink:actuate="onLoad">
        <style:list-level-properties text:space-before="2.051cm" text:min-label-width="1.005cm" style:vertical-pos="middle" style:vertical-rel="line" fo:width="0.494cm" fo:height="0.494cm"/>
      </text:list-level-style-image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image text:level="1" xlink:href="Pictures/100000010000005000000050C3391230.png" xlink:type="simple" xlink:show="embed" xlink:actuate="onLoad">
        <style:list-level-properties text:min-label-width="1.12cm" style:vertical-pos="middle" style:vertical-rel="line" fo:width="0.692cm" fo:height="0.692cm"/>
      </text:list-level-style-image>
      <text:list-level-style-image text:level="2" xlink:href="Pictures/100000010000005000000050C3391230.png" xlink:type="simple" xlink:show="embed" xlink:actuate="onLoad">
        <style:list-level-properties text:space-before="1.124cm" text:min-label-width="0.922cm" style:vertical-pos="middle" style:vertical-rel="line" fo:width="0.593cm" fo:height="0.593cm"/>
      </text:list-level-style-image>
      <text:list-level-style-image text:level="3" xlink:href="Pictures/100000010000005000000050C3391230.png" xlink:type="simple" xlink:show="embed" xlink:actuate="onLoad">
        <style:list-level-properties text:space-before="2.051cm" text:min-label-width="1.005cm" style:vertical-pos="middle" style:vertical-rel="line" fo:width="0.494cm" fo:height="0.494cm"/>
      </text:list-level-style-image>
      <text:list-level-style-image text:level="4" xlink:href="Pictures/100000010000005000000050C3391230.png" xlink:type="simple" xlink:show="embed" xlink:actuate="onLoad">
        <style:list-level-properties text:space-before="3.06cm" text:min-label-width="0.904cm" style:vertical-pos="middle" style:vertical-rel="line" fo:width="0.445cm" fo:height="0.445cm"/>
      </text:list-level-style-image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image text:level="1" xlink:href="Pictures/100000010000005000000050C3391230.png" xlink:type="simple" xlink:show="embed" xlink:actuate="onLoad">
        <style:list-level-properties text:min-label-width="1.12cm" style:vertical-pos="middle" style:vertical-rel="line" fo:width="0.692cm" fo:height="0.692cm"/>
      </text:list-level-style-image>
      <text:list-level-style-image text:level="2" xlink:href="Pictures/100000010000005000000050C3391230.png" xlink:type="simple" xlink:show="embed" xlink:actuate="onLoad">
        <style:list-level-properties text:space-before="1.124cm" text:min-label-width="0.922cm" style:vertical-pos="middle" style:vertical-rel="line" fo:width="0.593cm" fo:height="0.593cm"/>
      </text:list-level-style-image>
      <text:list-level-style-image text:level="3" xlink:href="Pictures/100000010000005000000050C3391230.png" xlink:type="simple" xlink:show="embed" xlink:actuate="onLoad">
        <style:list-level-properties text:space-before="2.051cm" text:min-label-width="1.005cm" style:vertical-pos="middle" style:vertical-rel="line" fo:width="0.494cm" fo:height="0.494cm"/>
      </text:list-level-style-image>
      <text:list-level-style-image text:level="4" xlink:href="Pictures/100000010000005000000050C3391230.png" xlink:type="simple" xlink:show="embed" xlink:actuate="onLoad">
        <style:list-level-properties text:space-before="3.06cm" text:min-label-width="0.904cm" style:vertical-pos="middle" style:vertical-rel="line" fo:width="0.445cm" fo:height="0.445cm"/>
      </text:list-level-style-image>
      <text:list-level-style-image text:level="5" xlink:href="Pictures/100000010000005000000050C3391230.png" xlink:type="simple" xlink:show="embed" xlink:actuate="onLoad">
        <style:list-level-properties text:space-before="3.969cm" text:min-label-width="0.917cm" style:vertical-pos="middle" style:vertical-rel="line" fo:width="0.445cm" fo:height="0.445cm"/>
      </text:list-level-style-image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image text:level="1" xlink:href="Pictures/100000010000005000000050C3391230.png" xlink:type="simple" xlink:show="embed" xlink:actuate="onLoad">
        <style:list-level-properties text:min-label-width="1.12cm" style:vertical-pos="middle" style:vertical-rel="line" fo:width="0.593cm" fo:height="0.593cm"/>
      </text:list-level-style-image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1">
      <text:list-level-style-image text:level="1" xlink:href="Pictures/100000010000005000000050C3391230.png" xlink:type="simple" xlink:show="embed" xlink:actuate="onLoad">
        <style:list-level-properties text:min-label-width="1.12cm" style:vertical-pos="middle" style:vertical-rel="line" fo:width="0.593cm" fo:height="0.593cm"/>
      </text:list-level-style-image>
      <text:list-level-style-image text:level="2" xlink:href="Pictures/100000010000005000000050C3391230.png" xlink:type="simple" xlink:show="embed" xlink:actuate="onLoad">
        <style:list-level-properties text:space-before="1.124cm" text:min-label-width="0.922cm" style:vertical-pos="middle" style:vertical-rel="line" fo:width="0.494cm" fo:height="0.494cm"/>
      </text:list-level-style-image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2">
      <text:list-level-style-image text:level="1" xlink:href="Pictures/100000010000005000000050C3391230.png" xlink:type="simple" xlink:show="embed" xlink:actuate="onLoad">
        <style:list-level-properties text:min-label-width="1.12cm" style:vertical-pos="middle" style:vertical-rel="line" fo:width="0.593cm" fo:height="0.593cm"/>
      </text:list-level-style-image>
      <text:list-level-style-image text:level="2" xlink:href="Pictures/100000010000005000000050C3391230.png" xlink:type="simple" xlink:show="embed" xlink:actuate="onLoad">
        <style:list-level-properties text:space-before="1.124cm" text:min-label-width="0.922cm" style:vertical-pos="middle" style:vertical-rel="line" fo:width="0.494cm" fo:height="0.494cm"/>
      </text:list-level-style-image>
      <text:list-level-style-image text:level="3" xlink:href="Pictures/100000010000005000000050C3391230.png" xlink:type="simple" xlink:show="embed" xlink:actuate="onLoad">
        <style:list-level-properties text:space-before="2.051cm" text:min-label-width="1.005cm" style:vertical-pos="middle" style:vertical-rel="line" fo:width="0.445cm" fo:height="0.445cm"/>
      </text:list-level-style-image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3">
      <text:list-level-style-image text:level="1" xlink:href="Pictures/100000010000005000000050C3391230.png" xlink:type="simple" xlink:show="embed" xlink:actuate="onLoad">
        <style:list-level-properties text:min-label-width="1.12cm" style:vertical-pos="middle" style:vertical-rel="line" fo:width="0.593cm" fo:height="0.593cm"/>
      </text:list-level-style-image>
      <text:list-level-style-image text:level="2" xlink:href="Pictures/100000010000005000000050C3391230.png" xlink:type="simple" xlink:show="embed" xlink:actuate="onLoad">
        <style:list-level-properties text:space-before="1.124cm" text:min-label-width="0.922cm" style:vertical-pos="middle" style:vertical-rel="line" fo:width="0.494cm" fo:height="0.494cm"/>
      </text:list-level-style-image>
      <text:list-level-style-image text:level="3" xlink:href="Pictures/100000010000005000000050C3391230.png" xlink:type="simple" xlink:show="embed" xlink:actuate="onLoad">
        <style:list-level-properties text:space-before="2.051cm" text:min-label-width="1.005cm" style:vertical-pos="middle" style:vertical-rel="line" fo:width="0.445cm" fo:height="0.445cm"/>
      </text:list-level-style-image>
      <text:list-level-style-image text:level="4" xlink:href="Pictures/100000010000005000000050C3391230.png" xlink:type="simple" xlink:show="embed" xlink:actuate="onLoad">
        <style:list-level-properties text:space-before="3.06cm" text:min-label-width="0.904cm" style:vertical-pos="middle" style:vertical-rel="line" fo:width="0.395cm" fo:height="0.395cm"/>
      </text:list-level-style-image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4">
      <text:list-level-style-image text:level="1" xlink:href="Pictures/100000010000005000000050C3391230.png" xlink:type="simple" xlink:show="embed" xlink:actuate="onLoad">
        <style:list-level-properties text:min-label-width="1.12cm" style:vertical-pos="middle" style:vertical-rel="line" fo:width="0.593cm" fo:height="0.593cm"/>
      </text:list-level-style-image>
      <text:list-level-style-image text:level="2" xlink:href="Pictures/100000010000005000000050C3391230.png" xlink:type="simple" xlink:show="embed" xlink:actuate="onLoad">
        <style:list-level-properties text:space-before="1.124cm" text:min-label-width="0.922cm" style:vertical-pos="middle" style:vertical-rel="line" fo:width="0.494cm" fo:height="0.494cm"/>
      </text:list-level-style-image>
      <text:list-level-style-image text:level="3" xlink:href="Pictures/100000010000005000000050C3391230.png" xlink:type="simple" xlink:show="embed" xlink:actuate="onLoad">
        <style:list-level-properties text:space-before="2.051cm" text:min-label-width="1.005cm" style:vertical-pos="middle" style:vertical-rel="line" fo:width="0.445cm" fo:height="0.445cm"/>
      </text:list-level-style-image>
      <text:list-level-style-image text:level="4" xlink:href="Pictures/100000010000005000000050C3391230.png" xlink:type="simple" xlink:show="embed" xlink:actuate="onLoad">
        <style:list-level-properties text:space-before="3.06cm" text:min-label-width="0.904cm" style:vertical-pos="middle" style:vertical-rel="line" fo:width="0.395cm" fo:height="0.395cm"/>
      </text:list-level-style-image>
      <text:list-level-style-image text:level="5" xlink:href="Pictures/100000010000005000000050C3391230.png" xlink:type="simple" xlink:show="embed" xlink:actuate="onLoad">
        <style:list-level-properties text:space-before="3.969cm" text:min-label-width="0.917cm" style:vertical-pos="middle" style:vertical-rel="line" fo:width="0.395cm" fo:height="0.395cm"/>
      </text:list-level-style-image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iapositiva_20_de_20_título" style:display-name="Diapositiva de título" style:page-layout-name="PM1" draw:style-name="Mdp1">
      <loext:theme loext:name="WinHEC 2005 Template">
        <loext:theme-colors loext:name="WinHEC 2005 Template 1">
          <loext:color loext:name="dark1" loext:color="#000000"/>
          <loext:color loext:name="light1" loext:color="#ffffff"/>
          <loext:color loext:name="dark2" loext:color="#385970"/>
          <loext:color loext:name="light2" loext:color="#ffb601"/>
          <loext:color loext:name="accent1" loext:color="#f7e993"/>
          <loext:color loext:name="accent2" loext:color="#66cc66"/>
          <loext:color loext:name="accent3" loext:color="#aeb5bb"/>
          <loext:color loext:name="accent4" loext:color="#dadada"/>
          <loext:color loext:name="accent5" loext:color="#faf2c8"/>
          <loext:color loext:name="accent6" loext:color="#5cb95c"/>
          <loext:color loext:name="hyperlink" loext:color="#5e91e4"/>
          <loext:color loext:name="followed-hyperlink" loext:color="#f67e3c"/>
        </loext:theme-colors>
      </loext:theme>
      <draw:custom-shape draw:name="Rectangle 8" draw:style-name="Mgr3" draw:text-style-name="MP6" draw:layer="backgroundobjects" svg:width="5.128cm" svg:height="0.924cm" svg:x="20.97cm" svg:y="18.067cm">
        <text:p text:style-name="MP5"><text:span text:style-name="MT2">Página</text:span><text:span text:style-name="MT3"> </text:span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4" draw:text-style-name="MP8" draw:layer="backgroundobjects" svg:width="10.98cm" svg:height="0.86cm" svg:x="0.011cm" svg:y="18.162cm">
        <text:p text:style-name="MP7"><text:span text:style-name="MT4">José Luis Carreño Arteag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ctangle 2" presentation:style-name="Mpr1" draw:text-style-name="MP10" draw:layer="backgroundobjects" svg:width="22.012cm" svg:height="3.689cm" svg:x="1.746cm" svg:y="6.731cm" presentation:class="title" presentation:user-transformed="true">
        <draw:text-box>
          <text:p text:style-name="MP9"><text:span text:style-name="MT5">Click To Edit Master Title Style</text:span></text:p>
        </draw:text-box>
      </draw:frame>
      <draw:frame presentation:style-name="Diapositiva_20_de_20_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iapositiva_20_de_20_título-title" draw:layer="backgroundobjects" svg:width="18.624cm" svg:height="10.476cm" svg:x="1.482cm" svg:y="2.123cm" presentation:class="page"/>
        <draw:frame presentation:style-name="Diapositiva_20_de_20_títul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y_20_texto_20_vertical" style:display-name="Título y texto vertical" style:page-layout-name="PM1" draw:style-name="Mdp1">
      <loext:theme loext:name="WinHEC 2005 Template">
        <loext:theme-colors loext:name="WinHEC 2005 Template 1">
          <loext:color loext:name="dark1" loext:color="#000000"/>
          <loext:color loext:name="light1" loext:color="#ffffff"/>
          <loext:color loext:name="dark2" loext:color="#385970"/>
          <loext:color loext:name="light2" loext:color="#ffb601"/>
          <loext:color loext:name="accent1" loext:color="#f7e993"/>
          <loext:color loext:name="accent2" loext:color="#66cc66"/>
          <loext:color loext:name="accent3" loext:color="#aeb5bb"/>
          <loext:color loext:name="accent4" loext:color="#dadada"/>
          <loext:color loext:name="accent5" loext:color="#faf2c8"/>
          <loext:color loext:name="accent6" loext:color="#5cb95c"/>
          <loext:color loext:name="hyperlink" loext:color="#5e91e4"/>
          <loext:color loext:name="followed-hyperlink" loext:color="#f67e3c"/>
        </loext:theme-colors>
      </loext:theme>
      <draw:custom-shape draw:name="Rectangle 8" draw:style-name="Mgr5" draw:text-style-name="MP6" draw:layer="backgroundobjects" svg:width="5.128cm" svg:height="0.924cm" svg:x="20.97cm" svg:y="18.067cm">
        <text:p text:style-name="MP5"><text:span text:style-name="MT2">Página</text:span><text:span text:style-name="MT3"> </text:span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6" draw:text-style-name="MP8" draw:layer="backgroundobjects" svg:width="10.98cm" svg:height="0.86cm" svg:x="0.011cm" svg:y="18.162cm">
        <text:p text:style-name="MP7"><text:span text:style-name="MT4">José Luis Carreño Arteag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1 Título" presentation:style-name="Mpr4" draw:text-style-name="MP10" draw:layer="backgroundobjects" svg:width="25.399cm" svg:height="1.904cm" svg:x="0cm" svg:y="0cm" presentation:class="title" presentation:user-transformed="true">
        <draw:text-box>
          <text:p text:style-name="MP9"><text:span text:style-name="MT6">Haga clic para modificar el estilo de título del patrón</text:span></text:p>
        </draw:text-box>
      </draw:frame>
      <draw:frame draw:name="2 Marcador de texto vertical" presentation:style-name="Mpr5" draw:text-style-name="MP15" draw:layer="backgroundobjects" svg:width="23.388cm" svg:height="5.392cm" svg:x="1.005cm" svg:y="2.54cm" presentation:class="outline" presentation:user-transformed="true">
        <draw:text-box>
          <text:list text:style-name="ML4">
            <text:list-item>
              <text:p text:style-name="MP11"><text:span text:style-name="MT7">Haga clic para modificar el estilo de texto del patrón</text:span></text:p>
              <text:list>
                <text:list-item>
                  <text:p text:style-name="MP12"><text:span text:style-name="MT8">Segundo nivel</text:span></text:p>
                  <text:list>
                    <text:list-item>
                      <text:p text:style-name="MP13"><text:span text:style-name="MT9">Tercer nivel</text:span></text:p>
                      <text:list>
                        <text:list-item>
                          <text:p text:style-name="MP14"><text:span text:style-name="MT10">Cuarto nivel</text:span></text:p>
                          <text:list>
                            <text:list-item>
                              <text:p text:style-name="MP14"><text:span text:style-name="MT10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ítulo_20_y_20_texto_20_vertical-title" draw:layer="backgroundobjects" svg:width="0.001cm" svg:height="0.001cm" svg:x="0cm" svg:y="2.123cm" presentation:class="page"/>
        <draw:frame presentation:style-name="Título_20_y_20_texto_20_vertical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vertical_20_y_20_texto" style:display-name="Título vertical y texto" style:page-layout-name="PM1" draw:style-name="Mdp1">
      <loext:theme loext:name="WinHEC 2005 Template">
        <loext:theme-colors loext:name="WinHEC 2005 Template 1">
          <loext:color loext:name="dark1" loext:color="#000000"/>
          <loext:color loext:name="light1" loext:color="#ffffff"/>
          <loext:color loext:name="dark2" loext:color="#385970"/>
          <loext:color loext:name="light2" loext:color="#ffb601"/>
          <loext:color loext:name="accent1" loext:color="#f7e993"/>
          <loext:color loext:name="accent2" loext:color="#66cc66"/>
          <loext:color loext:name="accent3" loext:color="#aeb5bb"/>
          <loext:color loext:name="accent4" loext:color="#dadada"/>
          <loext:color loext:name="accent5" loext:color="#faf2c8"/>
          <loext:color loext:name="accent6" loext:color="#5cb95c"/>
          <loext:color loext:name="hyperlink" loext:color="#5e91e4"/>
          <loext:color loext:name="followed-hyperlink" loext:color="#f67e3c"/>
        </loext:theme-colors>
      </loext:theme>
      <draw:custom-shape draw:name="Rectangle 8" draw:style-name="Mgr7" draw:text-style-name="MP6" draw:layer="backgroundobjects" svg:width="5.128cm" svg:height="0.924cm" svg:x="20.97cm" svg:y="18.067cm">
        <text:p text:style-name="MP5"><text:span text:style-name="MT2">Página</text:span><text:span text:style-name="MT3"> </text:span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8" draw:text-style-name="MP8" draw:layer="backgroundobjects" svg:width="10.98cm" svg:height="0.86cm" svg:x="0.011cm" svg:y="18.162cm">
        <text:p text:style-name="MP7"><text:span text:style-name="MT4">José Luis Carreño Arteag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1 Título vertical" presentation:style-name="Mpr8" draw:text-style-name="MP10" draw:layer="backgroundobjects" svg:width="6.349cm" svg:height="7.932cm" svg:x="19.05cm" svg:y="0cm" presentation:class="title" presentation:user-transformed="true">
        <draw:text-box>
          <text:p text:style-name="MP9"><text:span text:style-name="MT6">Haga clic para modificar el estilo de título del patrón</text:span></text:p>
        </draw:text-box>
      </draw:frame>
      <draw:frame draw:name="2 Marcador de texto vertical" presentation:style-name="Mpr9" draw:text-style-name="MP15" draw:layer="backgroundobjects" svg:width="18.626cm" svg:height="7.932cm" svg:x="0cm" svg:y="0cm" presentation:class="outline" presentation:user-transformed="true">
        <draw:text-box>
          <text:list text:style-name="ML4">
            <text:list-item>
              <text:p text:style-name="MP11"><text:span text:style-name="MT7">Haga clic para modificar el estilo de texto del patrón</text:span></text:p>
              <text:list>
                <text:list-item>
                  <text:p text:style-name="MP12"><text:span text:style-name="MT8">Segundo nivel</text:span></text:p>
                  <text:list>
                    <text:list-item>
                      <text:p text:style-name="MP13"><text:span text:style-name="MT9">Tercer nivel</text:span></text:p>
                      <text:list>
                        <text:list-item>
                          <text:p text:style-name="MP14"><text:span text:style-name="MT10">Cuarto nivel</text:span></text:p>
                          <text:list>
                            <text:list-item>
                              <text:p text:style-name="MP14"><text:span text:style-name="MT10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ítulo_20_vertical_20_y_20_texto-title" draw:layer="backgroundobjects" svg:width="0.001cm" svg:height="0.001cm" svg:x="0cm" svg:y="2.123cm" presentation:class="page"/>
        <draw:frame presentation:style-name="Título_20_vertical_20_y_20_texto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c__20_texto_20_y_20_objetos" style:display-name="Título, texto y objetos" style:page-layout-name="PM1" draw:style-name="Mdp1">
      <loext:theme loext:name="WinHEC 2005 Template">
        <loext:theme-colors loext:name="WinHEC 2005 Template 1">
          <loext:color loext:name="dark1" loext:color="#000000"/>
          <loext:color loext:name="light1" loext:color="#ffffff"/>
          <loext:color loext:name="dark2" loext:color="#385970"/>
          <loext:color loext:name="light2" loext:color="#ffb601"/>
          <loext:color loext:name="accent1" loext:color="#f7e993"/>
          <loext:color loext:name="accent2" loext:color="#66cc66"/>
          <loext:color loext:name="accent3" loext:color="#aeb5bb"/>
          <loext:color loext:name="accent4" loext:color="#dadada"/>
          <loext:color loext:name="accent5" loext:color="#faf2c8"/>
          <loext:color loext:name="accent6" loext:color="#5cb95c"/>
          <loext:color loext:name="hyperlink" loext:color="#5e91e4"/>
          <loext:color loext:name="followed-hyperlink" loext:color="#f67e3c"/>
        </loext:theme-colors>
      </loext:theme>
      <draw:custom-shape draw:name="Rectangle 8" draw:style-name="Mgr9" draw:text-style-name="MP6" draw:layer="backgroundobjects" svg:width="5.128cm" svg:height="0.924cm" svg:x="20.97cm" svg:y="18.067cm">
        <text:p text:style-name="MP5"><text:span text:style-name="MT2">Página</text:span><text:span text:style-name="MT3"> </text:span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10" draw:text-style-name="MP8" draw:layer="backgroundobjects" svg:width="10.98cm" svg:height="0.86cm" svg:x="0.011cm" svg:y="18.162cm">
        <text:p text:style-name="MP7"><text:span text:style-name="MT4">José Luis Carreño Arteag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1 Título" presentation:style-name="Mpr12" draw:text-style-name="MP10" draw:layer="backgroundobjects" svg:width="25.399cm" svg:height="1.904cm" svg:x="0cm" svg:y="0cm" presentation:class="title" presentation:user-transformed="true">
        <draw:text-box>
          <text:p text:style-name="MP9"><text:span text:style-name="MT6">Haga clic para modificar el estilo de título del patrón</text:span></text:p>
        </draw:text-box>
      </draw:frame>
      <draw:frame draw:name="2 Marcador de texto" presentation:style-name="Mpr13" draw:text-style-name="MP15" draw:layer="backgroundobjects" svg:width="11.482cm" svg:height="5.392cm" svg:x="1.005cm" svg:y="2.54cm" presentation:class="outline" presentation:user-transformed="true">
        <draw:text-box>
          <text:list text:style-name="ML4">
            <text:list-item>
              <text:p text:style-name="MP11"><text:span text:style-name="MT7">Haga clic para modificar el estilo de texto del patrón</text:span></text:p>
              <text:list>
                <text:list-item>
                  <text:p text:style-name="MP12"><text:span text:style-name="MT8">Segundo nivel</text:span></text:p>
                  <text:list>
                    <text:list-item>
                      <text:p text:style-name="MP13"><text:span text:style-name="MT9">Tercer nivel</text:span></text:p>
                      <text:list>
                        <text:list-item>
                          <text:p text:style-name="MP14"><text:span text:style-name="MT10">Cuarto nivel</text:span></text:p>
                          <text:list>
                            <text:list-item>
                              <text:p text:style-name="MP14"><text:span text:style-name="MT10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3 Marcador de contenido" presentation:style-name="Mpr13" draw:text-style-name="MP15" draw:layer="backgroundobjects" svg:width="11.482cm" svg:height="5.392cm" svg:x="12.912cm" svg:y="2.54cm" presentation:class="outline" presentation:user-transformed="true">
        <draw:text-box>
          <text:list text:style-name="ML5">
            <text:list-item>
              <text:p text:style-name="MP11"><text:span text:style-name="MT7">Haga clic para modificar el estilo de texto del patrón</text:span></text:p>
            </text:list-item>
          </text:list>
          <text:list text:style-name="ML6">
            <text:list-item>
              <text:list>
                <text:list-item>
                  <text:p text:style-name="MP12"><text:span text:style-name="MT8">Segundo ni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9">Tercer ni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10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10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ítulo_2c__20_texto_20_y_20_objetos-title" draw:layer="backgroundobjects" svg:width="0.001cm" svg:height="0.001cm" svg:x="0cm" svg:y="2.123cm" presentation:class="page"/>
        <draw:frame presentation:style-name="Título_2c__20_texto_20_y_20_objetos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y_20_tabla" style:display-name="Título y tabla" style:page-layout-name="PM1" draw:style-name="Mdp1">
      <loext:theme loext:name="WinHEC 2005 Template">
        <loext:theme-colors loext:name="WinHEC 2005 Template 1">
          <loext:color loext:name="dark1" loext:color="#000000"/>
          <loext:color loext:name="light1" loext:color="#ffffff"/>
          <loext:color loext:name="dark2" loext:color="#385970"/>
          <loext:color loext:name="light2" loext:color="#ffb601"/>
          <loext:color loext:name="accent1" loext:color="#f7e993"/>
          <loext:color loext:name="accent2" loext:color="#66cc66"/>
          <loext:color loext:name="accent3" loext:color="#aeb5bb"/>
          <loext:color loext:name="accent4" loext:color="#dadada"/>
          <loext:color loext:name="accent5" loext:color="#faf2c8"/>
          <loext:color loext:name="accent6" loext:color="#5cb95c"/>
          <loext:color loext:name="hyperlink" loext:color="#5e91e4"/>
          <loext:color loext:name="followed-hyperlink" loext:color="#f67e3c"/>
        </loext:theme-colors>
      </loext:theme>
      <draw:custom-shape draw:name="Rectangle 8" draw:style-name="Mgr11" draw:text-style-name="MP6" draw:layer="backgroundobjects" svg:width="5.128cm" svg:height="0.924cm" svg:x="20.97cm" svg:y="18.067cm">
        <text:p text:style-name="MP5"><text:span text:style-name="MT2">Página</text:span><text:span text:style-name="MT3"> </text:span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12" draw:text-style-name="MP8" draw:layer="backgroundobjects" svg:width="10.98cm" svg:height="0.86cm" svg:x="0.011cm" svg:y="18.162cm">
        <text:p text:style-name="MP7"><text:span text:style-name="MT4">José Luis Carreño Arteag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1 Título" presentation:style-name="Mpr16" draw:text-style-name="MP10" draw:layer="backgroundobjects" svg:width="25.399cm" svg:height="1.904cm" svg:x="0cm" svg:y="0cm" presentation:class="title" presentation:user-transformed="true">
        <draw:text-box>
          <text:p text:style-name="MP9"><text:span text:style-name="MT6">Haga clic para modificar el estilo de título del patrón</text:span></text:p>
        </draw:text-box>
      </draw:frame>
      <draw:frame draw:name="2 Marcador de tabla" presentation:style-name="Título_20_y_20_tabla-outline1" draw:layer="backgroundobjects" svg:width="23.388cm" svg:height="5.392cm" svg:x="1.005cm" svg:y="2.54cm" presentation:class="outline" presentation:placeholder="true" presentation:user-transformed="true">
        <draw:text-box/>
      </draw:frame>
      <presentation:notes style:page-layout-name="PM2">
        <draw:page-thumbnail presentation:style-name="Título_20_y_20_tabla-title" draw:layer="backgroundobjects" svg:width="0.001cm" svg:height="0.001cm" svg:x="0cm" svg:y="2.123cm" presentation:class="page"/>
        <draw:frame presentation:style-name="Título_20_y_20_tabla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y_20_objetos" style:display-name="Título y objetos" style:page-layout-name="PM1" draw:style-name="Mdp1">
      <loext:theme loext:name="WinHEC 2005 Template">
        <loext:theme-colors loext:name="WinHEC 2005 Template 1">
          <loext:color loext:name="dark1" loext:color="#000000"/>
          <loext:color loext:name="light1" loext:color="#ffffff"/>
          <loext:color loext:name="dark2" loext:color="#385970"/>
          <loext:color loext:name="light2" loext:color="#ffb601"/>
          <loext:color loext:name="accent1" loext:color="#f7e993"/>
          <loext:color loext:name="accent2" loext:color="#66cc66"/>
          <loext:color loext:name="accent3" loext:color="#aeb5bb"/>
          <loext:color loext:name="accent4" loext:color="#dadada"/>
          <loext:color loext:name="accent5" loext:color="#faf2c8"/>
          <loext:color loext:name="accent6" loext:color="#5cb95c"/>
          <loext:color loext:name="hyperlink" loext:color="#5e91e4"/>
          <loext:color loext:name="followed-hyperlink" loext:color="#f67e3c"/>
        </loext:theme-colors>
      </loext:theme>
      <draw:custom-shape draw:name="Rectangle 8" draw:style-name="Mgr13" draw:text-style-name="MP6" draw:layer="backgroundobjects" svg:width="5.128cm" svg:height="0.924cm" svg:x="20.97cm" svg:y="18.067cm">
        <text:p text:style-name="MP5"><text:span text:style-name="MT2">Página</text:span><text:span text:style-name="MT3"> </text:span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14" draw:text-style-name="MP8" draw:layer="backgroundobjects" svg:width="10.98cm" svg:height="0.86cm" svg:x="0.011cm" svg:y="18.162cm">
        <text:p text:style-name="MP7"><text:span text:style-name="MT4">José Luis Carreño Arteag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1 Título" presentation:style-name="Mpr19" draw:text-style-name="MP10" draw:layer="backgroundobjects" svg:width="25.399cm" svg:height="1.904cm" svg:x="0cm" svg:y="0cm" presentation:class="title" presentation:user-transformed="true">
        <draw:text-box>
          <text:p text:style-name="MP9"><text:span text:style-name="MT6">Haga clic para modificar el estilo de título del patrón</text:span></text:p>
        </draw:text-box>
      </draw:frame>
      <draw:frame draw:name="2 Marcador de contenido" presentation:style-name="Mpr20" draw:text-style-name="MP15" draw:layer="backgroundobjects" svg:width="23.388cm" svg:height="5.392cm" svg:x="1.005cm" svg:y="2.54cm" presentation:class="outline" presentation:user-transformed="true">
        <draw:text-box>
          <text:list text:style-name="ML4">
            <text:list-item>
              <text:p text:style-name="MP11"><text:span text:style-name="MT7">Haga clic para modificar el estilo de texto del patrón</text:span></text:p>
              <text:list>
                <text:list-item>
                  <text:p text:style-name="MP12"><text:span text:style-name="MT8">Segundo nivel</text:span></text:p>
                  <text:list>
                    <text:list-item>
                      <text:p text:style-name="MP13"><text:span text:style-name="MT9">Tercer nivel</text:span></text:p>
                      <text:list>
                        <text:list-item>
                          <text:p text:style-name="MP14"><text:span text:style-name="MT10">Cuarto nivel</text:span></text:p>
                          <text:list>
                            <text:list-item>
                              <text:p text:style-name="MP14"><text:span text:style-name="MT10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ítulo_20_y_20_objetos-title" draw:layer="backgroundobjects" svg:width="0.001cm" svg:height="0.001cm" svg:x="0cm" svg:y="2.123cm" presentation:class="page"/>
        <draw:frame presentation:style-name="Título_20_y_20_objetos-notes" draw:layer="backgroundobjects" svg:width="17.271cm" svg:height="12.572cm" svg:x="2.159cm" svg:y="13.271cm" presentation:class="notes" presentation:placeholder="true">
          <draw:text-box/>
        </draw:frame>
        <draw:frame presentation:style-name="Mpr2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Encabezado_20_de_20_sección" style:display-name="Encabezado de sección" style:page-layout-name="PM1" draw:style-name="Mdp1">
      <loext:theme loext:name="WinHEC 2005 Template">
        <loext:theme-colors loext:name="WinHEC 2005 Template 1">
          <loext:color loext:name="dark1" loext:color="#000000"/>
          <loext:color loext:name="light1" loext:color="#ffffff"/>
          <loext:color loext:name="dark2" loext:color="#385970"/>
          <loext:color loext:name="light2" loext:color="#ffb601"/>
          <loext:color loext:name="accent1" loext:color="#f7e993"/>
          <loext:color loext:name="accent2" loext:color="#66cc66"/>
          <loext:color loext:name="accent3" loext:color="#aeb5bb"/>
          <loext:color loext:name="accent4" loext:color="#dadada"/>
          <loext:color loext:name="accent5" loext:color="#faf2c8"/>
          <loext:color loext:name="accent6" loext:color="#5cb95c"/>
          <loext:color loext:name="hyperlink" loext:color="#5e91e4"/>
          <loext:color loext:name="followed-hyperlink" loext:color="#f67e3c"/>
        </loext:theme-colors>
      </loext:theme>
      <draw:custom-shape draw:name="Rectangle 8" draw:style-name="Mgr15" draw:text-style-name="MP6" draw:layer="backgroundobjects" svg:width="5.128cm" svg:height="0.924cm" svg:x="20.97cm" svg:y="18.067cm">
        <text:p text:style-name="MP5"><text:span text:style-name="MT2">Página</text:span><text:span text:style-name="MT3"> </text:span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16" draw:text-style-name="MP8" draw:layer="backgroundobjects" svg:width="10.98cm" svg:height="0.86cm" svg:x="0.011cm" svg:y="18.162cm">
        <text:p text:style-name="MP7"><text:span text:style-name="MT4">José Luis Carreño Arteag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1 Título" presentation:style-name="Mpr23" draw:text-style-name="MP16" draw:layer="backgroundobjects" svg:width="21.589cm" svg:height="3.783cm" svg:x="2.006cm" svg:y="12.241cm" presentation:class="title" presentation:user-transformed="true">
        <draw:text-box>
          <text:p text:style-name="MP9"><text:span text:style-name="MT11">Haga clic para modificar el estilo de título del patrón</text:span></text:p>
        </draw:text-box>
      </draw:frame>
      <draw:frame draw:name="2 Marcador de texto" presentation:style-name="Mpr24" draw:text-style-name="MP18" draw:layer="backgroundobjects" svg:width="21.589cm" svg:height="4.166cm" svg:x="2.006cm" svg:y="8.074cm" presentation:class="outline" presentation:user-transformed="true">
        <draw:text-box>
          <text:list text:style-name="ML4">
            <text:list-item>
              <text:p text:style-name="MP17"><text:span text:style-name="MT9">Haga clic para modificar el estilo de texto del patrón</text:span></text:p>
            </text:list-item>
          </text:list>
        </draw:text-box>
      </draw:frame>
      <presentation:notes style:page-layout-name="PM2">
        <draw:page-thumbnail presentation:style-name="Encabezado_20_de_20_sección-title" draw:layer="backgroundobjects" svg:width="0.001cm" svg:height="0.001cm" svg:x="0cm" svg:y="2.123cm" presentation:class="page"/>
        <draw:frame presentation:style-name="Encabezado_20_de_20_sección-notes" draw:layer="backgroundobjects" svg:width="17.271cm" svg:height="12.572cm" svg:x="2.159cm" svg:y="13.271cm" presentation:class="notes" presentation:placeholder="true">
          <draw:text-box/>
        </draw:frame>
        <draw:frame presentation:style-name="Mpr2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Dos_20_objetos" style:display-name="Dos objetos" style:page-layout-name="PM1" draw:style-name="Mdp1">
      <loext:theme loext:name="WinHEC 2005 Template">
        <loext:theme-colors loext:name="WinHEC 2005 Template 1">
          <loext:color loext:name="dark1" loext:color="#000000"/>
          <loext:color loext:name="light1" loext:color="#ffffff"/>
          <loext:color loext:name="dark2" loext:color="#385970"/>
          <loext:color loext:name="light2" loext:color="#ffb601"/>
          <loext:color loext:name="accent1" loext:color="#f7e993"/>
          <loext:color loext:name="accent2" loext:color="#66cc66"/>
          <loext:color loext:name="accent3" loext:color="#aeb5bb"/>
          <loext:color loext:name="accent4" loext:color="#dadada"/>
          <loext:color loext:name="accent5" loext:color="#faf2c8"/>
          <loext:color loext:name="accent6" loext:color="#5cb95c"/>
          <loext:color loext:name="hyperlink" loext:color="#5e91e4"/>
          <loext:color loext:name="followed-hyperlink" loext:color="#f67e3c"/>
        </loext:theme-colors>
      </loext:theme>
      <draw:custom-shape draw:name="Rectangle 8" draw:style-name="Mgr17" draw:text-style-name="MP6" draw:layer="backgroundobjects" svg:width="5.128cm" svg:height="0.924cm" svg:x="20.97cm" svg:y="18.067cm">
        <text:p text:style-name="MP5"><text:span text:style-name="MT2">Página</text:span><text:span text:style-name="MT3"> </text:span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18" draw:text-style-name="MP8" draw:layer="backgroundobjects" svg:width="10.98cm" svg:height="0.86cm" svg:x="0.011cm" svg:y="18.162cm">
        <text:p text:style-name="MP7"><text:span text:style-name="MT4">José Luis Carreño Arteag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1 Título" presentation:style-name="Mpr27" draw:text-style-name="MP10" draw:layer="backgroundobjects" svg:width="25.399cm" svg:height="1.904cm" svg:x="0cm" svg:y="0cm" presentation:class="title" presentation:user-transformed="true">
        <draw:text-box>
          <text:p text:style-name="MP9"><text:span text:style-name="MT6">Haga clic para modificar el estilo de título del patrón</text:span></text:p>
        </draw:text-box>
      </draw:frame>
      <draw:frame draw:name="2 Marcador de contenido" presentation:style-name="Mpr28" draw:text-style-name="MP15" draw:layer="backgroundobjects" svg:width="11.482cm" svg:height="5.392cm" svg:x="1.005cm" svg:y="2.54cm" presentation:class="outline" presentation:user-transformed="true">
        <draw:text-box>
          <text:list text:style-name="ML4">
            <text:list-item>
              <text:p text:style-name="MP11"><text:span text:style-name="MT7">Haga clic para modificar el estilo de texto del patrón</text:span></text:p>
              <text:list>
                <text:list-item>
                  <text:p text:style-name="MP12"><text:span text:style-name="MT8">Segundo nivel</text:span></text:p>
                  <text:list>
                    <text:list-item>
                      <text:p text:style-name="MP13"><text:span text:style-name="MT9">Tercer nivel</text:span></text:p>
                      <text:list>
                        <text:list-item>
                          <text:p text:style-name="MP14"><text:span text:style-name="MT10">Cuarto nivel</text:span></text:p>
                          <text:list>
                            <text:list-item>
                              <text:p text:style-name="MP14"><text:span text:style-name="MT10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3 Marcador de contenido" presentation:style-name="Mpr28" draw:text-style-name="MP15" draw:layer="backgroundobjects" svg:width="11.482cm" svg:height="5.392cm" svg:x="12.912cm" svg:y="2.54cm" presentation:class="outline" presentation:user-transformed="true">
        <draw:text-box>
          <text:list text:style-name="ML5">
            <text:list-item>
              <text:p text:style-name="MP11"><text:span text:style-name="MT7">Haga clic para modificar el estilo de texto del patrón</text:span></text:p>
            </text:list-item>
          </text:list>
          <text:list text:style-name="ML6">
            <text:list-item>
              <text:list>
                <text:list-item>
                  <text:p text:style-name="MP12"><text:span text:style-name="MT8">Segundo ni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9">Tercer ni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10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10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Dos_20_objetos-title" draw:layer="backgroundobjects" svg:width="0.001cm" svg:height="0.001cm" svg:x="0cm" svg:y="2.123cm" presentation:class="page"/>
        <draw:frame presentation:style-name="Dos_20_objetos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omparación" style:page-layout-name="PM1" draw:style-name="Mdp1">
      <loext:theme loext:name="WinHEC 2005 Template">
        <loext:theme-colors loext:name="WinHEC 2005 Template 1">
          <loext:color loext:name="dark1" loext:color="#000000"/>
          <loext:color loext:name="light1" loext:color="#ffffff"/>
          <loext:color loext:name="dark2" loext:color="#385970"/>
          <loext:color loext:name="light2" loext:color="#ffb601"/>
          <loext:color loext:name="accent1" loext:color="#f7e993"/>
          <loext:color loext:name="accent2" loext:color="#66cc66"/>
          <loext:color loext:name="accent3" loext:color="#aeb5bb"/>
          <loext:color loext:name="accent4" loext:color="#dadada"/>
          <loext:color loext:name="accent5" loext:color="#faf2c8"/>
          <loext:color loext:name="accent6" loext:color="#5cb95c"/>
          <loext:color loext:name="hyperlink" loext:color="#5e91e4"/>
          <loext:color loext:name="followed-hyperlink" loext:color="#f67e3c"/>
        </loext:theme-colors>
      </loext:theme>
      <draw:custom-shape draw:name="Rectangle 8" draw:style-name="Mgr19" draw:text-style-name="MP6" draw:layer="backgroundobjects" svg:width="5.128cm" svg:height="0.924cm" svg:x="20.97cm" svg:y="18.067cm">
        <text:p text:style-name="MP5"><text:span text:style-name="MT2">Página</text:span><text:span text:style-name="MT3"> </text:span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20" draw:text-style-name="MP8" draw:layer="backgroundobjects" svg:width="10.98cm" svg:height="0.86cm" svg:x="0.011cm" svg:y="18.162cm">
        <text:p text:style-name="MP7"><text:span text:style-name="MT4">José Luis Carreño Arteag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1 Título" presentation:style-name="Mpr31" draw:text-style-name="MP10" draw:layer="backgroundobjects" svg:width="22.859cm" svg:height="3.174cm" svg:x="1.27cm" svg:y="0.763cm" presentation:class="title" presentation:user-transformed="true">
        <draw:text-box>
          <text:p text:style-name="MP9"><text:span text:style-name="MT6">Haga clic para modificar el estilo de título del patrón</text:span></text:p>
        </draw:text-box>
      </draw:frame>
      <draw:frame draw:name="2 Marcador de texto" presentation:style-name="Mpr32" draw:text-style-name="MP20" draw:layer="backgroundobjects" svg:width="11.222cm" svg:height="1.776cm" svg:x="1.27cm" svg:y="4.264cm" presentation:class="outline" presentation:user-transformed="true">
        <draw:text-box>
          <text:list text:style-name="ML4">
            <text:list-item>
              <text:p text:style-name="MP19"><text:span text:style-name="MT12">Haga clic para modificar el estilo de texto del patrón</text:span></text:p>
            </text:list-item>
          </text:list>
        </draw:text-box>
      </draw:frame>
      <draw:frame draw:name="3 Marcador de contenido" presentation:style-name="Mpr33" draw:text-style-name="MP20" draw:layer="backgroundobjects" svg:width="11.222cm" svg:height="10.975cm" svg:x="1.27cm" svg:y="6.041cm" presentation:class="outline" presentation:user-transformed="true">
        <draw:text-box>
          <text:list text:style-name="ML10">
            <text:list-item>
              <text:p text:style-name="MP12"><text:span text:style-name="MT8">Haga clic para modificar el estilo de texto del patrón</text:span></text:p>
            </text:list-item>
          </text:list>
          <text:list text:style-name="ML11">
            <text:list-item>
              <text:list>
                <text:list-item>
                  <text:p text:style-name="MP13"><text:span text:style-name="MT9">Segundo nivel</text:span></text:p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p text:style-name="MP14"><text:span text:style-name="MT10">Tercer nivel</text:span></text:p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13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13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4 Marcador de texto" presentation:style-name="Mpr32" draw:text-style-name="MP20" draw:layer="backgroundobjects" svg:width="11.226cm" svg:height="1.776cm" svg:x="12.903cm" svg:y="4.264cm" presentation:class="outline" presentation:user-transformed="true">
        <draw:text-box>
          <text:p text:style-name="MP19"><text:span text:style-name="MT12">Haga clic para modificar el estilo de texto del patrón</text:span></text:p>
        </draw:text-box>
      </draw:frame>
      <draw:frame draw:name="5 Marcador de contenido" presentation:style-name="Mpr33" draw:text-style-name="MP20" draw:layer="backgroundobjects" svg:width="11.226cm" svg:height="10.975cm" svg:x="12.903cm" svg:y="6.041cm" presentation:class="outline" presentation:user-transformed="true">
        <draw:text-box>
          <text:list text:style-name="ML10">
            <text:list-item>
              <text:p text:style-name="MP12"><text:span text:style-name="MT8">Haga clic para modificar el estilo de texto del patrón</text:span></text:p>
            </text:list-item>
          </text:list>
          <text:list text:style-name="ML11">
            <text:list-item>
              <text:list>
                <text:list-item>
                  <text:p text:style-name="MP13"><text:span text:style-name="MT9">Segundo nivel</text:span></text:p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p text:style-name="MP14"><text:span text:style-name="MT10">Tercer nivel</text:span></text:p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13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13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Comparación-title" draw:layer="backgroundobjects" svg:width="0.001cm" svg:height="0.001cm" svg:x="0cm" svg:y="2.123cm" presentation:class="page"/>
        <draw:frame presentation:style-name="Comparación-notes" draw:layer="backgroundobjects" svg:width="17.271cm" svg:height="12.572cm" svg:x="2.159cm" svg:y="13.271cm" presentation:class="notes" presentation:placeholder="true">
          <draw:text-box/>
        </draw:frame>
        <draw:frame presentation:style-name="Mpr3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ólo_20_el_20_título" style:display-name="Sólo el título" style:page-layout-name="PM1" draw:style-name="Mdp1">
      <loext:theme loext:name="WinHEC 2005 Template">
        <loext:theme-colors loext:name="WinHEC 2005 Template 1">
          <loext:color loext:name="dark1" loext:color="#000000"/>
          <loext:color loext:name="light1" loext:color="#ffffff"/>
          <loext:color loext:name="dark2" loext:color="#385970"/>
          <loext:color loext:name="light2" loext:color="#ffb601"/>
          <loext:color loext:name="accent1" loext:color="#f7e993"/>
          <loext:color loext:name="accent2" loext:color="#66cc66"/>
          <loext:color loext:name="accent3" loext:color="#aeb5bb"/>
          <loext:color loext:name="accent4" loext:color="#dadada"/>
          <loext:color loext:name="accent5" loext:color="#faf2c8"/>
          <loext:color loext:name="accent6" loext:color="#5cb95c"/>
          <loext:color loext:name="hyperlink" loext:color="#5e91e4"/>
          <loext:color loext:name="followed-hyperlink" loext:color="#f67e3c"/>
        </loext:theme-colors>
      </loext:theme>
      <draw:custom-shape draw:name="Rectangle 8" draw:style-name="Mgr21" draw:text-style-name="MP6" draw:layer="backgroundobjects" svg:width="5.128cm" svg:height="0.924cm" svg:x="20.97cm" svg:y="18.067cm">
        <text:p text:style-name="MP5"><text:span text:style-name="MT2">Página</text:span><text:span text:style-name="MT3"> </text:span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22" draw:text-style-name="MP8" draw:layer="backgroundobjects" svg:width="10.98cm" svg:height="0.86cm" svg:x="0.011cm" svg:y="18.162cm">
        <text:p text:style-name="MP7"><text:span text:style-name="MT4">José Luis Carreño Arteag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1 Título" presentation:style-name="Mpr36" draw:text-style-name="MP10" draw:layer="backgroundobjects" svg:width="25.399cm" svg:height="1.904cm" svg:x="0cm" svg:y="0cm" presentation:class="title" presentation:user-transformed="true">
        <draw:text-box>
          <text:p text:style-name="MP9"><text:span text:style-name="MT6">Haga clic para modificar el estilo de título del patrón</text:span></text:p>
        </draw:text-box>
      </draw:frame>
      <presentation:notes style:page-layout-name="PM2">
        <draw:page-thumbnail presentation:style-name="Sólo_20_el_20_título-title" draw:layer="backgroundobjects" svg:width="0.001cm" svg:height="0.001cm" svg:x="0cm" svg:y="2.123cm" presentation:class="page"/>
        <draw:frame presentation:style-name="Sólo_20_el_20_título-notes" draw:layer="backgroundobjects" svg:width="17.271cm" svg:height="12.572cm" svg:x="2.159cm" svg:y="13.271cm" presentation:class="notes" presentation:placeholder="true">
          <draw:text-box/>
        </draw:frame>
        <draw:frame presentation:style-name="Mpr3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En_20_blanco" style:display-name="En blanco" style:page-layout-name="PM1" draw:style-name="Mdp1">
      <loext:theme loext:name="WinHEC 2005 Template">
        <loext:theme-colors loext:name="WinHEC 2005 Template 1">
          <loext:color loext:name="dark1" loext:color="#000000"/>
          <loext:color loext:name="light1" loext:color="#ffffff"/>
          <loext:color loext:name="dark2" loext:color="#385970"/>
          <loext:color loext:name="light2" loext:color="#ffb601"/>
          <loext:color loext:name="accent1" loext:color="#f7e993"/>
          <loext:color loext:name="accent2" loext:color="#66cc66"/>
          <loext:color loext:name="accent3" loext:color="#aeb5bb"/>
          <loext:color loext:name="accent4" loext:color="#dadada"/>
          <loext:color loext:name="accent5" loext:color="#faf2c8"/>
          <loext:color loext:name="accent6" loext:color="#5cb95c"/>
          <loext:color loext:name="hyperlink" loext:color="#5e91e4"/>
          <loext:color loext:name="followed-hyperlink" loext:color="#f67e3c"/>
        </loext:theme-colors>
      </loext:theme>
      <draw:custom-shape draw:name="Rectangle 8" draw:style-name="Mgr23" draw:text-style-name="MP6" draw:layer="backgroundobjects" svg:width="5.128cm" svg:height="0.924cm" svg:x="20.97cm" svg:y="18.067cm">
        <text:p text:style-name="MP5"><text:span text:style-name="MT2">Página</text:span><text:span text:style-name="MT3"> </text:span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24" draw:text-style-name="MP8" draw:layer="backgroundobjects" svg:width="10.98cm" svg:height="0.86cm" svg:x="0.011cm" svg:y="18.162cm">
        <text:p text:style-name="MP7"><text:span text:style-name="MT4">José Luis Carreño Arteag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En_20_blanco-title" draw:layer="backgroundobjects" svg:width="0.001cm" svg:height="0.001cm" svg:x="0cm" svg:y="2.123cm" presentation:class="page"/>
        <draw:frame presentation:style-name="En_20_blanco-notes" draw:layer="backgroundobjects" svg:width="17.271cm" svg:height="12.572cm" svg:x="2.159cm" svg:y="13.271cm" presentation:class="notes" presentation:placeholder="true">
          <draw:text-box/>
        </draw:frame>
        <draw:frame presentation:style-name="Mpr3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ontenido_20_con_20_título" style:display-name="Contenido con título" style:page-layout-name="PM1" draw:style-name="Mdp1">
      <loext:theme loext:name="WinHEC 2005 Template">
        <loext:theme-colors loext:name="WinHEC 2005 Template 1">
          <loext:color loext:name="dark1" loext:color="#000000"/>
          <loext:color loext:name="light1" loext:color="#ffffff"/>
          <loext:color loext:name="dark2" loext:color="#385970"/>
          <loext:color loext:name="light2" loext:color="#ffb601"/>
          <loext:color loext:name="accent1" loext:color="#f7e993"/>
          <loext:color loext:name="accent2" loext:color="#66cc66"/>
          <loext:color loext:name="accent3" loext:color="#aeb5bb"/>
          <loext:color loext:name="accent4" loext:color="#dadada"/>
          <loext:color loext:name="accent5" loext:color="#faf2c8"/>
          <loext:color loext:name="accent6" loext:color="#5cb95c"/>
          <loext:color loext:name="hyperlink" loext:color="#5e91e4"/>
          <loext:color loext:name="followed-hyperlink" loext:color="#f67e3c"/>
        </loext:theme-colors>
      </loext:theme>
      <draw:custom-shape draw:name="Rectangle 8" draw:style-name="Mgr25" draw:text-style-name="MP6" draw:layer="backgroundobjects" svg:width="5.128cm" svg:height="0.924cm" svg:x="20.97cm" svg:y="18.067cm">
        <text:p text:style-name="MP5"><text:span text:style-name="MT2">Página</text:span><text:span text:style-name="MT3"> </text:span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26" draw:text-style-name="MP8" draw:layer="backgroundobjects" svg:width="10.98cm" svg:height="0.86cm" svg:x="0.011cm" svg:y="18.162cm">
        <text:p text:style-name="MP7"><text:span text:style-name="MT4">José Luis Carreño Arteag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1 Título" presentation:style-name="Mpr41" draw:text-style-name="MP18" draw:layer="backgroundobjects" svg:width="8.355cm" svg:height="3.227cm" svg:x="1.27cm" svg:y="0.758cm" presentation:class="title" presentation:user-transformed="true">
        <draw:text-box>
          <text:p text:style-name="MP9"><text:span text:style-name="MT14">Haga clic para modificar el estilo de título del patrón</text:span></text:p>
        </draw:text-box>
      </draw:frame>
      <draw:frame draw:name="2 Marcador de contenido" presentation:style-name="Mpr42" draw:text-style-name="MP10" draw:layer="backgroundobjects" svg:width="14.198cm" svg:height="16.258cm" svg:x="9.931cm" svg:y="0.758cm" presentation:class="outline" presentation:user-transformed="true">
        <draw:text-box>
          <text:list text:style-name="ML4">
            <text:list-item>
              <text:p text:style-name="MP22"><text:span text:style-name="MT15">Haga clic para modificar el estilo de texto del patrón</text:span></text:p>
              <text:list>
                <text:list-item>
                  <text:p text:style-name="MP11"><text:span text:style-name="MT7">Segundo nivel</text:span></text:p>
                  <text:list>
                    <text:list-item>
                      <text:p text:style-name="MP12"><text:span text:style-name="MT8">Tercer nivel</text:span></text:p>
                      <text:list>
                        <text:list-item>
                          <text:p text:style-name="MP13"><text:span text:style-name="MT9">Cuarto nivel</text:span></text:p>
                          <text:list>
                            <text:list-item>
                              <text:p text:style-name="MP13"><text:span text:style-name="MT9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3 Marcador de texto" presentation:style-name="Mpr42" draw:text-style-name="MP24" draw:layer="backgroundobjects" svg:width="8.355cm" svg:height="13.03cm" svg:x="1.27cm" svg:y="3.986cm" presentation:class="outline" presentation:user-transformed="true">
        <draw:text-box>
          <text:p text:style-name="MP23"><text:span text:style-name="MT16">Haga clic para modificar el estilo de texto del patrón</text:span></text:p>
        </draw:text-box>
      </draw:frame>
      <presentation:notes style:page-layout-name="PM2">
        <draw:page-thumbnail presentation:style-name="Contenido_20_con_20_título-title" draw:layer="backgroundobjects" svg:width="0.001cm" svg:height="0.001cm" svg:x="0cm" svg:y="2.123cm" presentation:class="page"/>
        <draw:frame presentation:style-name="Contenido_20_con_20_título-notes" draw:layer="backgroundobjects" svg:width="17.271cm" svg:height="12.572cm" svg:x="2.159cm" svg:y="13.271cm" presentation:class="notes" presentation:placeholder="true">
          <draw:text-box/>
        </draw:frame>
        <draw:frame presentation:style-name="Mpr4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agen_20_con_20_título" style:display-name="Imagen con título" style:page-layout-name="PM1" draw:style-name="Mdp1">
      <loext:theme loext:name="WinHEC 2005 Template">
        <loext:theme-colors loext:name="WinHEC 2005 Template 1">
          <loext:color loext:name="dark1" loext:color="#000000"/>
          <loext:color loext:name="light1" loext:color="#ffffff"/>
          <loext:color loext:name="dark2" loext:color="#385970"/>
          <loext:color loext:name="light2" loext:color="#ffb601"/>
          <loext:color loext:name="accent1" loext:color="#f7e993"/>
          <loext:color loext:name="accent2" loext:color="#66cc66"/>
          <loext:color loext:name="accent3" loext:color="#aeb5bb"/>
          <loext:color loext:name="accent4" loext:color="#dadada"/>
          <loext:color loext:name="accent5" loext:color="#faf2c8"/>
          <loext:color loext:name="accent6" loext:color="#5cb95c"/>
          <loext:color loext:name="hyperlink" loext:color="#5e91e4"/>
          <loext:color loext:name="followed-hyperlink" loext:color="#f67e3c"/>
        </loext:theme-colors>
      </loext:theme>
      <draw:custom-shape draw:name="Rectangle 8" draw:style-name="Mgr27" draw:text-style-name="MP6" draw:layer="backgroundobjects" svg:width="5.128cm" svg:height="0.924cm" svg:x="20.97cm" svg:y="18.067cm">
        <text:p text:style-name="MP5"><text:span text:style-name="MT2">Página</text:span><text:span text:style-name="MT3"> </text:span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28" draw:text-style-name="MP8" draw:layer="backgroundobjects" svg:width="10.98cm" svg:height="0.86cm" svg:x="0.011cm" svg:y="18.162cm">
        <text:p text:style-name="MP7"><text:span text:style-name="MT4">José Luis Carreño Arteag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1 Título" presentation:style-name="Mpr45" draw:text-style-name="MP18" draw:layer="backgroundobjects" svg:width="15.239cm" svg:height="1.573cm" svg:x="4.979cm" svg:y="13.335cm" presentation:class="title" presentation:user-transformed="true">
        <draw:text-box>
          <text:p text:style-name="MP9"><text:span text:style-name="MT14">Haga clic para modificar el estilo de título del patrón</text:span></text:p>
        </draw:text-box>
      </draw:frame>
      <draw:frame draw:name="2 Marcador de posición de imagen" presentation:style-name="Imagen_20_con_20_título-outline1" draw:layer="backgroundobjects" svg:width="15.239cm" svg:height="11.429cm" svg:x="4.979cm" svg:y="1.702cm" presentation:class="outline" presentation:placeholder="true" presentation:user-transformed="true">
        <draw:text-box/>
      </draw:frame>
      <draw:frame draw:name="3 Marcador de texto" presentation:style-name="Mpr46" draw:text-style-name="MP24" draw:layer="backgroundobjects" svg:width="15.239cm" svg:height="2.235cm" svg:x="4.979cm" svg:y="14.909cm" presentation:class="outline" presentation:user-transformed="true">
        <draw:text-box>
          <text:p text:style-name="MP23"><text:span text:style-name="MT16">Haga clic para modificar el estilo de texto del patrón</text:span></text:p>
        </draw:text-box>
      </draw:frame>
      <presentation:notes style:page-layout-name="PM2">
        <draw:page-thumbnail presentation:style-name="Imagen_20_con_20_título-title" draw:layer="backgroundobjects" svg:width="0.001cm" svg:height="0.001cm" svg:x="0cm" svg:y="2.123cm" presentation:class="page"/>
        <draw:frame presentation:style-name="Imagen_20_con_20_título-notes" draw:layer="backgroundobjects" svg:width="17.271cm" svg:height="12.572cm" svg:x="2.159cm" svg:y="13.271cm" presentation:class="notes" presentation:placeholder="true">
          <draw:text-box/>
        </draw:frame>
        <draw:frame presentation:style-name="Mpr4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y_20_objetos_5f_" style:display-name="Título y objetos_" style:page-layout-name="PM1" draw:style-name="Mdp1">
      <loext:theme loext:name="WinHEC 2005 Template">
        <loext:theme-colors loext:name="WinHEC 2005 Template 1">
          <loext:color loext:name="dark1" loext:color="#000000"/>
          <loext:color loext:name="light1" loext:color="#ffffff"/>
          <loext:color loext:name="dark2" loext:color="#385970"/>
          <loext:color loext:name="light2" loext:color="#ffb601"/>
          <loext:color loext:name="accent1" loext:color="#f7e993"/>
          <loext:color loext:name="accent2" loext:color="#66cc66"/>
          <loext:color loext:name="accent3" loext:color="#aeb5bb"/>
          <loext:color loext:name="accent4" loext:color="#dadada"/>
          <loext:color loext:name="accent5" loext:color="#faf2c8"/>
          <loext:color loext:name="accent6" loext:color="#5cb95c"/>
          <loext:color loext:name="hyperlink" loext:color="#5e91e4"/>
          <loext:color loext:name="followed-hyperlink" loext:color="#f67e3c"/>
        </loext:theme-colors>
      </loext:theme>
      <draw:custom-shape draw:name="Rectangle 8" draw:style-name="Mgr29" draw:text-style-name="MP6" draw:layer="backgroundobjects" svg:width="5.128cm" svg:height="0.924cm" svg:x="20.97cm" svg:y="18.067cm">
        <text:p text:style-name="MP5"><text:span text:style-name="MT2">Página</text:span><text:span text:style-name="MT3"> </text:span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30" draw:text-style-name="MP8" draw:layer="backgroundobjects" svg:width="10.98cm" svg:height="0.86cm" svg:x="0.011cm" svg:y="18.162cm">
        <text:p text:style-name="MP7"><text:span text:style-name="MT4">José Luis Carreño Arteag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1 Título" presentation:style-name="Mpr49" draw:text-style-name="MP10" draw:layer="backgroundobjects" svg:width="25.399cm" svg:height="1.904cm" svg:x="0cm" svg:y="0cm" presentation:class="title" presentation:user-transformed="true">
        <draw:text-box>
          <text:p text:style-name="MP9"><text:span text:style-name="MT6">Haga clic para modificar el estilo de título del patrón</text:span></text:p>
        </draw:text-box>
      </draw:frame>
      <draw:frame draw:name="2 Marcador de contenido" presentation:style-name="Mpr50" draw:text-style-name="MP15" draw:layer="backgroundobjects" svg:width="23.388cm" svg:height="5.392cm" svg:x="1.005cm" svg:y="2.54cm" presentation:class="outline" presentation:user-transformed="true">
        <draw:text-box>
          <text:list text:style-name="ML4">
            <text:list-item>
              <text:p text:style-name="MP11"><text:span text:style-name="MT7">Haga clic para modificar el estilo de texto del patrón</text:span></text:p>
              <text:list>
                <text:list-item>
                  <text:p text:style-name="MP12"><text:span text:style-name="MT8">Segundo nivel</text:span></text:p>
                  <text:list>
                    <text:list-item>
                      <text:p text:style-name="MP13"><text:span text:style-name="MT9">Tercer nivel</text:span></text:p>
                      <text:list>
                        <text:list-item>
                          <text:p text:style-name="MP14"><text:span text:style-name="MT10">Cuarto nivel</text:span></text:p>
                          <text:list>
                            <text:list-item>
                              <text:p text:style-name="MP14"><text:span text:style-name="MT10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ítulo_20_y_20_objetos_5f_-title" draw:layer="backgroundobjects" svg:width="0.001cm" svg:height="0.001cm" svg:x="0cm" svg:y="2.123cm" presentation:class="page"/>
        <draw:frame presentation:style-name="Título_20_y_20_objetos_5f_-notes" draw:layer="backgroundobjects" svg:width="17.271cm" svg:height="12.572cm" svg:x="2.159cm" svg:y="13.271cm" presentation:class="notes" presentation:placeholder="true">
          <draw:text-box/>
        </draw:frame>
        <draw:frame presentation:style-name="Mpr5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y_20_objetos_5f__5f_" style:display-name="Título y objetos__" style:page-layout-name="PM1" draw:style-name="Mdp1">
      <loext:theme loext:name="WinHEC 2005 Template">
        <loext:theme-colors loext:name="WinHEC 2005 Template 1">
          <loext:color loext:name="dark1" loext:color="#000000"/>
          <loext:color loext:name="light1" loext:color="#ffffff"/>
          <loext:color loext:name="dark2" loext:color="#385970"/>
          <loext:color loext:name="light2" loext:color="#ffb601"/>
          <loext:color loext:name="accent1" loext:color="#f7e993"/>
          <loext:color loext:name="accent2" loext:color="#66cc66"/>
          <loext:color loext:name="accent3" loext:color="#aeb5bb"/>
          <loext:color loext:name="accent4" loext:color="#dadada"/>
          <loext:color loext:name="accent5" loext:color="#faf2c8"/>
          <loext:color loext:name="accent6" loext:color="#5cb95c"/>
          <loext:color loext:name="hyperlink" loext:color="#5e91e4"/>
          <loext:color loext:name="followed-hyperlink" loext:color="#f67e3c"/>
        </loext:theme-colors>
      </loext:theme>
      <draw:custom-shape draw:name="Rectangle 8" draw:style-name="Mgr31" draw:text-style-name="MP6" draw:layer="backgroundobjects" svg:width="5.128cm" svg:height="0.924cm" svg:x="20.97cm" svg:y="18.067cm">
        <text:p text:style-name="MP5"><text:span text:style-name="MT2">Página</text:span><text:span text:style-name="MT3"> </text:span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32" draw:text-style-name="MP8" draw:layer="backgroundobjects" svg:width="10.98cm" svg:height="0.86cm" svg:x="0.011cm" svg:y="18.162cm">
        <text:p text:style-name="MP7"><text:span text:style-name="MT4">José Luis Carreño Arteag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1 Título" presentation:style-name="Mpr53" draw:text-style-name="MP10" draw:layer="backgroundobjects" svg:width="25.399cm" svg:height="1.904cm" svg:x="0cm" svg:y="0cm" presentation:class="title" presentation:user-transformed="true">
        <draw:text-box>
          <text:p text:style-name="MP9"><text:span text:style-name="MT6">Haga clic para modificar el estilo de título del patrón</text:span></text:p>
        </draw:text-box>
      </draw:frame>
      <draw:frame draw:name="2 Marcador de contenido" presentation:style-name="Mpr54" draw:text-style-name="MP15" draw:layer="backgroundobjects" svg:width="23.388cm" svg:height="5.392cm" svg:x="1.005cm" svg:y="2.54cm" presentation:class="outline" presentation:user-transformed="true">
        <draw:text-box>
          <text:list text:style-name="ML4">
            <text:list-item>
              <text:p text:style-name="MP11"><text:span text:style-name="MT7">Haga clic para modificar el estilo de texto del patrón</text:span></text:p>
              <text:list>
                <text:list-item>
                  <text:p text:style-name="MP12"><text:span text:style-name="MT8">Segundo nivel</text:span></text:p>
                  <text:list>
                    <text:list-item>
                      <text:p text:style-name="MP13"><text:span text:style-name="MT9">Tercer nivel</text:span></text:p>
                      <text:list>
                        <text:list-item>
                          <text:p text:style-name="MP14"><text:span text:style-name="MT10">Cuarto nivel</text:span></text:p>
                          <text:list>
                            <text:list-item>
                              <text:p text:style-name="MP14"><text:span text:style-name="MT10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ítulo_20_y_20_objetos_5f__5f_-title" draw:layer="backgroundobjects" svg:width="0.001cm" svg:height="0.001cm" svg:x="0cm" svg:y="2.123cm" presentation:class="page"/>
        <draw:frame presentation:style-name="Título_20_y_20_objetos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5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y_20_objetos_5f__5f__5f_" style:display-name="Título y objetos___" style:page-layout-name="PM1" draw:style-name="Mdp1">
      <loext:theme loext:name="WinHEC 2005 Template">
        <loext:theme-colors loext:name="WinHEC 2005 Template 1">
          <loext:color loext:name="dark1" loext:color="#000000"/>
          <loext:color loext:name="light1" loext:color="#ffffff"/>
          <loext:color loext:name="dark2" loext:color="#385970"/>
          <loext:color loext:name="light2" loext:color="#ffb601"/>
          <loext:color loext:name="accent1" loext:color="#f7e993"/>
          <loext:color loext:name="accent2" loext:color="#66cc66"/>
          <loext:color loext:name="accent3" loext:color="#aeb5bb"/>
          <loext:color loext:name="accent4" loext:color="#dadada"/>
          <loext:color loext:name="accent5" loext:color="#faf2c8"/>
          <loext:color loext:name="accent6" loext:color="#5cb95c"/>
          <loext:color loext:name="hyperlink" loext:color="#5e91e4"/>
          <loext:color loext:name="followed-hyperlink" loext:color="#f67e3c"/>
        </loext:theme-colors>
      </loext:theme>
      <draw:custom-shape draw:name="Rectangle 8" draw:style-name="Mgr33" draw:text-style-name="MP6" draw:layer="backgroundobjects" svg:width="5.128cm" svg:height="0.924cm" svg:x="20.97cm" svg:y="18.067cm">
        <text:p text:style-name="MP5"><text:span text:style-name="MT2">Página</text:span><text:span text:style-name="MT3"> </text:span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34" draw:text-style-name="MP8" draw:layer="backgroundobjects" svg:width="10.98cm" svg:height="0.86cm" svg:x="0.011cm" svg:y="18.162cm">
        <text:p text:style-name="MP7"><text:span text:style-name="MT4">José Luis Carreño Arteag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1 Título" presentation:style-name="Mpr57" draw:text-style-name="MP10" draw:layer="backgroundobjects" svg:width="25.399cm" svg:height="1.904cm" svg:x="0cm" svg:y="0cm" presentation:class="title" presentation:user-transformed="true">
        <draw:text-box>
          <text:p text:style-name="MP9"><text:span text:style-name="MT6">Haga clic para modificar el estilo de título del patrón</text:span></text:p>
        </draw:text-box>
      </draw:frame>
      <draw:frame draw:name="2 Marcador de contenido" presentation:style-name="Mpr58" draw:text-style-name="MP15" draw:layer="backgroundobjects" svg:width="23.388cm" svg:height="5.392cm" svg:x="1.005cm" svg:y="2.54cm" presentation:class="outline" presentation:user-transformed="true">
        <draw:text-box>
          <text:list text:style-name="ML4">
            <text:list-item>
              <text:p text:style-name="MP11"><text:span text:style-name="MT7">Haga clic para modificar el estilo de texto del patrón</text:span></text:p>
              <text:list>
                <text:list-item>
                  <text:p text:style-name="MP12"><text:span text:style-name="MT8">Segundo nivel</text:span></text:p>
                  <text:list>
                    <text:list-item>
                      <text:p text:style-name="MP13"><text:span text:style-name="MT9">Tercer nivel</text:span></text:p>
                      <text:list>
                        <text:list-item>
                          <text:p text:style-name="MP14"><text:span text:style-name="MT10">Cuarto nivel</text:span></text:p>
                          <text:list>
                            <text:list-item>
                              <text:p text:style-name="MP14"><text:span text:style-name="MT10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ítulo_20_y_20_objetos_5f__5f__5f_-title" draw:layer="backgroundobjects" svg:width="0.001cm" svg:height="0.001cm" svg:x="0cm" svg:y="2.123cm" presentation:class="page"/>
        <draw:frame presentation:style-name="Título_20_y_20_objetos_5f_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5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y_20_objetos_5f__5f__5f__5f_" style:display-name="Título y objetos____" style:page-layout-name="PM1" draw:style-name="Mdp1">
      <loext:theme loext:name="WinHEC 2005 Template">
        <loext:theme-colors loext:name="WinHEC 2005 Template 1">
          <loext:color loext:name="dark1" loext:color="#000000"/>
          <loext:color loext:name="light1" loext:color="#ffffff"/>
          <loext:color loext:name="dark2" loext:color="#385970"/>
          <loext:color loext:name="light2" loext:color="#ffb601"/>
          <loext:color loext:name="accent1" loext:color="#f7e993"/>
          <loext:color loext:name="accent2" loext:color="#66cc66"/>
          <loext:color loext:name="accent3" loext:color="#aeb5bb"/>
          <loext:color loext:name="accent4" loext:color="#dadada"/>
          <loext:color loext:name="accent5" loext:color="#faf2c8"/>
          <loext:color loext:name="accent6" loext:color="#5cb95c"/>
          <loext:color loext:name="hyperlink" loext:color="#5e91e4"/>
          <loext:color loext:name="followed-hyperlink" loext:color="#f67e3c"/>
        </loext:theme-colors>
      </loext:theme>
      <draw:custom-shape draw:name="Rectangle 8" draw:style-name="Mgr35" draw:text-style-name="MP6" draw:layer="backgroundobjects" svg:width="5.128cm" svg:height="0.924cm" svg:x="20.97cm" svg:y="18.067cm">
        <text:p text:style-name="MP5"><text:span text:style-name="MT2">Página</text:span><text:span text:style-name="MT3"> </text:span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36" draw:text-style-name="MP8" draw:layer="backgroundobjects" svg:width="10.98cm" svg:height="0.86cm" svg:x="0.011cm" svg:y="18.162cm">
        <text:p text:style-name="MP7"><text:span text:style-name="MT4">José Luis Carreño Arteag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1 Título" presentation:style-name="Mpr61" draw:text-style-name="MP10" draw:layer="backgroundobjects" svg:width="25.399cm" svg:height="1.904cm" svg:x="0cm" svg:y="0cm" presentation:class="title" presentation:user-transformed="true">
        <draw:text-box>
          <text:p text:style-name="MP9"><text:span text:style-name="MT6">Haga clic para modificar el estilo de título del patrón</text:span></text:p>
        </draw:text-box>
      </draw:frame>
      <draw:frame draw:name="2 Marcador de contenido" presentation:style-name="Mpr62" draw:text-style-name="MP15" draw:layer="backgroundobjects" svg:width="23.388cm" svg:height="5.392cm" svg:x="1.005cm" svg:y="2.54cm" presentation:class="outline" presentation:user-transformed="true">
        <draw:text-box>
          <text:list text:style-name="ML4">
            <text:list-item>
              <text:p text:style-name="MP11"><text:span text:style-name="MT7">Haga clic para modificar el estilo de texto del patrón</text:span></text:p>
              <text:list>
                <text:list-item>
                  <text:p text:style-name="MP12"><text:span text:style-name="MT8">Segundo nivel</text:span></text:p>
                  <text:list>
                    <text:list-item>
                      <text:p text:style-name="MP13"><text:span text:style-name="MT9">Tercer nivel</text:span></text:p>
                      <text:list>
                        <text:list-item>
                          <text:p text:style-name="MP14"><text:span text:style-name="MT10">Cuarto nivel</text:span></text:p>
                          <text:list>
                            <text:list-item>
                              <text:p text:style-name="MP14"><text:span text:style-name="MT10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ítulo_20_y_20_objetos_5f__5f__5f__5f_-title" draw:layer="backgroundobjects" svg:width="0.001cm" svg:height="0.001cm" svg:x="0cm" svg:y="2.123cm" presentation:class="page"/>
        <draw:frame presentation:style-name="Título_20_y_20_objetos_5f__5f_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6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y_20_objetos_5f__5f__5f__5f__5f_" style:display-name="Título y objetos_____" style:page-layout-name="PM1" draw:style-name="Mdp1">
      <loext:theme loext:name="WinHEC 2005 Template">
        <loext:theme-colors loext:name="WinHEC 2005 Template 1">
          <loext:color loext:name="dark1" loext:color="#000000"/>
          <loext:color loext:name="light1" loext:color="#ffffff"/>
          <loext:color loext:name="dark2" loext:color="#385970"/>
          <loext:color loext:name="light2" loext:color="#ffb601"/>
          <loext:color loext:name="accent1" loext:color="#f7e993"/>
          <loext:color loext:name="accent2" loext:color="#66cc66"/>
          <loext:color loext:name="accent3" loext:color="#aeb5bb"/>
          <loext:color loext:name="accent4" loext:color="#dadada"/>
          <loext:color loext:name="accent5" loext:color="#faf2c8"/>
          <loext:color loext:name="accent6" loext:color="#5cb95c"/>
          <loext:color loext:name="hyperlink" loext:color="#5e91e4"/>
          <loext:color loext:name="followed-hyperlink" loext:color="#f67e3c"/>
        </loext:theme-colors>
      </loext:theme>
      <draw:custom-shape draw:name="Rectangle 8" draw:style-name="Mgr37" draw:text-style-name="MP6" draw:layer="backgroundobjects" svg:width="5.128cm" svg:height="0.924cm" svg:x="20.97cm" svg:y="18.067cm">
        <text:p text:style-name="MP5"><text:span text:style-name="MT2">Página</text:span><text:span text:style-name="MT3"> </text:span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38" draw:text-style-name="MP8" draw:layer="backgroundobjects" svg:width="10.98cm" svg:height="0.86cm" svg:x="0.011cm" svg:y="18.162cm">
        <text:p text:style-name="MP7"><text:span text:style-name="MT4">José Luis Carreño Arteag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1 Título" presentation:style-name="Mpr65" draw:text-style-name="MP10" draw:layer="backgroundobjects" svg:width="25.399cm" svg:height="1.904cm" svg:x="0cm" svg:y="0cm" presentation:class="title" presentation:user-transformed="true">
        <draw:text-box>
          <text:p text:style-name="MP9"><text:span text:style-name="MT6">Haga clic para modificar el estilo de título del patrón</text:span></text:p>
        </draw:text-box>
      </draw:frame>
      <draw:frame draw:name="2 Marcador de contenido" presentation:style-name="Mpr66" draw:text-style-name="MP15" draw:layer="backgroundobjects" svg:width="23.388cm" svg:height="5.392cm" svg:x="1.005cm" svg:y="2.54cm" presentation:class="outline" presentation:user-transformed="true">
        <draw:text-box>
          <text:list text:style-name="ML4">
            <text:list-item>
              <text:p text:style-name="MP11"><text:span text:style-name="MT7">Haga clic para modificar el estilo de texto del patrón</text:span></text:p>
              <text:list>
                <text:list-item>
                  <text:p text:style-name="MP12"><text:span text:style-name="MT8">Segundo nivel</text:span></text:p>
                  <text:list>
                    <text:list-item>
                      <text:p text:style-name="MP13"><text:span text:style-name="MT9">Tercer nivel</text:span></text:p>
                      <text:list>
                        <text:list-item>
                          <text:p text:style-name="MP14"><text:span text:style-name="MT10">Cuarto nivel</text:span></text:p>
                          <text:list>
                            <text:list-item>
                              <text:p text:style-name="MP14"><text:span text:style-name="MT10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ítulo_20_y_20_objetos_5f__5f__5f__5f__5f_-title" draw:layer="backgroundobjects" svg:width="0.001cm" svg:height="0.001cm" svg:x="0cm" svg:y="2.123cm" presentation:class="page"/>
        <draw:frame presentation:style-name="Título_20_y_20_objetos_5f__5f__5f_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6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y_20_objetos_5f__5f__5f__5f__5f__5f_" style:display-name="Título y objetos______" style:page-layout-name="PM1" draw:style-name="Mdp1">
      <loext:theme loext:name="WinHEC 2005 Template">
        <loext:theme-colors loext:name="WinHEC 2005 Template 1">
          <loext:color loext:name="dark1" loext:color="#000000"/>
          <loext:color loext:name="light1" loext:color="#ffffff"/>
          <loext:color loext:name="dark2" loext:color="#385970"/>
          <loext:color loext:name="light2" loext:color="#ffb601"/>
          <loext:color loext:name="accent1" loext:color="#f7e993"/>
          <loext:color loext:name="accent2" loext:color="#66cc66"/>
          <loext:color loext:name="accent3" loext:color="#aeb5bb"/>
          <loext:color loext:name="accent4" loext:color="#dadada"/>
          <loext:color loext:name="accent5" loext:color="#faf2c8"/>
          <loext:color loext:name="accent6" loext:color="#5cb95c"/>
          <loext:color loext:name="hyperlink" loext:color="#5e91e4"/>
          <loext:color loext:name="followed-hyperlink" loext:color="#f67e3c"/>
        </loext:theme-colors>
      </loext:theme>
      <draw:custom-shape draw:name="Rectangle 8" draw:style-name="Mgr39" draw:text-style-name="MP6" draw:layer="backgroundobjects" svg:width="5.128cm" svg:height="0.924cm" svg:x="20.97cm" svg:y="18.067cm">
        <text:p text:style-name="MP5"><text:span text:style-name="MT2">Página</text:span><text:span text:style-name="MT3"> </text:span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40" draw:text-style-name="MP8" draw:layer="backgroundobjects" svg:width="10.98cm" svg:height="0.86cm" svg:x="0.011cm" svg:y="18.162cm">
        <text:p text:style-name="MP7"><text:span text:style-name="MT4">José Luis Carreño Arteag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1 Título" presentation:style-name="Mpr69" draw:text-style-name="MP10" draw:layer="backgroundobjects" svg:width="25.399cm" svg:height="1.904cm" svg:x="0cm" svg:y="0cm" presentation:class="title" presentation:user-transformed="true">
        <draw:text-box>
          <text:p text:style-name="MP9"><text:span text:style-name="MT6">Haga clic para modificar el estilo de título del patrón</text:span></text:p>
        </draw:text-box>
      </draw:frame>
      <draw:frame draw:name="2 Marcador de contenido" presentation:style-name="Mpr70" draw:text-style-name="MP15" draw:layer="backgroundobjects" svg:width="23.388cm" svg:height="5.392cm" svg:x="1.005cm" svg:y="2.54cm" presentation:class="outline" presentation:user-transformed="true">
        <draw:text-box>
          <text:list text:style-name="ML4">
            <text:list-item>
              <text:p text:style-name="MP11"><text:span text:style-name="MT7">Haga clic para modificar el estilo de texto del patrón</text:span></text:p>
              <text:list>
                <text:list-item>
                  <text:p text:style-name="MP12"><text:span text:style-name="MT8">Segundo nivel</text:span></text:p>
                  <text:list>
                    <text:list-item>
                      <text:p text:style-name="MP13"><text:span text:style-name="MT9">Tercer nivel</text:span></text:p>
                      <text:list>
                        <text:list-item>
                          <text:p text:style-name="MP14"><text:span text:style-name="MT10">Cuarto nivel</text:span></text:p>
                          <text:list>
                            <text:list-item>
                              <text:p text:style-name="MP14"><text:span text:style-name="MT10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ítulo_20_y_20_objetos_5f__5f__5f__5f__5f__5f_-title" draw:layer="backgroundobjects" svg:width="0.001cm" svg:height="0.001cm" svg:x="0cm" svg:y="2.123cm" presentation:class="page"/>
        <draw:frame presentation:style-name="Título_20_y_20_objetos_5f__5f__5f__5f_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7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Windows Driver Foundation: Introduction</dc:title>
    <meta:editing-cycles>20</meta:editing-cycles>
    <meta:creation-date>1901-01-01T07:00:00</meta:creation-date>
    <dc:date>2025-07-23T10:41:59.947000000</dc:date>
    <meta:editing-duration>PT1H57M26S</meta:editing-duration>
    <meta:generator>LibreOffice/24.2.1.2$Windows_X86_64 LibreOffice_project/db4def46b0453cc22e2d0305797cf981b68ef5ac</meta:generator>
    <meta:print-date>2025-05-27T12:27:53.747000000</meta:print-date>
    <meta:printed-by>Archivos PDF</meta:printed-by>
    <meta:document-statistic meta:object-count="261"/>
    <meta:user-defined meta:name="AppVersion">16.0000</meta:user-defined>
    <meta:user-defined meta:name="Notes" meta:value-type="float">1</meta:user-defined>
    <meta:user-defined meta:name="PresentationFormat">Presentación en pantalla (4:3)</meta:user-defined>
    <meta:user-defined meta:name="Slides" meta:value-type="float">11</meta:user-defined>
  </office:meta>
</office:document-meta>
</file>